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66cm"/>
    </style:style>
    <style:style style:name="co2" style:family="table-column">
      <style:table-column-properties fo:break-before="auto" style:column-width="8.123cm"/>
    </style:style>
    <style:style style:name="co3" style:family="table-column">
      <style:table-column-properties fo:break-before="auto" style:column-width="0.988cm"/>
    </style:style>
    <style:style style:name="co4" style:family="table-column">
      <style:table-column-properties fo:break-before="auto" style:column-width="1.369cm"/>
    </style:style>
    <style:style style:name="co5" style:family="table-column">
      <style:table-column-properties fo:break-before="auto" style:column-width="1.559cm"/>
    </style:style>
    <style:style style:name="co6" style:family="table-column">
      <style:table-column-properties fo:break-before="auto" style:column-width="6.435cm"/>
    </style:style>
    <style:style style:name="co7" style:family="table-column">
      <style:table-column-properties fo:break-before="auto" style:column-width="43.051cm"/>
    </style:style>
    <style:style style:name="co8" style:family="table-column">
      <style:table-column-properties fo:break-before="auto" style:column-width="2.813cm"/>
    </style:style>
    <style:style style:name="co9" style:family="table-column">
      <style:table-column-properties fo:break-before="auto" style:column-width="0.552cm"/>
    </style:style>
    <style:style style:name="co10" style:family="table-column">
      <style:table-column-properties fo:break-before="auto" style:column-width="0.661cm"/>
    </style:style>
    <style:style style:name="co11" style:family="table-column">
      <style:table-column-properties fo:break-before="auto" style:column-width="2.258cm"/>
    </style:style>
    <style:style style:name="ro1" style:family="table-row">
      <style:table-row-properties style:row-height="2.42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11.899cm" fo:break-before="auto" style:use-optimal-row-height="true"/>
    </style:style>
    <style:style style:name="ro5" style:family="table-row">
      <style:table-row-properties style:row-height="8.74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BLACKLD-150</text:p>
          </table:table-cell>
          <table:table-cell office:value-type="string" calcext:value-type="string">
            <text:p>150mm Polishing Pad</text:p>
          </table:table-cell>
          <table:table-cell office:value-type="float" office:value="25" calcext:value-type="float">
            <text:p>25</text:p>
          </table:table-cell>
          <table:table-cell office:value-type="float" office:value="22.5" calcext:value-type="float">
            <text:p>22.5</text:p>
          </table:table-cell>
          <table:table-cell office:value-type="float" office:value="14.53" calcext:value-type="float">
            <text:p>14.53</text:p>
          </table:table-cell>
          <table:table-cell office:value-type="string" calcext:value-type="string">
            <text:p>150mm-black-ld-03.jpg</text:p>
          </table:table-cell>
          <table:table-cell office:value-type="string" calcext:value-type="string">
            <text:p>&lt;div class=\"infobox_container fiproductdescription\"&gt;&lt;div class=\"infobox fullbox\"&gt;&lt;h1 class=\"fiProduct\"&gt;150mm Polishing Pad&lt;/h1&gt;\</text:p>
            <text:p>        - Very fine polishing foam pad designed to remove swirling and hologramming and increase gloss&amp;#44; no dusting (with Final Inspection polishes).</text:p>
            <text:p>\</text:p>
            <text:p>- Will achieve a very high gloss level of up to 96gu</text:p>
            <text:p>\</text:p>
            <text:p>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LACKLD-190</text:p>
          </table:table-cell>
          <table:table-cell office:value-type="string" calcext:value-type="string">
            <text:p>190mm Polishing Pad</text:p>
          </table:table-cell>
          <table:table-cell office:value-type="float" office:value="40" calcext:value-type="float">
            <text:p>40</text:p>
          </table:table-cell>
          <table:table-cell office:value-type="float" office:value="35.95" calcext:value-type="float">
            <text:p>35.95</text:p>
          </table:table-cell>
          <table:table-cell office:value-type="float" office:value="28.84" calcext:value-type="float">
            <text:p>28.84</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LACKLD-90</text:p>
          </table:table-cell>
          <table:table-cell office:value-type="string" calcext:value-type="string">
            <text:p>90mm Polishing Pad</text:p>
          </table:table-cell>
          <table:table-cell office:value-type="float" office:value="12" calcext:value-type="float">
            <text:p>12</text:p>
          </table:table-cell>
          <table:table-cell office:value-type="float" office:value="10.75" calcext:value-type="float">
            <text:p>10.75</text:p>
          </table:table-cell>
          <table:table-cell office:value-type="float" office:value="9.07" calcext:value-type="float">
            <text:p>9.07</text:p>
          </table:table-cell>
          <table:table-cell office:value-type="string" calcext:value-type="string">
            <text:p>90mm-black-ld-01.jpg</text:p>
          </table:table-cell>
          <table:table-cell office:value-type="string" calcext:value-type="string">
            <text:p>&lt;div class=\"infobox_container fiproductdescription\"&gt;&lt;div class=\"infobox fullbox\"&gt;&lt;h1 class=\"fiProduct\"&gt;90mm Polishing Pad&lt;/h1&gt;\</text:p>
            <text:p>        90mm Polishing Pad - Black (LD)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A-125</text:p>
          </table:table-cell>
          <table:table-cell office:value-type="string" calcext:value-type="string">
            <text:p>125mm ACTIVE Backing Plate</text:p>
          </table:table-cell>
          <table:table-cell office:value-type="float" office:value="50" calcext:value-type="float">
            <text:p>50</text:p>
          </table:table-cell>
          <table:table-cell office:value-type="float" office:value="44.95" calcext:value-type="float">
            <text:p>44.95</text:p>
          </table:table-cell>
          <table:table-cell office:value-type="float" office:value="26.01" calcext:value-type="float">
            <text:p>26.01</text:p>
          </table:table-cell>
          <table:table-cell office:value-type="string" calcext:value-type="string">
            <text:p>125mm-active-bp-01_1.jpg</text:p>
          </table:table-cell>
          <table:table-cell office:value-type="string" calcext:value-type="string">
            <text:p>&lt;div class=\"infobox_container fiproductdescription\"&gt;&lt;div class=\"infobox fullbox\"&gt;&lt;h1 class=\"fiProduct\"&gt;125mm ACTIVE Backing Plate&lt;/h1&gt;\</text:p>
            <text:p>        &lt;p&gt;&lt;strong&gt;125mm &amp;Oslash; ACTIVE Backing Plate - to suit 135mm and 15omm &amp;Oslash; velcro-backed pads&lt;/strong&gt;&lt;br /&gt;To suit any female velcro backed 135 - 150mm polishing pad.&lt;br /&gt;All Final Inspection backing plates feature Velcro&amp;reg; brand male velcro hook fastening material and are made from the highest construction quality to ensure safety&amp;#44; performance and durability.&lt;/p&gt;</text:p>
            <text:p>\</text:p>
            <text:p>&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text:p>
            <text:p>\</text:p>
            <text:p>&lt;p&gt;Final Inspection recommend the Active version of this for non-professionals or those new to polishing with a rotary machine.&lt;/p&gt;</text:p>
            <text:p>\</text:p>
            <text:p>&lt;p&gt;Provides adequate (25mm) recess when mated to a 15omm &amp;Oslash; pad and consistent and firm pressure all the way to the edge of a 135mm &amp;Oslash; pad with enough recess for edge protection.&lt;/p&gt;</text:p>
            <text:p>\</text:p>
            <text:p>\</text:p>
            <text:p>&lt;p&gt;Final Inspection backing plate&amp;nbsp;&lt;strong&gt;sizes&amp;nbsp;&lt;/strong&gt;and&amp;nbsp;&lt;strong&gt;pad&lt;/strong&gt;&amp;nbsp;suitability&lt;/strong&gt;&lt;/p&gt;</text:p>
            <text:p>\</text:p>
            <text:p>&lt;p&gt;- 75mm backing plates suitable for pads 90mm - 125mm diameter&lt;br /&gt;- 125mm backing plates suitable for pads 135mm - 150mm diameter&lt;br /&gt;-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Active backing plate&lt;/h2&gt;</text:p>
            <text:p>\</text:p>
            <text:p>&lt;p&gt;Active backing plates are more forgiving in the sense that they will compensate for lift irregularities as a result of operator movements.&lt;br /&gt;Active backing plates are recommended for polishing on curvy panels and for amateur operators who may tend to lift pads from the surface using only the edges of the pad&amp;#44; a tilted pad usually results in hologramming.&lt;br /&gt;The active backing plate compensates by absorbing some of the pressure and maintaining a flat pad which dramatically reduces hologramming and increases polish efficiency.&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Final Inspection rigid backing plates also have a significantly lower profile than an active backing plate which may assist polishing in cumbersome areas.&lt;br /&gt;Final Inspection rigid backing plates weigh less&amp;#44; are cheaper and are slightly more durable than their active versions.&lt;/p&gt;</text:p>
            <text:p>\</text:p>
            <text:p>\</text:p>
            <text:p>&lt;p&gt;&lt;a title=\"Which Pad/Plate?\" href=\"http://s164851.gridserver.com/blog/whichpad/\"&gt;Read more about which Active or Rigid backing plate (and pad) is right for you&lt;/a&gt;&lt;/p&gt;</text:p>
            <text:p>\</text:p>
            <text:p>\</text:p>
            <text:p>&lt;p&gt;NB: Backing plate does not come with pad (as shown in some images which is for illustrative purposes on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A-175</text:p>
          </table:table-cell>
          <table:table-cell office:value-type="string" calcext:value-type="string">
            <text:p>175mm ACTIVE Backing Plate</text:p>
          </table:table-cell>
          <table:table-cell office:value-type="float" office:value="65" calcext:value-type="float">
            <text:p>65</text:p>
          </table:table-cell>
          <table:table-cell office:value-type="float" office:value="56.95" calcext:value-type="float">
            <text:p>56.95</text:p>
          </table:table-cell>
          <table:table-cell office:value-type="float" office:value="43.45" calcext:value-type="float">
            <text:p>43.45</text:p>
          </table:table-cell>
          <table:table-cell office:value-type="string" calcext:value-type="string">
            <text:p>175mm-01png.jpg</text:p>
          </table:table-cell>
          <table:table-cell office:value-type="string" calcext:value-type="string">
            <text:p>&lt;div class=\"infobox_container fiproductdescription\"&gt;&lt;div class=\"infobox fullbox\"&gt;&lt;h1 class=\"fiProduct\"&gt;175mm ACTIVE Backing Plate&lt;/h1&gt;\</text:p>
            <text:p>        &lt;p&gt;&lt;strong&gt;175mm &amp;Oslash; Active Backing Plate - to suit 2oomm+ &amp;Oslash; velcro-backed pads&lt;/strong&gt;&lt;br /&gt; To suit 200mm pads.&lt;br /&gt; All Final Inspection backing plates feature Velcro brand velcro fastening materials and are made from the highest construction quality to ensure safety&amp;#44; perfomrance and durability.&lt;/p&gt;</text:p>
            <text:p>\</text:p>
            <text:p>\</text:p>
            <text:p>&lt;p&gt;Final Inspection backing plate &lt;strong&gt;sizes&amp;nbsp;&lt;/strong&gt;and&amp;nbsp;&lt;strong&gt;pad&lt;/strong&gt;&amp;nbsp;suitability&lt;/strong&gt;&lt;/p&gt;</text:p>
            <text:p>\</text:p>
            <text:p>&lt;p&gt;- 75mm backing plates suitable for pads 90mm - 125mm diameter&lt;br /&gt; - 125mm backing plates suitable for pads 135mm - 150mm diameter&lt;br /&gt; -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Active backing plate&lt;/h2&gt;</text:p>
            <text:p>\</text:p>
            <text:p>&lt;p&gt;Active backing plates are more forgiving in the sense that they will compensate for lift irregularities as a result of operator movements.&lt;br /&gt; Active backing plates are recommended for polishing on curvy panels and for amateur operators who may tend to lift pads from the surface using only the edges of the pad&amp;#44; a tilted pad usually results in hologramming.&lt;br /&gt; The active backing plate compensates by absorbing some of the pressure and maintaining a flat pad which dramatically reduces hologramming and increases polish efficiency.&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 Final Inspection rigid backing plates also have a significantly lower profile than an active backing plate which may assist polishing in cumbersome areas.&lt;br /&gt; Final Inspection rigid backing plates weigh less&amp;#44; are cheaper and are slightly more durable than their active version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A-50</text:p>
          </table:table-cell>
          <table:table-cell office:value-type="string" calcext:value-type="string">
            <text:p>50mm ACTIVE Backing Plate</text:p>
          </table:table-cell>
          <table:table-cell office:value-type="float" office:value="22.5" calcext:value-type="float">
            <text:p>22.5</text:p>
          </table:table-cell>
          <table:table-cell office:value-type="float" office:value="19.95" calcext:value-type="float">
            <text:p>19.95</text:p>
          </table:table-cell>
          <table:table-cell office:value-type="float" office:value="15.33" calcext:value-type="float">
            <text:p>15.33</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BP-A-75</text:p>
          </table:table-cell>
          <table:table-cell office:value-type="string" calcext:value-type="string">
            <text:p>75mm ACTIVE Backing Plate</text:p>
          </table:table-cell>
          <table:table-cell office:value-type="float" office:value="30" calcext:value-type="float">
            <text:p>30</text:p>
          </table:table-cell>
          <table:table-cell office:value-type="float" office:value="26.95" calcext:value-type="float">
            <text:p>26.95</text:p>
          </table:table-cell>
          <table:table-cell office:value-type="float" office:value="23.22" calcext:value-type="float">
            <text:p>23.22</text:p>
          </table:table-cell>
          <table:table-cell office:value-type="string" calcext:value-type="string">
            <text:p>90mm-active-backing-plate-03.jpg</text:p>
          </table:table-cell>
          <table:table-cell office:value-type="string" calcext:value-type="string">
            <text:p>&lt;div class=\"infobox_container fiproductdescription\"&gt;&lt;div class=\"infobox fullbox\"&gt;&lt;h1 class=\"fiProduct\"&gt;75mm ACTIVE Backing Plate&lt;/h1&gt;\</text:p>
            <text:p>        &lt;p&gt;&lt;strong&gt;75mm &amp;Oslash; ACTIVE Backing Plate - to suit 9omm velcro-backed pads&lt;/strong&gt;&lt;br /&gt;To suit any female velcro backed 9o - 125mm polishing pad.&lt;br /&gt;All Final Inspection backing plates feature Velcro&amp;reg; brand male velcro hook fastening material and are made from the highest construction quality to ensure safety&amp;#44; performance and durability.&lt;/p&gt;</text:p>
            <text:p>\</text:p>
            <text:p>&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text:p>
            <text:p>\</text:p>
            <text:p>&lt;p&gt;Provides adequate (15mm) recess when mated to a 9omm &amp;Oslash; pad.&lt;/p&gt;</text:p>
            <text:p>\</text:p>
            <text:p>\</text:p>
            <text:p>&lt;p&gt;Final Inspection backing plate&amp;nbsp;&lt;strong&gt;sizes&amp;nbsp;&lt;/strong&gt;and&amp;nbsp;&lt;strong&gt;pad&lt;/strong&gt;&amp;nbsp;suitability&lt;/strong&gt;&lt;/p&gt;</text:p>
            <text:p>\</text:p>
            <text:p>&lt;p&gt;- 75mm backing plates suitable for pads 90mm - 125mm diameter&lt;br /&gt;- 125mm backing plates suitable for pads 135mm - 150mm diameter&lt;br /&gt;-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Active backing plate&lt;/h2&gt;</text:p>
            <text:p>\</text:p>
            <text:p>&lt;p&gt;Active backing plates are more forgiving in the sense that they will compensate for lift irregularities as a result of operator movements.&lt;br /&gt;Active backing plates are recommended for polishing on curvy panels and for amateur operators who may tend to lift pads from the surface using only the edges of the pad&amp;#44; a tilted pad usually results in hologramming.&lt;br /&gt;The active backing plate compensates by absorbing some of the pressure and maintaining a flat pad which dramatically reduces hologramming and increases polish efficiency.&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Final Inspection rigid backing plates also have a significantly lower profile than an active backing plate which may assist polishing in cumbersome areas.&lt;br /&gt;Final Inspection rigid backing plates weigh less&amp;#44; are cheaper and are slightly more durable than their active versions.&lt;/p&gt;</text:p>
            <text:p>\</text:p>
            <text:p>\</text:p>
            <text:p>&lt;p&gt;&lt;a title=\"Which Pad/Plate?\" href=\"http://s164851.gridserver.com/blog/whichpad/\"&gt;Read more about which Active or Rigid backing plate (and pad) is right for you&lt;/a&gt;&lt;/p&gt;</text:p>
            <text:p>\</text:p>
            <text:p>&lt;p&gt;NB: Backing plate does not come with pad (as shown in some images which is for illustrative purposes on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R-125</text:p>
          </table:table-cell>
          <table:table-cell office:value-type="string" calcext:value-type="string">
            <text:p>125mm RIGID Backing Plate</text:p>
          </table:table-cell>
          <table:table-cell office:value-type="float" office:value="25" calcext:value-type="float">
            <text:p>25</text:p>
          </table:table-cell>
          <table:table-cell office:value-type="float" office:value="22.5" calcext:value-type="float">
            <text:p>22.5</text:p>
          </table:table-cell>
          <table:table-cell office:value-type="float" office:value="12.66" calcext:value-type="float">
            <text:p>12.66</text:p>
          </table:table-cell>
          <table:table-cell office:value-type="string" calcext:value-type="string">
            <text:p>rigid-backing-plate-02.jpg</text:p>
          </table:table-cell>
          <table:table-cell office:value-type="string" calcext:value-type="string">
            <text:p>&lt;div class=\"infobox_container fiproductdescription\"&gt;&lt;div class=\"infobox fullbox\"&gt;&lt;h1 class=\"fiProduct\"&gt;125mm RIGID Backing Plate&lt;/h1&gt;\</text:p>
            <text:p>        &lt;p&gt;&lt;strong&gt;125mm &amp;Oslash; RIGID Backing Plate - to suit 135mm and 15omm &amp;Oslash; velcro-backed pads&lt;/strong&gt;&lt;br /&gt;To suit any female velcro backed 135 - 150mm polishing pad.&lt;br /&gt;All Final Inspection backing plates feature Velcro&amp;reg; brand male velcro hook fastening material and are made from the highest construction quality to ensure safety&amp;#44; performance and durability.&lt;/p&gt;</text:p>
            <text:p>\</text:p>
            <text:p>&lt;p&gt;This Rigid Backing Plate is very well priced&amp;#44; strong&amp;#44; simple and non-active so your movements&amp;#44; however subtle&amp;#44; are directly translated to action on the paint surface.&lt;br /&gt; Final Inspection recommend the Active version of this for non-professionals or those new to polishing with a rotary machine.&lt;/p&gt;</text:p>
            <text:p>\</text:p>
            <text:p>\</text:p>
            <text:p>&lt;p&gt;Provides adequate (25mm) recess when mated to a 15omm (6\") &amp;Oslash; pad and consistent and firm pressure all the way to the edge of a 135mm (5.3\") &amp;Oslash; pad with enough recess for edge protection&lt;/p&gt;</text:p>
            <text:p>\</text:p>
            <text:p>&lt;p&gt;&lt;img class=\"rightPhoto\" title=\"Final Inspection Edge Recess\" src=\"images/FIStore/Rigid-Backing-Plate-09.png\" alt=\"Final Inspection Edge Recess\" /&gt;&lt;/p&gt;</text:p>
            <text:p>\</text:p>
            <text:p>\</text:p>
            <text:p>&lt;p&gt;Final Inspection backing plate &lt;strong&gt;sizes&amp;nbsp;&lt;/strong&gt;and&amp;nbsp;&lt;strong&gt;pad&lt;/strong&gt;&amp;nbsp;suitability&lt;/strong&gt;&lt;/p&gt;</text:p>
            <text:p>\</text:p>
            <text:p>&lt;p&gt;- 75mm backing plates suitable for pads 90mm - 125mm diameter&lt;br /&gt; - 125mm backing plates suitable for pads 135mm - 150mm diameter&lt;br /&gt; -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Final Inspection rigid backing plates also have a significantly lower profile than an active backing plate which may assist polishing in cumbersome areas.&lt;br /&gt;Final Inspection rigid backing plates weigh less&amp;#44; are cheaper and are slightly more durable than their active versions.&lt;/p&gt;</text:p>
            <text:p>\</text:p>
            <text:p>\</text:p>
            <text:p>&lt;/div&gt;&lt;div class=\"infobox fullbox\"&gt;&lt;h2&gt;Active backing plate&lt;/h2&gt;</text:p>
            <text:p>\</text:p>
            <text:p>&lt;p&gt;Active backing plates are more forgiving in the sense that they will compensate for lift irregularities as a result of operator movements.&lt;br /&gt; Active backing plates are recommended for polishing on curvy panels and for amateur operators who may tend to lift pads from the surface using only the edges of the pad&amp;#44; a tilted pad usually results in hologramming.&lt;br /&gt; The active backing plate compensates by absorbing some of the pressure and maintaining a flat pad which dramatically reduces hologramming and increases polish efficiency.&lt;/p&gt;</text:p>
            <text:p>\</text:p>
            <text:p>&lt;p&gt;&lt;a title=\"Which Pad/Plate?\" href=\"http://s164851.gridserver.com/blog/whichpad/\"&gt;Read more about which Active or Rigid backing plate (and pad) is right for you&lt;/a&gt;&lt;/p&gt;</text:p>
            <text:p>\</text:p>
            <text:p>\</text:p>
            <text:p>&lt;p&gt;NB: Backing plate does not come with pad (as shown in some images which is for illustrative purposes only).&lt;br /&gt; Your backing plate may be Blue&amp;#44; Yellow&amp;#44; White or Red (depending on batch)&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R-P-125</text:p>
          </table:table-cell>
          <table:table-cell office:value-type="string" calcext:value-type="string">
            <text:p>125mm RIGID PROFESSIONAL Backing Plate</text:p>
          </table:table-cell>
          <table:table-cell office:value-type="float" office:value="75" calcext:value-type="float">
            <text:p>75</text:p>
          </table:table-cell>
          <table:table-cell office:value-type="float" office:value="65.95" calcext:value-type="float">
            <text:p>65.95</text:p>
          </table:table-cell>
          <table:table-cell office:value-type="float" office:value="48.35" calcext:value-type="float">
            <text:p>48.35</text:p>
          </table:table-cell>
          <table:table-cell office:value-type="string" calcext:value-type="string">
            <text:p>FI.jpg</text:p>
          </table:table-cell>
          <table:table-cell office:value-type="string" calcext:value-type="string">
            <text:p>&lt;div class=\"infobox_container fiproductdescription\"&gt;&lt;div class=\"infobox fullbox\"&gt;&lt;h1 class=\"fiProduct\"&gt;125mm RIGID PROFESSIONAL Backing Plate&lt;/h1&gt;\</text:p>
            <text:p>        &lt;p&gt;&lt;img class=\"rightPhoto\" style=\"float: right;\" title=\"125MM (5&amp;quot;) &amp;Oslash; RIGID BACKING PLATE - PROFESSIONAL\" src=\"http://www.finalinspection.com.au/media/wysiwyg/BP_Pro_Art_01.png\" alt=\"125MM (5&amp;quot;) &amp;Oslash; RIGID BACKING PLATE - PROFESSIONAL\" /&gt;&lt;/p&gt;</text:p>
            <text:p>\</text:p>
            <text:p>&lt;p&gt;The professional version of our 125MM (5\") &amp;Oslash; RIGID Backing Plate&amp;#44; constructed entirely from one piece of aluminium.&lt;/p&gt;</text:p>
            <text:p>\</text:p>
            <text:p>&lt;p&gt;For professionals that require the very best and demand absolute precision&amp;#44; reliability and durability&amp;#44; the Rigid PRO backing plate is the only choice.&lt;/p&gt;</text:p>
            <text:p>\</text:p>
            <text:p>\</text:p>
            <text:p>&lt;/div&gt;&lt;div class=\"infobox fullbox\"&gt;&lt;h2&gt;Features&lt;/h2&gt;</text:p>
            <text:p>\</text:p>
            <text:p>&lt;p&gt;- Extra-heavy duty construction for professional daily use&lt;br /&gt;- Extra-heavy duty Velcro brand male hook and loop&lt;br /&gt; - Designed for use with 135mm &amp;Oslash; and 150mm &amp;Oslash; pads and suitable for pad sizes upto&amp;nbsp;200mm &amp;Oslash;&lt;br /&gt; - Designed for rotary machines only with 14mm threads&lt;/p&gt;</text:p>
            <text:p>\</text:p>
            <text:p>\</text:p>
            <text:p>&lt;p&gt;&amp;nbsp;&lt;span style=\"text-align: center;\"&gt;&amp;nbsp;&lt;/span&gt;&lt;/p&gt;</text:p>
            <text:p>\</text:p>
            <text:p>&lt;p style=\"text-align: center;\"&gt;&lt;strong&gt;Special order only&amp;#44; contact Final Inspection: &lt;/strong&gt;info@finalinspection.com.au&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CAP-H-1L</text:p>
          </table:table-cell>
          <table:table-cell office:value-type="string" calcext:value-type="string">
            <text:p>CAP Heavy 1L</text:p>
          </table:table-cell>
          <table:table-cell office:value-type="float" office:value="75" calcext:value-type="float">
            <text:p>75</text:p>
          </table:table-cell>
          <table:table-cell office:value-type="float" office:value="65.95" calcext:value-type="float">
            <text:p>65.95</text:p>
          </table:table-cell>
          <table:table-cell office:value-type="float" office:value="55.45" calcext:value-type="float">
            <text:p>55.45</text:p>
          </table:table-cell>
          <table:table-cell office:value-type="string" calcext:value-type="string">
            <text:p>cap_heavy_1l.jpg</text:p>
          </table:table-cell>
          <table:table-cell office:value-type="string" calcext:value-type="string">
            <text:p>&lt;div class=\"infobox_container fiproductdescription\"&gt;&lt;div class=\"infobox fullbox\"&gt;&lt;h1 class=\"fiProduct\"&gt;CAP Heavy 1L (33.8 fl oz)&lt;/h1&gt;\</text:p>
            <text:p>        &lt;p&gt;CAP Heavy is a very heavy cutting water-based Clustered Abrasive Polish for deep scratch removal.&lt;/strong&gt;&lt;br /&gt; &lt;strong&gt;Sensational on clear and non clear coated paintwork&amp;#44; acrylic (taillights)&amp;#44; polycarbonate (headlights)&amp;#44; glass and gel coat (marine).&lt;/strong&gt;&lt;br /&gt; &lt;strong&gt;CAP Heavy is silicone-free&amp;#44; sling-free&amp;#44; dust-free&amp;#44; ceramic clear coat compatible and approved by many European OEM. &amp;nbsp;Achieves 50-70gu gloss rating.&lt;/strong&gt;&lt;/p&gt;</text:p>
            <text:p>\</text:p>
            <text:p>&lt;p&gt;Heavy cutting compound designed to remove 2ooo and 3ooo grit denibbing marring&amp;#44; deep scratches and heavy swirling.&lt;br /&gt; Remove very deep scratches and heavy swirling and achieve a wax-ready finish with CAP Heavy and a White SHD pad.&lt;br /&gt; Remove light scratches and heavy swirling and hologramming and achieve high gloss levels with CAP Heavy and an Orange HD pad&lt;br /&gt; Not for use on uncoated plastics such as black plastic trim.&lt;/p&gt;</text:p>
            <text:p>\</text:p>
            <text:p>\</text:p>
            <text:p>&lt;p&gt;&lt;strong&gt;Directions of use&lt;/strong&gt;&lt;br /&gt; For best results;&lt;/p&gt;</text:p>
            <text:p>\</text:p>
            <text:p>&lt;/div&gt;&lt;div class=\"infobox fullbox\"&gt;&lt;h2&gt;Rotary machine recommended pads &amp;amp; speeds&lt;/h2&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amp;nbsp;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H-275</text:p>
          </table:table-cell>
          <table:table-cell office:value-type="string" calcext:value-type="string">
            <text:p>CAP Heavy 275ml</text:p>
          </table:table-cell>
          <table:table-cell office:value-type="float" office:value="22" calcext:value-type="float">
            <text:p>22</text:p>
          </table:table-cell>
          <table:table-cell office:value-type="float" office:value="19.95" calcext:value-type="float">
            <text:p>19.95</text:p>
          </table:table-cell>
          <table:table-cell office:value-type="float" office:value="16.73" calcext:value-type="float">
            <text:p>16.73</text:p>
          </table:table-cell>
          <table:table-cell office:value-type="string" calcext:value-type="string">
            <text:p>cap-heavy-275ml.jpg</text:p>
          </table:table-cell>
          <table:table-cell office:value-type="string" calcext:value-type="string">
            <text:p>&lt;div class=\"infobox_container fiproductdescription\"&gt;&lt;div class=\"infobox fullbox\"&gt;&lt;h1 class=\"fiProduct\"&gt;CAP Heavy 275ml (9.3 fl oz)&lt;/h1&gt;\</text:p>
            <text:p>        &lt;p&gt;CAP Heavy is a very heavy cutting water-based Clustered Abrasive Polish for deep scratch removal.&lt;/strong&gt;&lt;br /&gt; &lt;strong&gt;Sensational on clear and non clear coated paintwork&amp;#44; acrylic (taillights)&amp;#44; polycarbonate (headlights)&amp;#44; glass and gel coat (marine).&lt;/strong&gt;&lt;br /&gt; &lt;strong&gt;CAP Heavy is silicone-free&amp;#44; sling-free&amp;#44; dust-free&amp;#44; ceramic clear coat compatible and approved by many European OEM. &amp;nbsp;Achieves 50-70gu gloss rating.&lt;/strong&gt;&lt;/p&gt;</text:p>
            <text:p>\</text:p>
            <text:p>&lt;p&gt;Heavy cutting compound designed to remove 2ooo and 3ooo grit denibbing marring&amp;#44; deep scratches and heavy swirling.&lt;br /&gt; Remove very deep scratches and heavy swirling and achieve a wax-ready finish with CAP Heavy and a White SHD pad.&lt;br /&gt; Remove light scratches and heavy swirling and hologramming and achieve high gloss levels with CAP Heavy and an Orange HD pad&lt;br /&gt; Not for use on uncoated plastics such as black plastic trim.&lt;/p&gt;</text:p>
            <text:p>\</text:p>
            <text:p>\</text:p>
            <text:p>&lt;p&gt;&lt;strong&gt;Directions of use&lt;/strong&gt;&lt;br /&gt; For best results;&lt;/p&gt;</text:p>
            <text:p>\</text:p>
            <text:p>&lt;/div&gt;&lt;div class=\"infobox fullbox\"&gt;&lt;h2&gt;Rotary machine recommended pads &amp;amp; speeds&lt;/h2&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amp;nbsp;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H-355</text:p>
          </table:table-cell>
          <table:table-cell office:value-type="string" calcext:value-type="string">
            <text:p>CAP Heavy 355ml</text:p>
          </table:table-cell>
          <table:table-cell office:value-type="float" office:value="45" calcext:value-type="float">
            <text:p>45</text:p>
          </table:table-cell>
          <table:table-cell office:value-type="float" office:value="37.95" calcext:value-type="float">
            <text:p>37.95</text:p>
          </table:table-cell>
          <table:table-cell office:value-type="float" office:value="25.32" calcext:value-type="float">
            <text:p>25.32</text:p>
          </table:table-cell>
          <table:table-cell office:value-type="string" calcext:value-type="string">
            <text:p>cap-heavy-355.jpg</text:p>
          </table:table-cell>
          <table:table-cell office:value-type="string" calcext:value-type="string">
            <text:p>&lt;div class=\"infobox_container fiproductdescription\"&gt;&lt;div class=\"infobox fullbox\"&gt;&lt;h1 class=\"fiProduct\"&gt;CAP Heavy 355ml (12 fl oz)&lt;/h1&gt;\</text:p>
            <text:p>        &lt;p&gt;CAP Heavy is a very heavy cutting water-based Clustered Abrasive Polish for deep scratch removal.&lt;/strong&gt;&lt;br /&gt; &lt;strong&gt;Sensational on clear and non clear coated paintwork&amp;#44; acrylic (taillights)&amp;#44; polycarbonate (headlights)&amp;#44; glass and gel coat (marine).&lt;/strong&gt;&lt;br /&gt; &lt;strong&gt;CAP Heavy is silicone-free&amp;#44; sling-free&amp;#44; dust-free&amp;#44; ceramic clear coat compatible and approved by many European OEM. &amp;nbsp;Achieves 50-70gu gloss rating.&lt;/strong&gt;&lt;/p&gt;</text:p>
            <text:p>\</text:p>
            <text:p>&lt;p&gt;Heavy cutting compound designed to remove 2ooo and 3ooo grit denibbing marring&amp;#44; deep scratches and heavy swirling.&lt;br /&gt; Remove very deep scratches and heavy swirling and achieve a wax-ready finish with CAP Heavy and a White SHD pad.&lt;br /&gt; Remove light scratches and heavy swirling and hologramming and achieve high gloss levels with CAP Heavy and an Orange HD pad&lt;br /&gt; Not for use on uncoated plastics such as black plastic trim.&lt;/p&gt;</text:p>
            <text:p>\</text:p>
            <text:p>\</text:p>
            <text:p>&lt;p&gt;&lt;strong&gt;Directions of use&lt;/strong&gt;&lt;br /&gt; For best results;&lt;/p&gt;</text:p>
            <text:p>\</text:p>
            <text:p>&lt;/div&gt;&lt;div class=\"infobox fullbox\"&gt;&lt;h2&gt;Rotary machine recommended pads &amp;amp; speeds&lt;/h2&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amp;nbsp;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H-5L</text:p>
          </table:table-cell>
          <table:table-cell office:value-type="string" calcext:value-type="string">
            <text:p>CAP Heavy 5L</text:p>
          </table:table-cell>
          <table:table-cell office:value-type="float" office:value="345" calcext:value-type="float">
            <text:p>345</text:p>
          </table:table-cell>
          <table:table-cell office:value-type="float" office:value="299" calcext:value-type="float">
            <text:p>299</text:p>
          </table:table-cell>
          <table:table-cell office:value-type="float" office:value="267.26" calcext:value-type="float">
            <text:p>267.26</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1L</text:p>
          </table:table-cell>
          <table:table-cell office:value-type="string" calcext:value-type="string">
            <text:p>CAP Medium 1L</text:p>
          </table:table-cell>
          <table:table-cell office:value-type="float" office:value="75" calcext:value-type="float">
            <text:p>75</text:p>
          </table:table-cell>
          <table:table-cell office:value-type="float" office:value="65.95" calcext:value-type="float">
            <text:p>65.95</text:p>
          </table:table-cell>
          <table:table-cell office:value-type="float" office:value="55.45" calcext:value-type="float">
            <text:p>55.45</text:p>
          </table:table-cell>
          <table:table-cell office:value-type="string" calcext:value-type="string">
            <text:p>cap-medium-1l.jpg</text:p>
          </table:table-cell>
          <table:table-cell office:value-type="string" calcext:value-type="string">
            <text:p>&lt;div class=\"infobox_container fiproductdescription\"&gt;&lt;div class=\"infobox fullbox\"&gt;&lt;h1 class=\"fiProduct\"&gt;CAP Medium 1L (33.8 fl oz)&lt;/h1&gt;\</text:p>
            <text:p>        &lt;p&gt;CAP Medium is an intermediate level&amp;#44; one-step&amp;#44; water-based&amp;nbsp;clustered&amp;nbsp;abrasive&amp;nbsp;polish for light scratch and heavy swirl removal.&lt;/strong&gt;&lt;br /&gt; &lt;strong&gt;Sensational on clear and non-clear coated paintwork&amp;#44; acrylic (taillights)&amp;#44; polycarbonate (headlights)&amp;#44; glass and gel coat (marine).&lt;/strong&gt;&lt;br /&gt; &lt;strong&gt;CAP Medium is silicone-free&amp;#44; sling-free&amp;#44; dust-free&amp;#44; ceramic clearcoat compatible and approved by many European&amp;nbsp;OEM.&amp;nbsp; Achieves 70-80gu gloss rating.&lt;/strong&gt;&lt;/p&gt;</text:p>
            <text:p>\</text:p>
            <text:p>&lt;p&gt;&lt;strong&gt;&lt;/strong&gt;&lt;br /&gt; Intermediate and Single-Step polishing compound designed to remove light scratches and heavy swirling.&lt;br /&gt; Remove very light scratches and moderate swirling and achieve a wax-ready finish with CAP Medium and an Orange HD pad.&lt;br /&gt; Remove light swirling and hologramming and achieve very high gloss levels with CAP Medium and a Black LD pad&lt;br /&gt; Not for use on uncoated plastics such as black plastic trim.&lt;/p&gt;</text:p>
            <text:p>\</text:p>
            <text:p>&lt;p&gt;&lt;br /&gt; &lt;strong&gt;Directions of use&lt;/strong&gt;&lt;/p&gt;</text:p>
            <text:p>\</text:p>
            <text:p>&lt;p&gt;For best results;Rotary machine recommended pads &amp;amp; speeds&lt;/p&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35mm white foam (SHD) @&amp;nbsp;5&amp;#44;ooo - 8&amp;#44;ooo opm&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lt;p&gt;&lt;span style=\"font-size: 12px;\"&gt;Black Foam - Light Cutting w/ Very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2&lt;/p&gt;</text:p>
            <text:p>\</text:p>
            <text:p>&lt;p&gt;&lt;strong&gt;Design and manufacture:&lt;/strong&gt;&amp;nbsp; designed&amp;nbsp;in Australia&amp;nbsp; l &amp;nbsp;manufactured&amp;nbsp;in German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275</text:p>
          </table:table-cell>
          <table:table-cell office:value-type="string" calcext:value-type="string">
            <text:p>CAP Medium 275ml</text:p>
          </table:table-cell>
          <table:table-cell office:value-type="float" office:value="22" calcext:value-type="float">
            <text:p>22</text:p>
          </table:table-cell>
          <table:table-cell office:value-type="float" office:value="19.95" calcext:value-type="float">
            <text:p>19.95</text:p>
          </table:table-cell>
          <table:table-cell office:value-type="float" office:value="16.73" calcext:value-type="float">
            <text:p>16.73</text:p>
          </table:table-cell>
          <table:table-cell office:value-type="string" calcext:value-type="string">
            <text:p>cap-medium-275ml.jpg</text:p>
          </table:table-cell>
          <table:table-cell office:value-type="string" calcext:value-type="string">
            <text:p>&lt;div class=\"infobox_container fiproductdescription\"&gt;&lt;div class=\"infobox fullbox\"&gt;&lt;h1 class=\"fiProduct\"&gt;CAP Medium 275ml (9.3 fl oz)&lt;/h1&gt;\</text:p>
            <text:p>        &lt;p&gt;CAP Medium is an intermediate level&amp;#44; one-step&amp;#44; water-based&amp;nbsp;clustered&amp;nbsp;abrasive&amp;nbsp;polish for light scratch and heavy swirl removal.&lt;/strong&gt;&lt;br /&gt; &lt;strong&gt;Sensational on clear and non-clear coated paintwork&amp;#44; acrylic (taillights)&amp;#44; polycarbonate (headlights)&amp;#44; glass and gel coat (marine).&lt;/strong&gt;&lt;br /&gt; &lt;strong&gt;CAP Medium is silicone-free&amp;#44; sling-free&amp;#44; dust-free&amp;#44; ceramic clearcoat compatible and approved by many European&amp;nbsp;OEM.&amp;nbsp; Achieves 70-80gu gloss rating.&lt;/strong&gt;&lt;/p&gt;</text:p>
            <text:p>\</text:p>
            <text:p>&lt;p&gt;&lt;strong&gt;&lt;/strong&gt;&lt;br /&gt; Intermediate and Single-Step polishing compound designed to remove light scratches and heavy swirling.&lt;br /&gt; Remove very light scratches and moderate swirling and achieve a wax-ready finish with CAP Medium and an Orange HD pad.&lt;br /&gt; Remove light swirling and hologramming and achieve very high gloss levels with CAP Medium and a Black LD pad&lt;br /&gt; Not for use on uncoated plastics such as black plastic trim.&lt;/p&gt;</text:p>
            <text:p>\</text:p>
            <text:p>&lt;p&gt;&lt;br /&gt; &lt;strong&gt;Directions of use&lt;/strong&gt;&lt;/p&gt;</text:p>
            <text:p>\</text:p>
            <text:p>&lt;p&gt;For best results;Rotary machine recommended pads &amp;amp; speeds&lt;/p&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35mm white foam (SHD) @&amp;nbsp;5&amp;#44;ooo - 8&amp;#44;ooo opm&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lt;p&gt;&lt;span style=\"font-size: 12px;\"&gt;Black Foam - Light Cutting w/ Very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2&lt;/p&gt;</text:p>
            <text:p>\</text:p>
            <text:p>&lt;p&gt;&lt;strong&gt;Design and manufacture:&lt;/strong&gt;&amp;nbsp; designed&amp;nbsp;in Australia&amp;nbsp; l &amp;nbsp;manufactured&amp;nbsp;in German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355</text:p>
          </table:table-cell>
          <table:table-cell office:value-type="string" calcext:value-type="string">
            <text:p>CAP Medium 355ml</text:p>
          </table:table-cell>
          <table:table-cell office:value-type="float" office:value="45" calcext:value-type="float">
            <text:p>45</text:p>
          </table:table-cell>
          <table:table-cell office:value-type="float" office:value="37.95" calcext:value-type="float">
            <text:p>37.95</text:p>
          </table:table-cell>
          <table:table-cell office:value-type="float" office:value="25.32" calcext:value-type="float">
            <text:p>25.32</text:p>
          </table:table-cell>
          <table:table-cell office:value-type="string" calcext:value-type="string">
            <text:p>cap-medium-355.jpg</text:p>
          </table:table-cell>
          <table:table-cell office:value-type="string" calcext:value-type="string">
            <text:p>&lt;div class=\"infobox_container fiproductdescription\"&gt;&lt;div class=\"infobox fullbox\"&gt;&lt;h1 class=\"fiProduct\"&gt;CAP Medium 355ml (12 fl oz)&lt;/h1&gt;\</text:p>
            <text:p>        &lt;p&gt;CAP Medium is an intermediate level&amp;#44; one-step&amp;#44; water-based&amp;nbsp;clustered&amp;nbsp;abrasive&amp;nbsp;polish for light scratch and heavy swirl removal.&lt;/strong&gt;&lt;br /&gt; &lt;strong&gt;Sensational on clear and non-clear coated paintwork&amp;#44; acrylic (taillights)&amp;#44; polycarbonate (headlights)&amp;#44; glass and gel coat (marine).&lt;/strong&gt;&lt;br /&gt; &lt;strong&gt;CAP Medium is silicone-free&amp;#44; sling-free&amp;#44; dust-free&amp;#44; ceramic clearcoat compatible and approved by many European&amp;nbsp;OEM.&amp;nbsp; Achieves 70-80gu gloss rating.&lt;/strong&gt;&lt;/p&gt;</text:p>
            <text:p>\</text:p>
            <text:p>&lt;p&gt;&lt;strong&gt;&lt;/strong&gt;&lt;br /&gt; Intermediate and Single-Step polishing compound designed to remove light scratches and heavy swirling.&lt;br /&gt; Remove very light scratches and moderate swirling and achieve a wax-ready finish with CAP Medium and an Orange HD pad.&lt;br /&gt; Remove light swirling and hologramming and achieve very high gloss levels with CAP Medium and a Black LD pad&lt;br /&gt; Not for use on uncoated plastics such as black plastic trim.&lt;/p&gt;</text:p>
            <text:p>\</text:p>
            <text:p>&lt;p&gt;&lt;br /&gt; &lt;strong&gt;Directions of use&lt;/strong&gt;&lt;/p&gt;</text:p>
            <text:p>\</text:p>
            <text:p>&lt;p&gt;For best results;Rotary machine recommended pads &amp;amp; speeds&lt;/p&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35mm white foam (SHD) @&amp;nbsp;5&amp;#44;ooo - 8&amp;#44;ooo opm&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lt;p&gt;&lt;span style=\"font-size: 12px;\"&gt;Black Foam - Light Cutting w/ Very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2&lt;/p&gt;</text:p>
            <text:p>\</text:p>
            <text:p>&lt;p&gt;&lt;strong&gt;Design and manufacture:&lt;/strong&gt;&amp;nbsp; designed&amp;nbsp;in Australia&amp;nbsp; l &amp;nbsp;manufactured&amp;nbsp;in German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5L</text:p>
          </table:table-cell>
          <table:table-cell office:value-type="string" calcext:value-type="string">
            <text:p>CAP Medium 5L</text:p>
          </table:table-cell>
          <table:table-cell office:value-type="float" office:value="345" calcext:value-type="float">
            <text:p>345</text:p>
          </table:table-cell>
          <table:table-cell office:value-type="float" office:value="299" calcext:value-type="float">
            <text:p>299</text:p>
          </table:table-cell>
          <table:table-cell office:value-type="float" office:value="267.26" calcext:value-type="float">
            <text:p>267.26</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1L</text:p>
          </table:table-cell>
          <table:table-cell office:value-type="string" calcext:value-type="string">
            <text:p>CAP Ultra Fine 'Jewellers Rouge' 1L</text:p>
          </table:table-cell>
          <table:table-cell office:value-type="float" office:value="75" calcext:value-type="float">
            <text:p>75</text:p>
          </table:table-cell>
          <table:table-cell office:value-type="float" office:value="65.95" calcext:value-type="float">
            <text:p>65.95</text:p>
          </table:table-cell>
          <table:table-cell office:value-type="float" office:value="55.45" calcext:value-type="float">
            <text:p>55.45</text:p>
          </table:table-cell>
          <table:table-cell office:value-type="string" calcext:value-type="string">
            <text:p>cap-ultra-fine-1l_1.jpg</text:p>
          </table:table-cell>
          <table:table-cell office:value-type="string" calcext:value-type="string">
            <text:p>&lt;div class=\"infobox_container fiproductdescription\"&gt;&lt;div class=\"infobox fullbox\"&gt;&lt;h1 class=\"fiProduct\"&gt;CAP Ultra Fine 'Jewellers Rouge' 1L (33.8 fl oz)&lt;/h1&gt;\</text:p>
            <text:p>        &lt;p&gt;CAP Ultra Fine&amp;trad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strong&gt;&lt;/p&gt;</text:p>
            <text:p>\</text:p>
            <text:p>&lt;p&gt;&lt;/strong&gt;&lt;strong&gt;CAP Ultra Fine&lt;strong&gt;&amp;trade;&lt;/strong&gt; is silicone-free&amp;#44; sling-free&amp;#44; dust-free&amp;#44; ceramic clear coat compatible and approved by many European OEM.&amp;nbsp; Achieves 90gu+ gloss rating.&amp;nbsp; The highest of any available auto polish.&lt;/strong&gt;&lt;/p&gt;</text:p>
            <text:p>\</text:p>
            <text:p>&lt;p&gt;Designed to remove hologramming&amp;#44; very light swirls and to refine surfaces to deliver extremely high gloss levels&amp;#44; CAP Ultra Fine utilises sub 1 micron abrasives used in jewellery manufacturing.&lt;br /&gt;Not for use on uncoated plastics such as black plastic trim.&lt;/p&gt;</text:p>
            <text:p>\</text:p>
            <text:p>\</text:p>
            <text:p>&lt;p&gt;&lt;strong&gt;Directions of use&lt;/strong&gt;&lt;br /&gt;For best results;&lt;/p&gt;</text:p>
            <text:p>\</text:p>
            <text:p>&lt;/div&gt;&lt;div class=\"infobox fullbox\"&gt;&lt;h2&gt;Rotary machine recommended pads &amp;amp; speeds&lt;/h2&gt;</text:p>
            <text:p>\</text:p>
            <text:p>&lt;p&gt;&lt;span&gt;90mm Orange Foam (HD) @ 1400-1600rpm&lt;/span&gt;&lt;/p&gt;</text:p>
            <text:p>\</text:p>
            <text:p>&lt;p&gt;&lt;span&gt;150mm Orange Foam (HD)&amp;nbsp;@ 1200-1400rpm&lt;/span&gt;&lt;/p&gt;</text:p>
            <text:p>\</text:p>
            <text:p>&lt;p&gt;90mm Black Foam (LD) @ 1400-1600rpm&lt;/p&gt;</text:p>
            <text:p>\</text:p>
            <text:p>&lt;p&gt;150mm Black Foam (LD)&amp;nbsp;@ 1200-1400rpm&lt;/p&gt;</text:p>
            <text:p>\</text:p>
            <text:p>&lt;p&gt;150mm White Foam (SLD)&amp;nbsp;@ 900-1200rpm&lt;/p&gt;</text:p>
            <text:p>\</text:p>
            <text:p>&lt;p&gt;&lt;span&gt;&lt;strong&gt;Random orbit machine&amp;nbsp;recommended pads &amp;amp; speeds&lt;/strong&gt;&lt;/span&gt;&lt;/p&gt;</text:p>
            <text:p>\</text:p>
            <text:p>&lt;p&gt;135mm Orange Foam (HD) @&amp;nbsp;5&amp;#44;ooo - 8&amp;#44;ooo opm&lt;/p&gt;</text:p>
            <text:p>\</text:p>
            <text:p>&lt;p&gt;150mm Orange Foam (HD)&amp;nbsp;@&amp;nbsp;5&amp;#44;ooo - 8&amp;#44;ooo opm&lt;/p&gt;</text:p>
            <text:p>\</text:p>
            <text:p>&lt;p&gt;150mm Black Foam (LD)&amp;nbsp;@&amp;nbsp;5&amp;#44;ooo - 8&amp;#44;ooo opm&lt;/p&gt;</text:p>
            <text:p>\</text:p>
            <text:p>&lt;/div&gt;&lt;div class=\"infobox fullbox\"&gt;&lt;h2&gt;&lt;span&gt;Correction Characteristics&lt;/span&gt;&lt;/h2&gt;</text:p>
            <text:p>\</text:p>
            <text:p>&lt;p&gt;&lt;span&gt;Orange HD foam - very light cutting w/ high gloss&lt;/span&gt;&lt;/p&gt;</text:p>
            <text:p>\</text:p>
            <text:p>&lt;p&gt;&lt;span&gt;Black LD foam - very light cutting w/ very high gloss&lt;/span&gt;&lt;/p&gt;</text:p>
            <text:p>\</text:p>
            <text:p>&lt;p&gt;&lt;span&gt;White SLD foam - no correction characteristics w/ jewelling (extremely high gloss)&lt;/span&gt;&lt;/p&gt;</text:p>
            <text:p>\</text:p>
            <text:p>\</text:p>
            <text:p>&lt;p&gt;&lt;span&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275</text:p>
          </table:table-cell>
          <table:table-cell office:value-type="string" calcext:value-type="string">
            <text:p>CAP Ultra Fine 'Jewellers Rouge' 275ml</text:p>
          </table:table-cell>
          <table:table-cell office:value-type="float" office:value="22" calcext:value-type="float">
            <text:p>22</text:p>
          </table:table-cell>
          <table:table-cell office:value-type="float" office:value="19.95" calcext:value-type="float">
            <text:p>19.95</text:p>
          </table:table-cell>
          <table:table-cell office:value-type="float" office:value="16.73" calcext:value-type="float">
            <text:p>16.73</text:p>
          </table:table-cell>
          <table:table-cell office:value-type="string" calcext:value-type="string">
            <text:p>cap-ultra-fine-jewellers-rouge-275ml.jpg</text:p>
          </table:table-cell>
          <table:table-cell office:value-type="string" calcext:value-type="string">
            <text:p>&lt;div class=\"infobox_container fiproductdescription\"&gt;&lt;div class=\"infobox fullbox\"&gt;&lt;h1 class=\"fiProduct\"&gt;CAP Ultra Fine 'Jewellers Rouge' 275ml (9.3 fl o&lt;/h1&gt;\</text:p>
            <text:p>        &lt;p&gt;CAP Ultra Fine&amp;trad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strong&gt;&lt;/p&gt;\</text:p>
            <text:p>\</text:p>
            <text:p>&lt;p&gt;&lt;/strong&gt;&lt;strong&gt;CAP Ultra Fine&lt;strong&gt;&amp;trade;&lt;/strong&gt; is silicone-free&amp;#44; sling-free&amp;#44; dust-free&amp;#44; ceramic clear coat compatible and approved by many European OEM.&amp;nbsp; Achieves 90gu+ gloss rating.&amp;nbsp; The highest of any available auto polish.&lt;/strong&gt;&lt;/p&gt;\</text:p>
            <text:p>\</text:p>
            <text:p>&lt;p&gt;Designed to remove hologramming&amp;#44; very light swirls and to refine surfaces to deliver extremely high gloss levels&amp;#44; CAP Ultra Fine utilises sub 1 micron abrasives used in jewellery manufacturing.&lt;br /&gt;Not for use on uncoated plastics such as black plastic trim.&lt;/p&gt;\</text:p>
            <text:p>\</text:p>
            <text:p>\</text:p>
            <text:p>\</text:p>
            <text:p>&lt;p&gt;&lt;strong&gt;Directions of use&lt;/strong&gt;&lt;br /&gt;For best results;&lt;/p&gt;\</text:p>
            <text:p>\</text:p>
            <text:p>&lt;/div&gt;&lt;div class=\"infobox fullbox\"&gt;&lt;h2&gt;Rotary machine recommended pads &amp;amp; speeds&lt;/h2&gt;\</text:p>
            <text:p>\</text:p>
            <text:p>&lt;p&gt;&lt;span&gt;90mm Orange Foam (HD) @ 1400-1600rpm&lt;/span&gt;&lt;/p&gt;\</text:p>
            <text:p>\</text:p>
            <text:p>&lt;p&gt;&lt;span&gt;150mm Orange Foam (HD)&amp;nbsp;@ 1200-1400rpm&lt;/span&gt;&lt;/p&gt;\</text:p>
            <text:p>\</text:p>
            <text:p>&lt;p&gt;90mm Black Foam (LD) @ 1400-1600rpm&lt;/p&gt;\</text:p>
            <text:p>\</text:p>
            <text:p>&lt;p&gt;150mm Black Foam (LD)&amp;nbsp;@ 1200-1400rpm&lt;/p&gt;\</text:p>
            <text:p>\</text:p>
            <text:p>&lt;p&gt;150mm White Foam (SLD)&amp;nbsp;@ 900-1200rpm&lt;/p&gt;\</text:p>
            <text:p>\</text:p>
            <text:p>&lt;p&gt;&lt;span&gt;&lt;strong&gt;Random orbit machine&amp;nbsp;recommended pads &amp;amp; speeds&lt;/strong&gt;&lt;/span&gt;&lt;/p&gt;\</text:p>
            <text:p>\</text:p>
            <text:p>&lt;p&gt;135mm Orange Foam (HD) @&amp;nbsp;5&amp;#44;ooo - 8&amp;#44;ooo opm&lt;/p&gt;\</text:p>
            <text:p>\</text:p>
            <text:p>&lt;p&gt;150mm Orange Foam (HD)&amp;nbsp;@&amp;nbsp;5&amp;#44;ooo - 8&amp;#44;ooo opm&lt;/p&gt;\</text:p>
            <text:p>\</text:p>
            <text:p>&lt;p&gt;150mm Black Foam (LD)&amp;nbsp;@&amp;nbsp;5&amp;#44;ooo - 8&amp;#44;ooo opm&lt;/p&gt;\</text:p>
            <text:p>\</text:p>
            <text:p>&lt;/div&gt;&lt;div class=\"infobox fullbox\"&gt;&lt;h2&gt;&lt;span&gt;Correction Characteristics&lt;/span&gt;&lt;/h2&gt;\</text:p>
            <text:p>\</text:p>
            <text:p>&lt;p&gt;&lt;span&gt;Orange HD foam - very light cutting w/ high gloss&lt;/span&gt;&lt;/p&gt;\</text:p>
            <text:p>\</text:p>
            <text:p>&lt;p&gt;&lt;span&gt;Black LD foam - very light cutting w/ very high gloss&lt;/span&gt;&lt;/p&gt;\</text:p>
            <text:p>\</text:p>
            <text:p>&lt;p&gt;&lt;span&gt;White SLD foam - no correction characteristics w/ jewelling (extremely high gloss)&lt;/span&gt;&lt;/p&gt;\</text:p>
            <text:p>\</text:p>
            <text:p>\</text:p>
            <text:p>\</text:p>
            <text:p>&lt;p&gt;&lt;span&gt;A much more elaborate explanation of the recommended Final Inspection process and alternatives are available by clicking here.&lt;/span&gt;&lt;/p&gt;\</text:p>
            <text:p>\</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355</text:p>
          </table:table-cell>
          <table:table-cell office:value-type="string" calcext:value-type="string">
            <text:p>CAP Ultra Fine 'Jewellers Rouge' 355ml</text:p>
          </table:table-cell>
          <table:table-cell office:value-type="float" office:value="45" calcext:value-type="float">
            <text:p>45</text:p>
          </table:table-cell>
          <table:table-cell office:value-type="float" office:value="37.95" calcext:value-type="float">
            <text:p>37.95</text:p>
          </table:table-cell>
          <table:table-cell office:value-type="float" office:value="25.32" calcext:value-type="float">
            <text:p>25.32</text:p>
          </table:table-cell>
          <table:table-cell office:value-type="string" calcext:value-type="string">
            <text:p>cap-ultra-fine-355.jpg</text:p>
          </table:table-cell>
          <table:table-cell office:value-type="string" calcext:value-type="string">
            <text:p>&lt;div class=\"infobox_container fiproductdescription\"&gt;&lt;div class=\"infobox fullbox\"&gt;&lt;h1 class=\"fiProduct\"&gt;CAP Ultra Fine 'Jewellers Rouge' 355ml (12 fl oz&lt;/h1&gt;\</text:p>
            <text:p>        &lt;p&gt;CAP Ultra Fine&amp;trad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strong&gt;&lt;/p&gt;\</text:p>
            <text:p>\</text:p>
            <text:p>&lt;p&gt;&lt;/strong&gt;&lt;strong&gt;CAP Ultra Fine&lt;strong&gt;&amp;trade;&lt;/strong&gt; is silicone-free&amp;#44; sling-free&amp;#44; dust-free&amp;#44; ceramic clear coat compatible and approved by many European OEM.&amp;nbsp; Achieves 90gu+ gloss rating.&amp;nbsp; The highest of any available auto polish.&lt;/strong&gt;&lt;/p&gt;\</text:p>
            <text:p>\</text:p>
            <text:p>&lt;p&gt;Designed to remove hologramming&amp;#44; very light swirls and to refine surfaces to deliver extremely high gloss levels&amp;#44; CAP Ultra Fine utilises sub 1 micron abrasives used in jewellery manufacturing.&lt;br /&gt;Not for use on uncoated plastics such as black plastic trim.&lt;/p&gt;\</text:p>
            <text:p>\</text:p>
            <text:p>\</text:p>
            <text:p>\</text:p>
            <text:p>&lt;p&gt;&lt;strong&gt;Directions of use&lt;/strong&gt;&lt;br /&gt;For best results;&lt;/p&gt;\</text:p>
            <text:p>\</text:p>
            <text:p>&lt;/div&gt;&lt;div class=\"infobox fullbox\"&gt;&lt;h2&gt;Rotary machine recommended pads &amp;amp; speeds&lt;/h2&gt;\</text:p>
            <text:p>\</text:p>
            <text:p>&lt;p&gt;&lt;span&gt;90mm Orange Foam (HD) @ 1400-1600rpm&lt;/span&gt;&lt;/p&gt;\</text:p>
            <text:p>\</text:p>
            <text:p>&lt;p&gt;&lt;span&gt;150mm Orange Foam (HD)&amp;nbsp;@ 1200-1400rpm&lt;/span&gt;&lt;/p&gt;\</text:p>
            <text:p>\</text:p>
            <text:p>&lt;p&gt;90mm Black Foam (LD) @ 1400-1600rpm&lt;/p&gt;\</text:p>
            <text:p>\</text:p>
            <text:p>&lt;p&gt;150mm Black Foam (LD)&amp;nbsp;@ 1200-1400rpm&lt;/p&gt;\</text:p>
            <text:p>\</text:p>
            <text:p>&lt;p&gt;150mm White Foam (SLD)&amp;nbsp;@ 900-1200rpm&lt;/p&gt;\</text:p>
            <text:p>\</text:p>
            <text:p>&lt;p&gt;&lt;span&gt;&lt;strong&gt;Random orbit machine&amp;nbsp;recommended pads &amp;amp; speeds&lt;/strong&gt;&lt;/span&gt;&lt;/p&gt;\</text:p>
            <text:p>\</text:p>
            <text:p>&lt;p&gt;135mm Orange Foam (HD) @&amp;nbsp;5&amp;#44;ooo - 8&amp;#44;ooo opm&lt;/p&gt;\</text:p>
            <text:p>\</text:p>
            <text:p>&lt;p&gt;150mm Orange Foam (HD)&amp;nbsp;@&amp;nbsp;5&amp;#44;ooo - 8&amp;#44;ooo opm&lt;/p&gt;\</text:p>
            <text:p>\</text:p>
            <text:p>&lt;p&gt;150mm Black Foam (LD)&amp;nbsp;@&amp;nbsp;5&amp;#44;ooo - 8&amp;#44;ooo opm&lt;/p&gt;\</text:p>
            <text:p>\</text:p>
            <text:p>&lt;/div&gt;&lt;div class=\"infobox fullbox\"&gt;&lt;h2&gt;&lt;span&gt;Correction Characteristics&lt;/span&gt;&lt;/h2&gt;\</text:p>
            <text:p>\</text:p>
            <text:p>&lt;p&gt;&lt;span&gt;Orange HD foam - very light cutting w/ high gloss&lt;/span&gt;&lt;/p&gt;\</text:p>
            <text:p>\</text:p>
            <text:p>&lt;p&gt;&lt;span&gt;Black LD foam - very light cutting w/ very high gloss&lt;/span&gt;&lt;/p&gt;\</text:p>
            <text:p>\</text:p>
            <text:p>&lt;p&gt;&lt;span&gt;White SLD foam - no correction characteristics w/ jewelling (extremely high gloss)&lt;/span&gt;&lt;/p&gt;\</text:p>
            <text:p>\</text:p>
            <text:p>\</text:p>
            <text:p>\</text:p>
            <text:p>&lt;p&gt;&lt;span&gt;A much more elaborate explanation of the recommended Final Inspection process and alternatives are available by clicking here.&lt;/span&gt;&lt;/p&gt;\</text:p>
            <text:p>\</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5L</text:p>
          </table:table-cell>
          <table:table-cell office:value-type="string" calcext:value-type="string">
            <text:p>CAP Ultra Fine 'Jewellers Rouge' 5L</text:p>
          </table:table-cell>
          <table:table-cell office:value-type="float" office:value="345" calcext:value-type="float">
            <text:p>345</text:p>
          </table:table-cell>
          <table:table-cell office:value-type="float" office:value="299" calcext:value-type="float">
            <text:p>299</text:p>
          </table:table-cell>
          <table:table-cell office:value-type="float" office:value="267.26" calcext:value-type="float">
            <text:p>267.26</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LAY-2-100</text:p>
          </table:table-cell>
          <table:table-cell office:value-type="string" calcext:value-type="string">
            <text:p>Decontamination Clay Bar</text:p>
          </table:table-cell>
          <table:table-cell office:value-type="float" office:value="28" calcext:value-type="float">
            <text:p>28</text:p>
          </table:table-cell>
          <table:table-cell office:value-type="float" office:value="24.95" calcext:value-type="float">
            <text:p>24.95</text:p>
          </table:table-cell>
          <table:table-cell office:value-type="float" office:value="16.29" calcext:value-type="float">
            <text:p>16.29</text:p>
          </table:table-cell>
          <table:table-cell office:value-type="string" calcext:value-type="string">
            <text:p>clay-twin-pack.jpg</text:p>
          </table:table-cell>
          <table:table-cell office:value-type="string" calcext:value-type="string">
            <text:p>&lt;div class=\"infobox_container fiproductdescription\"&gt;&lt;div class=\"infobox fullbox\"&gt;&lt;h1 class=\"fiProduct\"&gt;Decontamination Clay Bar&lt;/h1&gt;\</text:p>
            <text:p>        If you have a machine polisher&amp;#44; Final Inspection HIGHLY recommends an Eraser for mechanical decontamination.&lt;br /&gt; The Eraser is faster&amp;#44; cheaper&amp;#44; less fatiguing and less abrasive.&lt;br /&gt; If you can not utilise a machine to decontaminate&amp;#44; our Clay Bar is an extra fine grade for minimal marring.&lt;br /&gt;&lt;br /&gt;&lt;br /&gt; &lt;strong&gt;Directions of use&lt;/strong&gt;&lt;br /&gt; &lt;em&gt;&lt;span style=\"font-size: xx-small;\"&gt;instructional video on next tab&lt;/span&gt;&lt;/em&gt;&lt;br /&gt;&lt;br /&gt; Clean all exterior surfaces with Paint Pampering Body Shampoo and dry.&lt;br /&gt; Only decontaminate vehicles in a clean area.&lt;br /&gt;&lt;br /&gt; Spray surface with Final Inspection Lube&amp;trade; Clay Lubricant and slide the clay bar across the surface to absorb contamination.&lt;br /&gt; After surface is decontaminated&amp;#44; remove lubrication immediately with NanoFibre Paintwork Cloth.&lt;br /&gt;&lt;br /&gt; When surface of clay bar is contaminated&amp;#44; soften a clay bar under warm water&amp;#44; turn clay bar into itself to reveal a clean surface and continue to decontaminate vehicle.&lt;br /&gt;&lt;br /&gt; Do not ever apply any solvents to a clay as damage will result.&lt;br /&gt; Store clay in clean container with a small amount of lubrican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LNSTRG20L</text:p>
          </table:table-cell>
          <table:table-cell office:value-type="string" calcext:value-type="string">
            <text:p>Cleanse STRONG 20L</text:p>
          </table:table-cell>
          <table:table-cell office:value-type="float" office:value="350" calcext:value-type="float">
            <text:p>350</text:p>
          </table:table-cell>
          <table:table-cell office:value-type="float" office:value="299" calcext:value-type="float">
            <text:p>299</text:p>
          </table:table-cell>
          <table:table-cell office:value-type="float" office:value="173.32" calcext:value-type="float">
            <text:p>173.32</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LNSTRG500</text:p>
          </table:table-cell>
          <table:table-cell office:value-type="string" calcext:value-type="string">
            <text:p>Cleanse STRONG 500ml</text:p>
          </table:table-cell>
          <table:table-cell office:value-type="float" office:value="15" calcext:value-type="float">
            <text:p>15</text:p>
          </table:table-cell>
          <table:table-cell office:value-type="float" office:value="13.5" calcext:value-type="float">
            <text:p>13.5</text:p>
          </table:table-cell>
          <table:table-cell office:value-type="float" office:value="10.31" calcext:value-type="float">
            <text:p>10.31</text:p>
          </table:table-cell>
          <table:table-cell office:value-type="string" calcext:value-type="string">
            <text:p>cleanse-strong-500.jpg</text:p>
          </table:table-cell>
          <table:table-cell office:value-type="string" calcext:value-type="string">
            <text:p>&lt;div class=\"infobox_container fiproductdescription\"&gt;&lt;div class=\"infobox fullbox\"&gt;&lt;h1 class=\"fiProduct\"&gt;Cleanse STRONG&lt;/h1&gt;\</text:p>
            <text:p>        &lt;p&gt;Dubbed 'The Tarminator'&amp;#44; Cleanse STRONG&amp;trade; makes light work of tar and most sub-surface contaminants on paint&amp;#44; glass and chrome.&lt;/strong&gt;&lt;/p&gt;</text:p>
            <text:p>\</text:p>
            <text:p>&lt;p&gt;&lt;span style=\"font-size: 12px;\"&gt;Purify and clarify any painted or glass surfaces by removing tar&amp;#44; adhesives and light sub-surface contamination with this thorough chemical paint cleanser&amp;#44; best used directly after mechanical decontamination (claying).&lt;/span&gt;&lt;/p&gt;</text:p>
            <text:p>\</text:p>
            <text:p>&lt;p&gt;&lt;span style=\"font-size: 12px;\"&gt;Designed primarily to quickly and efficiently remove oils &amp;amp; tar from paintwork&amp;#44; Cleanse STRONG&amp;trade; will safely remove the majority of surface and sub-surface contaminants from paint&amp;#44; glass&amp;#44; wheels and chrome.&lt;/span&gt;&lt;/p&gt;</text:p>
            <text:p>\</text:p>
            <text:p>\</text:p>
            <text:p>&lt;p&gt;&lt;strong&gt;Directions of use&lt;/strong&gt;&lt;br /&gt;For best results;&lt;/p&gt;</text:p>
            <text:p>\</text:p>
            <text:p>&lt;p&gt;1. Apply Cleanse STRONG&amp;trade; only to a clean and dry vehicle with cool surfaces and never in direct sunlight. &amp;nbsp;Always use Cleanse STRONG in a well-ventillated area.&lt;/p&gt;</text:p>
            <text:p>\</text:p>
            <text:p>&lt;p&gt;2. Spray 3-5 doses onto a Clean Nanofibre Paintwork Cloth&amp;trade; and a little onto the surface. &amp;nbsp;Allow to dwell for 20seconds or longer&amp;#44; do not allow to dry.&lt;/p&gt;</text:p>
            <text:p>\</text:p>
            <text:p>&lt;p&gt;3.&amp;nbsp;Wipe paint&amp;#44; glass and chrome to remove tar and/or contaminants. &amp;nbsp;Repeat if necessary.&lt;/p&gt;</text:p>
            <text:p>\</text:p>
            <text:p>&lt;p&gt;&lt;span&gt;Use a Nanofibre Wheel Cloth for Wheels to remove built-up and baked-on tar.&lt;/span&gt;&lt;/p&gt;</text:p>
            <text:p>\</text:p>
            <text:p>&lt;p&gt;IMPORTANT: re-apply waxes or sealants to any area where you have used Cleanse STRONG.&lt;br /&gt; 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ONV-14-8</text:p>
          </table:table-cell>
          <table:table-cell office:value-type="string" calcext:value-type="string">
            <text:p>Thread Converter 14mm-8mm</text:p>
          </table:table-cell>
          <table:table-cell office:value-type="float" office:value="5" calcext:value-type="float">
            <text:p>5</text:p>
          </table:table-cell>
          <table:table-cell office:value-type="float" office:value="4.5" calcext:value-type="float">
            <text:p>4.5</text:p>
          </table:table-cell>
          <table:table-cell office:value-type="float" office:value="3.24" calcext:value-type="float">
            <text:p>3.24</text:p>
          </table:table-cell>
          <table:table-cell office:value-type="string" calcext:value-type="string">
            <text:p>thread-converter01.jpg</text:p>
          </table:table-cell>
          <table:table-cell office:value-type="string" calcext:value-type="string">
            <text:p>&lt;div class=\"infobox_container fiproductdescription\"&gt;&lt;div class=\"infobox fullbox\"&gt;&lt;h1 class=\"fiProduct\"&gt;Thread Converter&lt;/h1&gt;\</text:p>
            <text:p>        &lt;p&gt;Convert your 14mm thread for rotary tools to an 8mm spindle for your drill for a different way to polish&lt;/strong&gt;&lt;/p&gt;</text:p>
            <text:p>\</text:p>
            <text:p>&lt;p&gt;Convert your backing plates for rotary polishers to be spun by a conventional drill.&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ONV-75-8</text:p>
          </table:table-cell>
          <table:table-cell office:value-type="string" calcext:value-type="string">
            <text:p>Pad Converter</text:p>
          </table:table-cell>
          <table:table-cell office:value-type="float" office:value="25" calcext:value-type="float">
            <text:p>25</text:p>
          </table:table-cell>
          <table:table-cell office:value-type="float" office:value="22.5" calcext:value-type="float">
            <text:p>22.5</text:p>
          </table:table-cell>
          <table:table-cell office:value-type="float" office:value="17.61" calcext:value-type="float">
            <text:p>17.61</text:p>
          </table:table-cell>
          <table:table-cell office:value-type="string" calcext:value-type="string">
            <text:p>pad-converter04.jpg</text:p>
          </table:table-cell>
          <table:table-cell office:value-type="string" calcext:value-type="string">
            <text:p>&lt;div class=\"infobox_container fiproductdescription\"&gt;&lt;div class=\"infobox fullbox\"&gt;&lt;h1 class=\"fiProduct\"&gt;Pad Converter&lt;/h1&gt;\</text:p>
            <text:p>        &lt;p&gt;The Final Inspection Pad Converter allows you to utilise 9omm pads with your standard electric drill.&lt;/p&gt;</text:p>
            <text:p>\</text:p>
            <text:p>&lt;p&gt;The Pad Converter has an 8mm spindle that attaches to almost any conventional drill&amp;#44; simply insert the spindle into your drill&amp;#44; tighten&amp;#44; attach any 9omm diameter polishing pad and you're polishing without the need for a rotary polisher!&lt;/p&gt;</text:p>
            <text:p>\</text:p>
            <text:p>&lt;p&gt;The Pad Converter is also useful for those awkward areas or for polishing using a different angle of position. &amp;nbsp;Conventional drills are not shaped like rotary or random orbital polishers and are usually significantly slimmer&amp;#44; this is often an alternative that comes in very handy for professional detailers to avoid potential risk of the tool coming into contact with the vehicle.&lt;/p&gt;</text:p>
            <text:p>\</text:p>
            <text:p>&lt;p&gt;Any pad with a velcro backing between 75mm and 100mm in diameter can be used with the Pad Converter.&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DE250</text:p>
          </table:table-cell>
          <table:table-cell office:value-type="string" calcext:value-type="string">
            <text:p>Dark Energy 250ml</text:p>
          </table:table-cell>
          <table:table-cell office:value-type="float" office:value="32" calcext:value-type="float">
            <text:p>32</text:p>
          </table:table-cell>
          <table:table-cell office:value-type="float" office:value="27.95" calcext:value-type="float">
            <text:p>27.95</text:p>
          </table:table-cell>
          <table:table-cell office:value-type="float" office:value="20.48" calcext:value-type="float">
            <text:p>20.48</text:p>
          </table:table-cell>
          <table:table-cell office:value-type="string" calcext:value-type="string">
            <text:p>dark-energy.jpg</text:p>
          </table:table-cell>
          <table:table-cell office:value-type="string" calcext:value-type="string">
            <text:p>&lt;div class=\"infobox_container fiproductdescription\"&gt;&lt;div class=\"infobox fullbox\"&gt;&lt;h1 class=\"fiProduct\"&gt;Dark Energy&lt;/h1&gt;\</text:p>
            <text:p>        Dark Energy pure carnauba quick detailer is designed to boost your 'Dark Matter' wax layer but can also be used as a stand alone concours wax and to top any wax or sealant for that deep&amp;#44; rich and wet look.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DM250</text:p>
          </table:table-cell>
          <table:table-cell office:value-type="string" calcext:value-type="string">
            <text:p>Dark Matter 250ml</text:p>
          </table:table-cell>
          <table:table-cell office:value-type="float" office:value="28" calcext:value-type="float">
            <text:p>28</text:p>
          </table:table-cell>
          <table:table-cell office:value-type="float" office:value="24.95" calcext:value-type="float">
            <text:p>24.95</text:p>
          </table:table-cell>
          <table:table-cell office:value-type="float" office:value="17.94" calcext:value-type="float">
            <text:p>17.94</text:p>
          </table:table-cell>
          <table:table-cell office:value-type="string" calcext:value-type="string">
            <text:p>dark-matter.jpg</text:p>
          </table:table-cell>
          <table:table-cell office:value-type="string" calcext:value-type="string">
            <text:p>&lt;div class=\"infobox_container fiproductdescription\"&gt;&lt;div class=\"infobox fullbox\"&gt;&lt;h1 class=\"fiProduct\"&gt;Dark Matter&lt;/h1&gt;\</text:p>
            <text:p>        For your Hybrid Paint Protection system.</text:p>
            <text:p>\</text:p>
            <text:p>Dark Matter is a premium&amp;#44; high glazing wax&amp;#44; designed primarily for cosmetic appeal&amp;#44; Dark Matter enhances Depth of Colour and increases Gloss substantialy.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DOPR-9</text:p>
          </table:table-cell>
          <table:table-cell office:value-type="string" calcext:value-type="string">
            <text:p>Denim OPR Pad</text:p>
          </table:table-cell>
          <table:table-cell office:value-type="float" office:value="15" calcext:value-type="float">
            <text:p>15</text:p>
          </table:table-cell>
          <table:table-cell office:value-type="float" office:value="13.5" calcext:value-type="float">
            <text:p>13.5</text:p>
          </table:table-cell>
          <table:table-cell office:value-type="float" office:value="8.92" calcext:value-type="float">
            <text:p>8.92</text:p>
          </table:table-cell>
          <table:table-cell office:value-type="string" calcext:value-type="string">
            <text:p>denim01_no_hole.jpg</text:p>
          </table:table-cell>
          <table:table-cell office:value-type="string" calcext:value-type="string">
            <text:p>&lt;div class=\"infobox_container fiproductdescription\"&gt;&lt;div class=\"infobox fullbox\"&gt;&lt;h1 class=\"fiProduct\"&gt;Denim OPR Pad&lt;/h1&gt;\</text:p>
            <text:p>        &lt;p&gt;Denim OPR pads reduce orange peel texture of the paint surface by removing film build from the tops of the 'hills' that are the make-up of the 'hill and valley' orange peel texture.&lt;/strong&gt;&lt;br /&gt; &lt;strong&gt;Denim pads are the equivalent to 2ooo grit abrasive sanding discs and whilst use of these pads doesn't result in the marred surface you expect from a 2ooo grit sanding disc&amp;#44; the film build removal is as aggressive.&lt;/strong&gt;&lt;/p&gt;</text:p>
            <text:p>\</text:p>
            <text:p>&lt;p&gt;Unlike sanding paper or discs&amp;#44; OPR pads allow for gradual texture correction in a far more progressive manner&amp;#44; blending texture with OPR pads is a much more forgiving experience.&lt;br /&gt;Velvet OPR pads are for skilled and experienced professionals or advanced amateurs only as they are deceivingly aggressive and do remove a substantial amount of film build&amp;#44; very quickly.&lt;/p&gt;</text:p>
            <text:p>\</text:p>
            <text:p>&lt;p&gt;&lt;br /&gt;&lt;br /&gt; &lt;strong&gt;Directions of use&lt;/strong&gt;&lt;/p&gt;</text:p>
            <text:p>\</text:p>
            <text:p>&lt;p&gt;&lt;strong&gt;1.&lt;/strong&gt; Make sure panels to be texture corrected are clean&amp;#44; dry and free of surface contaminants&amp;#44; decontamination is essential for efficient OPR. It is highly recommended to diagnose surfaces for sufficient film build with an accurate and properly calibrated PTT.&lt;/p&gt;</text:p>
            <text:p>\</text:p>
            <text:p>&lt;p&gt;&lt;strong&gt;2.&lt;/strong&gt; Centre your OPR pad to your backing plate and use a slow speed with a small amount of polish to correct surface as you would if you were to polish with a foam or NanoFibre pad. Final Inspection recommend CAP Heavy with OPR pads but you will be able to utilise any C.A.P polish.&lt;/p&gt;</text:p>
            <text:p>\</text:p>
            <text:p>&lt;p&gt;&lt;strong&gt;3.&lt;/strong&gt; Remove polish with a NanoFibre Paintwork Cloth and Paint Cleanse and check surface for texture correction.&lt;/p&gt;</text:p>
            <text:p>\</text:p>
            <text:p>\</text:p>
            <text:p>&lt;p&gt;NB:&lt;/p&gt;</text:p>
            <text:p>\</text:p>
            <text:p>&lt;p&gt;- If correction levels are yet to be reached&amp;#44; repeat step 2 and 3.&lt;br /&gt; - It is recommended to check film build levels with a PTT after texture correction for documentation.&lt;br /&gt; - An interface pad may be used (between OPR pad and backing plate) for varied correction characteristic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ERS-125</text:p>
          </table:table-cell>
          <table:table-cell office:value-type="string" calcext:value-type="string">
            <text:p>The Eraser 125mm</text:p>
          </table:table-cell>
          <table:table-cell office:value-type="float" office:value="25" calcext:value-type="float">
            <text:p>25</text:p>
          </table:table-cell>
          <table:table-cell office:value-type="float" office:value="22.5" calcext:value-type="float">
            <text:p>22.5</text:p>
          </table:table-cell>
          <table:table-cell office:value-type="float" office:value="17.46" calcext:value-type="float">
            <text:p>17.46</text:p>
          </table:table-cell>
          <table:table-cell office:value-type="string" calcext:value-type="string">
            <text:p>eraser125.jpg</text:p>
          </table:table-cell>
          <table:table-cell office:value-type="string" calcext:value-type="string">
            <text:p>&lt;div class=\"infobox_container fiproductdescription\"&gt;&lt;div class=\"infobox fullbox\"&gt;&lt;h1 class=\"fiProduct\"&gt;The Eraser 125mm&lt;/h1&gt;\</text:p>
            <text:p>        &lt;p&gt;&lt;br /&gt;&lt;br /&gt;&lt;/p&gt;</text:p>
            <text:p>\</text:p>
            <text:p>&lt;p&gt;The Eraser&amp;trade; clay/decontamination tool revolutionises the way detailers decontaminate surfaces and will soon mark the end of cumbersome and time consuming clay bar treatment.&lt;/strong&gt;&lt;/p&gt;</text:p>
            <text:p>\</text:p>
            <text:p>&lt;p&gt;The Eraser&amp;trade; uses polymers to pull away surface contaminants without aggressive mechanical action.&lt;br /&gt; The repetitious movement of claying a car severely reduces efficiency as it fatigues the detailer.&lt;br /&gt; The Eraser&amp;trade; solves this issue by utilising a machine to carry out all the leg work.&lt;br /&gt; The Eraser&amp;trade; also reduces marring significantly and provides a significantly higher rate of contamination removal.&lt;/p&gt;</text:p>
            <text:p>\</text:p>
            <text:p>&lt;p&gt;The Eraser&amp;trade; is for random orbital machine use.&lt;/p&gt;</text:p>
            <text:p>\</text:p>
            <text:p>\</text:p>
            <text:p>&lt;p&gt;&lt;strong&gt;Directions of use&lt;/strong&gt;&lt;br /&gt; &lt;strong&gt;&lt;/strong&gt;For best results;&lt;/p&gt;</text:p>
            <text:p>\</text:p>
            <text:p>&lt;p&gt;1. Only use the Eraser&amp;trade; on a clean&amp;#44; dry vehicle and only work one panel at a time.&lt;/p&gt;</text:p>
            <text:p>\</text:p>
            <text:p>&lt;p&gt;2. Lubricate panel with Final Inspection Lube&amp;trade;&lt;/p&gt;</text:p>
            <text:p>\</text:p>
            <text:p>&lt;p&gt;3. Work the Eraser&amp;trade; at a speed of approximately 5ooo opm moving the machine slowly to ensure thorough cleaning.&lt;/p&gt;</text:p>
            <text:p>\</text:p>
            <text:p>&lt;p&gt;4. Remove lubricant immediately after panel has been decontaminated.&lt;/p&gt;</text:p>
            <text:p>\</text:p>
            <text:p>\</text:p>
            <text:p>&lt;p&gt;Surface decontamination with The Eraser&amp;trade; (mechanical decontamination) should always be followed by a sub-surface (chemical) decontamination. We highly recommended following The Eraser&amp;trade; with a wipe down utilising Cleanse STRONG&amp;trade; for thorough two-stage mechanical and chemical decontamination.&lt;/p&gt;</text:p>
            <text:p>\</text:p>
            <text:p>\</text:p>
            <text:p>&lt;p&gt;&lt;strong&gt;Maintenance &amp;amp; FAQ&lt;/strong&gt;&lt;br /&gt;&lt;strong&gt;&lt;/strong&gt;For best results&amp;#44; keep the Eraser&amp;trade; clean&amp;#44; and free of dust. &amp;nbsp;Clean it with lubricant before the next use by spraying lubricant onto the pad and removing the lubricant (along with any dust) by wiping the face with a paintwork cloth.&lt;/p&gt;</text:p>
            <text:p>\</text:p>
            <text:p>&lt;p&gt;Use the&amp;nbsp;Eraser&amp;trade; on a section of glass first before using it on paintwork to clean and soften the face.&lt;/p&gt;</text:p>
            <text:p>\</text:p>
            <text:p>&lt;p&gt;If your&amp;nbsp;Eraser&amp;trade; is marking paintwork&amp;#44; it is highly likely that it is contaminated and requires cleaning or replacement&amp;#44; this is why clean storage is important&amp;#44; treat your&amp;nbsp;Eraser&amp;trade; like you would a clay bar in terms of storage.&lt;/p&gt;</text:p>
            <text:p>\</text:p>
            <text:p>&lt;p&gt;If your&amp;nbsp;Eraser&amp;trade; is slow to remove contaminants&amp;#44; it may require replacement. &amp;nbsp;The&amp;nbsp;Eraser&amp;trade; will decontaminate 5 vehicles before performance drops but will decontaminate 20-30 vehicles before performance deteriorates significant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ERS-150</text:p>
          </table:table-cell>
          <table:table-cell office:value-type="string" calcext:value-type="string">
            <text:p>The Eraser 150mm</text:p>
          </table:table-cell>
          <table:table-cell office:value-type="float" office:value="28" calcext:value-type="float">
            <text:p>28</text:p>
          </table:table-cell>
          <table:table-cell office:value-type="float" office:value="24.95" calcext:value-type="float">
            <text:p>24.95</text:p>
          </table:table-cell>
          <table:table-cell office:value-type="float" office:value="19.03" calcext:value-type="float">
            <text:p>19.03</text:p>
          </table:table-cell>
          <table:table-cell office:value-type="string" calcext:value-type="string">
            <text:p>eraser150.jpg</text:p>
          </table:table-cell>
          <table:table-cell office:value-type="string" calcext:value-type="string">
            <text:p>&lt;div class=\"infobox_container fiproductdescription\"&gt;&lt;div class=\"infobox fullbox\"&gt;&lt;h1 class=\"fiProduct\"&gt;The Eraser 150mm&lt;/h1&gt;\</text:p>
            <text:p>        &lt;p&gt;The Eraser&amp;trade; clay/decontamination tool revolutionises the way detailers decontaminate surfaces and will soon mark the end of cumbersome and time consuming clay bar treatment.&lt;/strong&gt;&lt;/p&gt;</text:p>
            <text:p>\</text:p>
            <text:p>&lt;p&gt;The Eraser&amp;trade; uses polymers to pull away surface contaminants without aggressive mechanical action.&lt;br /&gt; The repetitious movement of claying a car severely reduces efficiency as it fatigues the detailer.&lt;br /&gt; The Eraser&amp;trade; solves this issue by utilising a machine to carry out all the leg work.&lt;br /&gt; The Eraser&amp;trade; also reduces marring significantly and provides a significantly higher rate of contamination removal.&lt;/p&gt;</text:p>
            <text:p>\</text:p>
            <text:p>&lt;p&gt;The Eraser&amp;trade; is for random orbital machine use.&lt;/p&gt;</text:p>
            <text:p>\</text:p>
            <text:p>\</text:p>
            <text:p>&lt;p&gt;&lt;strong&gt;Directions of use&lt;/strong&gt;&lt;br /&gt; &lt;strong&gt;&lt;/strong&gt;For best results;&lt;/p&gt;</text:p>
            <text:p>\</text:p>
            <text:p>&lt;p&gt;1. Only use the Eraser&amp;trade; on a clean&amp;#44; dry vehicle and only work one panel at a time.&lt;/p&gt;</text:p>
            <text:p>\</text:p>
            <text:p>&lt;p&gt;2. Lubricate panel with Final Inspection Lube&amp;trade;&lt;/p&gt;</text:p>
            <text:p>\</text:p>
            <text:p>&lt;p&gt;3. Work the Eraser&amp;trade; at a speed of approximately 5ooo opm moving the machine slowly to ensure thorough cleaning.&lt;/p&gt;</text:p>
            <text:p>\</text:p>
            <text:p>&lt;p&gt;4. Remove lubricant immediately after panel has been decontaminated.&lt;/p&gt;</text:p>
            <text:p>\</text:p>
            <text:p>\</text:p>
            <text:p>&lt;p&gt;Surface decontamination with The Eraser&amp;trade; (mechanical decontamination) should always be followed by a sub-surface (chemical) decontamination. We highly recommended following The Eraser&amp;trade; with a wipe down utilising Cleanse STRONG&amp;trade; for thorough two-stage mechanical and chemical decontamination.&lt;/p&gt;</text:p>
            <text:p>\</text:p>
            <text:p>\</text:p>
            <text:p>&lt;p&gt;&lt;strong&gt;Maintenance &amp;amp; FAQ&lt;/strong&gt;&lt;br /&gt;&lt;strong&gt;&lt;/strong&gt;For best results&amp;#44; keep the Eraser&amp;trade; clean&amp;#44; and free of dust. &amp;nbsp;Clean it with lubricant before the next use by spraying lubricant onto the pad and removing the lubricant (along with any dust) by wiping the face with a paintwork cloth.&lt;/p&gt;</text:p>
            <text:p>\</text:p>
            <text:p>&lt;p&gt;Use the&amp;nbsp;Eraser&amp;trade; on a section of glass first before using it on paintwork to clean and soften the face.&lt;/p&gt;</text:p>
            <text:p>\</text:p>
            <text:p>&lt;p&gt;If your&amp;nbsp;Eraser&amp;trade; is marking paintwork&amp;#44; it is highly likely that it is contaminated and requires cleaning or replacement&amp;#44; this is why clean storage is important&amp;#44; treat your&amp;nbsp;Eraser&amp;trade; like you would a clay bar in terms of storage.&lt;/p&gt;</text:p>
            <text:p>\</text:p>
            <text:p>&lt;p&gt;If your&amp;nbsp;Eraser&amp;trade; is slow to remove contaminants&amp;#44; it may require replacement. &amp;nbsp;The&amp;nbsp;Eraser&amp;trade; will decontaminate 5 vehicles before performance drops but will decontaminate 20-30 vehicles before performance deteriorates significant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EXX-14-70</text:p>
          </table:table-cell>
          <table:table-cell office:value-type="string" calcext:value-type="string">
            <text:p>Exxtender (14mm - 70mm)</text:p>
          </table:table-cell>
          <table:table-cell office:value-type="float" office:value="25" calcext:value-type="float">
            <text:p>25</text:p>
          </table:table-cell>
          <table:table-cell office:value-type="float" office:value="22.5" calcext:value-type="float">
            <text:p>22.5</text:p>
          </table:table-cell>
          <table:table-cell office:value-type="float" office:value="18.14" calcext:value-type="float">
            <text:p>18.14</text:p>
          </table:table-cell>
          <table:table-cell office:value-type="string" calcext:value-type="string">
            <text:p>exxtender01.jpg</text:p>
          </table:table-cell>
          <table:table-cell office:value-type="string" calcext:value-type="string">
            <text:p>&lt;div class=\"infobox_container fiproductdescription\"&gt;&lt;div class=\"infobox fullbox\"&gt;&lt;h1 class=\"fiProduct\"&gt;Exxtender (14mm - 70mm)&lt;/h1&gt;\</text:p>
            <text:p>        &lt;p&gt;&lt;strong&gt;The Pad Exxtender&amp;#44; the Final Inspection invention that revolutionised the detailing in detailing.&lt;/strong&gt;&lt;br /&gt; Extend your pad 70mm by adding the Exxtender between your backing plate and polishing machine.&lt;br /&gt; Suits 14mm threads only.&lt;/p&gt;</text:p>
            <text:p>\</text:p>
            <text:p>&lt;p&gt;See the Exxtender in action in the instructional video s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EED1L</text:p>
          </table:table-cell>
          <table:table-cell office:value-type="string" calcext:value-type="string">
            <text:p>Leather Feed 1L</text:p>
          </table:table-cell>
          <table:table-cell office:value-type="float" office:value="110" calcext:value-type="float">
            <text:p>110</text:p>
          </table:table-cell>
          <table:table-cell office:value-type="float" office:value="99" calcext:value-type="float">
            <text:p>99</text:p>
          </table:table-cell>
          <table:table-cell office:value-type="float" office:value="67.21" calcext:value-type="float">
            <text:p>67.21</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EED275</text:p>
          </table:table-cell>
          <table:table-cell office:value-type="string" calcext:value-type="string">
            <text:p>Leather Feed 275ml</text:p>
          </table:table-cell>
          <table:table-cell office:value-type="float" office:value="32" calcext:value-type="float">
            <text:p>32</text:p>
          </table:table-cell>
          <table:table-cell office:value-type="float" office:value="27.95" calcext:value-type="float">
            <text:p>27.95</text:p>
          </table:table-cell>
          <table:table-cell office:value-type="float" office:value="19.34" calcext:value-type="float">
            <text:p>19.34</text:p>
          </table:table-cell>
          <table:table-cell office:value-type="string" calcext:value-type="string">
            <text:p>leather-feed.jpg</text:p>
          </table:table-cell>
          <table:table-cell office:value-type="string" calcext:value-type="string">
            <text:p>&lt;div class=\"infobox_container fiproductdescription\"&gt;&lt;div class=\"infobox fullbox\"&gt;&lt;h1 class=\"fiProduct\"&gt;Leather Feed&lt;/h1&gt;\</text:p>
            <text:p>        &lt;p&gt;The world's leather moisturiser&amp;#44; &lt;strong&gt;Feed&amp;trade;&lt;/strong&gt;&amp;nbsp;by Final Inspection is a vey high quality leather conditioner designed to hydrate all types of leather keeping them soft and supple. &amp;nbsp;Packed with the same tanning oils used to initially condition leather in the manufacturing proces&amp;#44; &lt;strong&gt;Feed&amp;trade;&lt;/strong&gt;&amp;nbsp;lends a fresh&amp;#44; genuine leather look&amp;#44; smell and&amp;nbsp;&lt;/strong&gt;&lt;strong&gt;feel.&lt;/strong&gt;&lt;/p&gt;</text:p>
            <text:p>\</text:p>
            <text:p>\</text:p>
            <text:p>&lt;p&gt;Leather Feed&amp;trade; delivers perfect results on the following materials&lt;/strong&gt;&lt;/p&gt;</text:p>
            <text:p>\</text:p>
            <text:p>&lt;p&gt;- All types of aniline leather&lt;br /&gt;- All types of semi-aniline leather (most very high-end luxury vehicles)&lt;br /&gt;- All types of PU coated leather&amp;nbsp;(most mass-produced vehicles)&lt;/p&gt;</text:p>
            <text:p>\</text:p>
            <text:p>\</text:p>
            <text:p>&lt;/div&gt;&lt;div class=\"infobox fullbox\"&gt;&lt;h2&gt;When should I re-hydrate to my leather?&lt;/h2&gt;</text:p>
            <text:p>\</text:p>
            <text:p>&lt;p&gt;You should replace lost moisutre every month regardless of how much or little use the vehicle has.&lt;/p&gt;</text:p>
            <text:p>\</text:p>
            <text:p>\</text:p>
            <text:p>&lt;p&gt;Why is a dedicated feeder and cleaner better than an all in one product?&lt;/strong&gt;&lt;/p&gt;</text:p>
            <text:p>\</text:p>
            <text:p>&lt;p&gt;Dedicated cleaner should be used to remove debris before a moisturiser&amp;#44; designer to sink deep into the leather is applied.&lt;/p&gt;</text:p>
            <text:p>\</text:p>
            <text:p>&lt;p&gt;It is highly recommended to clean leather&amp;#44; however&amp;#44; Final Inspection 'Feed' does contain a very small amount of cleaners designed to remove only very light soiling.&lt;/p&gt;</text:p>
            <text:p>\</text:p>
            <text:p>&lt;p&gt;For instanace&amp;#44; for vehicles that aren't very dirty and/or aren't used very often&amp;#44; it will be unnecessary to use a dedicated cleaner often.&lt;/p&gt;</text:p>
            <text:p>\</text:p>
            <text:p>\</text:p>
            <text:p>&lt;/div&gt;&lt;div class=\"infobox fullbox\"&gt;&lt;h2&gt;May I use Leather Feed in my home or office?&lt;/h2&gt;</text:p>
            <text:p>\</text:p>
            <text:p>&lt;p&gt;Of course&amp;#44; Leather 'Feed' may be used on all types of leather as part of good maintenance&amp;#44; separate products are not required for leather sofas etc.&lt;/p&gt;</text:p>
            <text:p>\</text:p>
            <text:p>\</text:p>
            <text:p>&lt;/div&gt;&lt;div class=\"infobox fullbox\"&gt;&lt;h2&gt;May I 'feed' vinyl or leatherette?&lt;/h2&gt;</text:p>
            <text:p>\</text:p>
            <text:p>&lt;p&gt;Whilst Final Inspection Leather Feed will not damage vinyl&amp;#44; plastic&amp;#44; MB Tech or any other kind of leatherette&amp;#44; it is futile feeding these synthetic materials.&lt;/p&gt;</text:p>
            <text:p>\</text:p>
            <text:p>&lt;p&gt;Leather Feed won't be accepted by these materials and the surfaces will most likely remain greasy&amp;#44; the product will then require removal or will be removed by clothing.&lt;/p&gt;</text:p>
            <text:p>\</text:p>
            <text:p>&lt;p&gt;Final Inspection suggests not moisturising vinyls with feed as well as cleaning them with Leather Clean Gel&amp;#44; instead&amp;#44; clean synthetic materials with Interior Cleanse for its superior cleaning power and reduced cost. &amp;nbsp;Do not clean leather with Interior Cleanse.&lt;/p&gt;</text:p>
            <text:p>\</text:p>
            <text:p>\</text:p>
            <text:p>&lt;/div&gt;&lt;div class=\"infobox fullbox\"&gt;&lt;h2&gt;Directions of use&lt;/h2&gt;</text:p>
            <text:p>\</text:p>
            <text:p>&lt;p&gt;1.&amp;nbsp;Make sure all leather surfaces are clean and dry. &amp;nbsp;If heavily soiled&amp;#44; first clean with Final Inspection Leather Clean Gel&amp;trade;. &amp;nbsp;If lightly dusty or dirty&amp;#44; wipe surfaces clean with a slightly damp Final Inspection NanoFibre&amp;nbsp;Interior Cloth&amp;trade;&amp;nbsp;and allow to dry.&lt;/p&gt;</text:p>
            <text:p>\</text:p>
            <text:p>&lt;p&gt;2. For best results&amp;#44; apply a coin-sized amount of Leather Feed&amp;trade; onto a clean and dry Final Inspection NanoFibre Interior Applicator&amp;trade; (yellow) and prime the applicator by spreading the feed around and into the applicator.&lt;br /&gt;&lt;br /&gt;3. Do not remove leather 'Feed' from leather&amp;#44; instead&amp;#44; allow up to 15min for leather to accept nourishment and return to a dry state with no gloss. &amp;nbsp;If leather returns dry in less than 5mins&amp;#44; it may require more hydration&amp;#44; it is recommended to re-apply by carrying out processes in step 2.&lt;/p&gt;</text:p>
            <text:p>\</text:p>
            <text:p>\</text:p>
            <text:p>&lt;p&gt;A much more elaborate explanation of the recommended Final Inspection process is available by clicking here.&lt;/p&gt;</text:p>
            <text:p>\</text:p>
            <text:p>\</text:p>
            <text:p>&lt;p&gt;&lt;strong&gt;Version information:&lt;/strong&gt;&amp;nbsp; v2 &amp;nbsp;l &amp;nbsp;optimised 2012&lt;/p&gt;</text:p>
            <text:p>\</text:p>
            <text:p>&lt;p&gt;&lt;strong&gt;Design and manufacture:&lt;/strong&gt;&amp;nbsp; designed in Australia l manufactured in America&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I-LABEL</text:p>
          </table:table-cell>
          <table:table-cell office:value-type="string" calcext:value-type="string">
            <text:p>Final Inspection Product Replacement Labels</text:p>
          </table:table-cell>
          <table:table-cell office:value-type="float" office:value="1" calcext:value-type="float">
            <text:p>1</text:p>
          </table:table-cell>
          <table:table-cell office:value-type="float" office:value="0.9" calcext:value-type="float">
            <text:p>0.9</text:p>
          </table:table-cell>
          <table:table-cell office:value-type="float" office:value="0.78" calcext:value-type="float">
            <text:p>0.78</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I-SP-500</text:p>
          </table:table-cell>
          <table:table-cell office:value-type="string" calcext:value-type="string">
            <text:p>500ml Replacement Spray Pack</text:p>
          </table:table-cell>
          <table:table-cell office:value-type="float" office:value="5" calcext:value-type="float">
            <text:p>5</text:p>
          </table:table-cell>
          <table:table-cell office:value-type="float" office:value="4.5" calcext:value-type="float">
            <text:p>4.5</text:p>
          </table:table-cell>
          <table:table-cell office:value-type="float" office:value="3.9" calcext:value-type="float">
            <text:p>3.9</text:p>
          </table:table-cell>
          <table:table-cell office:value-type="string" calcext:value-type="string">
            <text:p>fi-spray-pack.jpg</text:p>
          </table:table-cell>
          <table:table-cell office:value-type="string" calcext:value-type="string">
            <text:p>&lt;div class=\"infobox_container fiproductdescription\"&gt;&lt;div class=\"infobox fullbox\"&gt;&lt;h1 class=\"fiProduct\"&gt;500mL Replacement Spray Pack&lt;/h1&gt;\</text:p>
            <text:p>        &lt;/div&gt;&lt;div class=\"infobox fullbox\"&gt;&lt;h2&gt;Empty 5ooml replacement Final Inspection spray pack&lt;/h2&gt;</text:p>
            <text:p>\</text:p>
            <text:p>&lt;p&gt;The no topple bottle squats down and won't easily fall over in windy conditions&amp;#44; completely transperatnt so you can easily identify products from a distance without the label in view and see how much of that 5ooml is available.&lt;/p&gt;</text:p>
            <text:p>\</text:p>
            <text:p>&lt;p&gt;Traditional Final Inspection bottle with the super comfortable infinitely variable output trigger.&lt;/p&gt;</text:p>
            <text:p>\</text:p>
            <text:p>\</text:p>
            <text:p>&lt;p&gt;NB: Replacement labels also available from Final Inspection&amp;#44; contact Final Inspection at: info@finalinspection.com.au&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PP30</text:p>
          </table:table-cell>
          <table:table-cell office:value-type="string" calcext:value-type="string">
            <text:p>Full Metal Jacket Paint Protection</text:p>
          </table:table-cell>
          <table:table-cell office:value-type="float" office:value="275" calcext:value-type="float">
            <text:p>275</text:p>
          </table:table-cell>
          <table:table-cell office:value-type="float" office:value="239.95" calcext:value-type="float">
            <text:p>239.95</text:p>
          </table:table-cell>
          <table:table-cell office:value-type="float" office:value="176.8" calcext:value-type="float">
            <text:p>176.8</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125</text:p>
          </table:table-cell>
          <table:table-cell office:value-type="string" calcext:value-type="string">
            <text:p>Full Metal Jacket Spray Wax 125ml</text:p>
          </table:table-cell>
          <table:table-cell office:value-type="float" office:value="35" calcext:value-type="float">
            <text:p>35</text:p>
          </table:table-cell>
          <table:table-cell office:value-type="float" office:value="29.95" calcext:value-type="float">
            <text:p>29.95</text:p>
          </table:table-cell>
          <table:table-cell office:value-type="float" office:value="15.06" calcext:value-type="float">
            <text:p>15.06</text:p>
          </table:table-cell>
          <table:table-cell office:value-type="string" calcext:value-type="string">
            <text:p>FMJ-Spray-Wax.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20L</text:p>
          </table:table-cell>
          <table:table-cell office:value-type="string" calcext:value-type="string">
            <text:p>Full Metal Jacket Spray Wax 20L</text:p>
          </table:table-cell>
          <table:table-cell table:number-columns-repeated="2" office:value-type="float" office:value="3250" calcext:value-type="float">
            <text:p>3250</text:p>
          </table:table-cell>
          <table:table-cell office:value-type="float" office:value="2005.77" calcext:value-type="float">
            <text:p>2005.77</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FMJSW275</text:p>
          </table:table-cell>
          <table:table-cell office:value-type="string" calcext:value-type="string">
            <text:p>Full Metal Jacket Spray Wax 275ml</text:p>
          </table:table-cell>
          <table:table-cell office:value-type="float" office:value="65" calcext:value-type="float">
            <text:p>65</text:p>
          </table:table-cell>
          <table:table-cell office:value-type="float" office:value="56.95" calcext:value-type="float">
            <text:p>56.95</text:p>
          </table:table-cell>
          <table:table-cell office:value-type="float" office:value="20.27" calcext:value-type="float">
            <text:p>20.27</text:p>
          </table:table-cell>
          <table:table-cell office:value-type="string" calcext:value-type="string">
            <text:p>FMJ-Spray-Wax.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500</text:p>
          </table:table-cell>
          <table:table-cell office:value-type="string" calcext:value-type="string">
            <text:p>Full Metal Jacket Spray Wax 5ooml</text:p>
          </table:table-cell>
          <table:table-cell office:value-type="float" office:value="110" calcext:value-type="float">
            <text:p>110</text:p>
          </table:table-cell>
          <table:table-cell office:value-type="float" office:value="89" calcext:value-type="float">
            <text:p>89</text:p>
          </table:table-cell>
          <table:table-cell office:value-type="float" office:value="38.87" calcext:value-type="float">
            <text:p>38.87</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5L</text:p>
          </table:table-cell>
          <table:table-cell office:value-type="string" calcext:value-type="string">
            <text:p>Full Metal Jacket Spray Wax 5L</text:p>
          </table:table-cell>
          <table:table-cell table:number-columns-repeated="2" office:value-type="float" office:value="950" calcext:value-type="float">
            <text:p>950</text:p>
          </table:table-cell>
          <table:table-cell office:value-type="float" office:value="502.13" calcext:value-type="float">
            <text:p>502.13</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B125</text:p>
          </table:table-cell>
          <table:table-cell office:value-type="string" calcext:value-type="string">
            <text:p>Gloss Boost 125ml</text:p>
          </table:table-cell>
          <table:table-cell office:value-type="float" office:value="12.5" calcext:value-type="float">
            <text:p>12.5</text:p>
          </table:table-cell>
          <table:table-cell office:value-type="float" office:value="11.25" calcext:value-type="float">
            <text:p>11.25</text:p>
          </table:table-cell>
          <table:table-cell office:value-type="float" office:value="6.11" calcext:value-type="float">
            <text:p>6.11</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1L</text:p>
          </table:table-cell>
          <table:table-cell office:value-type="string" calcext:value-type="string">
            <text:p>Gloss Boost 1L</text:p>
          </table:table-cell>
          <table:table-cell office:value-type="float" office:value="45" calcext:value-type="float">
            <text:p>45</text:p>
          </table:table-cell>
          <table:table-cell office:value-type="float" office:value="39.95" calcext:value-type="float">
            <text:p>39.95</text:p>
          </table:table-cell>
          <table:table-cell office:value-type="float" office:value="18.04" calcext:value-type="float">
            <text:p>18.04</text:p>
          </table:table-cell>
          <table:table-cell office:value-type="string" calcext:value-type="string">
            <text:p>Boost 1L Refill Store.jpg</text:p>
          </table:table-cell>
          <table:table-cell office:value-type="string" calcext:value-type="string">
            <text:p>&lt;div class=\"infobox_container fiproductdescription\"&gt;&lt;div class=\"infobox fullbox\"&gt;&lt;h1 class=\"fiProduct\"&gt;Gloss Boost 1L Refill&lt;/h1&gt;\</text:p>
            <text:p>        &lt;p&gt;&lt;span&gt;Gloss Boost&amp;trade; is&amp;nbsp;&lt;/span&gt;the world's best after-wash gloss enhancer&amp;#44; very quickly and very easily boosting the gloss and reflectivity of any high gloss surface such as paintwork&amp;#44; glass or chrome.&lt;/strong&gt;&lt;/p&gt;</text:p>
            <text:p>\</text:p>
            <text:p>&lt;p&gt;Gloss Boost&amp;trade; is safe on all exterior surfaces including uncoated plastics&lt;br /&gt; Gloss Boost&amp;trade; also provides lubrication for safer removal of very light debris such as dust and fingerprints.&lt;/p&gt;</text:p>
            <text:p>\</text:p>
            <text:p>&lt;p&gt;Gloss Boost&amp;trade; has 1% nano-polymers for a small amount of protection.&lt;/p&gt;</text:p>
            <text:p>\</text:p>
            <text:p>&lt;p&gt;Also fantastic on interior surfaces such as glossy interior trim&amp;#44; transparent plastics such as instrument cluster covers and TV/Navigation screens&amp;#44; headlights&amp;#44; tail lights -anything that isn't leather&amp;#44; plastic&amp;#44; fabric or vinyl.&lt;/p&gt;</text:p>
            <text:p>\</text:p>
            <text:p>\</text:p>
            <text:p>&lt;p&gt;&lt;strong&gt;Directions of use&lt;/strong&gt;&lt;br /&gt;For best results;&lt;/p&gt;</text:p>
            <text:p>\</text:p>
            <text:p>&lt;p&gt;1. Apply Gloss Boost&amp;trade; to a clean and dry vehicle.&lt;/p&gt;</text:p>
            <text:p>\</text:p>
            <text:p>&lt;p&gt;2. Spray a few pumps&lt;span style=\"font-size: xx-small;\"&gt;*&lt;/span&gt; of&amp;nbsp;Gloss Boost&amp;trade; onto a clean and dry NanoFibre Paintwork Cloth&amp;trade;.&lt;/p&gt;</text:p>
            <text:p>\</text:p>
            <text:p>&lt;p&gt;3.&amp;nbsp;Working one panel at a time&amp;#44;&amp;nbsp;wipe any paint&amp;#44; glass and chrome&amp;nbsp;turning cloth until a high gloss is achieved.&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text:p>
            <text:p>\</text:p>
            <text:p>\</text:p>
            <text:p>&lt;p&gt;&lt;span style=\"font-size: xx-small;\"&gt;*A little Gloss Boost&amp;trade; goes a long way&amp;#44; use sparingly&amp;#44; about 2-3 sprays will treat one panel.&lt;/span&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20L</text:p>
          </table:table-cell>
          <table:table-cell office:value-type="string" calcext:value-type="string">
            <text:p>Gloss Boost 20L</text:p>
          </table:table-cell>
          <table:table-cell office:value-type="float" office:value="500" calcext:value-type="float">
            <text:p>500</text:p>
          </table:table-cell>
          <table:table-cell office:value-type="float" office:value="429" calcext:value-type="float">
            <text:p>429</text:p>
          </table:table-cell>
          <table:table-cell office:value-type="float" office:value="277.23" calcext:value-type="float">
            <text:p>277.23</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500</text:p>
          </table:table-cell>
          <table:table-cell office:value-type="string" calcext:value-type="string">
            <text:p>Gloss Boost 5ooml</text:p>
          </table:table-cell>
          <table:table-cell office:value-type="float" office:value="25" calcext:value-type="float">
            <text:p>25</text:p>
          </table:table-cell>
          <table:table-cell office:value-type="float" office:value="22.5" calcext:value-type="float">
            <text:p>22.5</text:p>
          </table:table-cell>
          <table:table-cell office:value-type="float" office:value="13.73" calcext:value-type="float">
            <text:p>13.73</text:p>
          </table:table-cell>
          <table:table-cell office:value-type="string" calcext:value-type="string">
            <text:p>gloss-boost-5oo_3.jpg</text:p>
          </table:table-cell>
          <table:table-cell office:value-type="string" calcext:value-type="string">
            <text:p>&lt;div class=\"infobox_container fiproductdescription\"&gt;&lt;div class=\"infobox fullbox\"&gt;&lt;h1 class=\"fiProduct\"&gt;Gloss Boost 5ooml&lt;/h1&gt;\</text:p>
            <text:p>        &lt;p&gt;&lt;span&gt;Gloss Boost&amp;trade; is&amp;nbsp;&lt;/span&gt;the world's best after-wash gloss enhancer&amp;#44; very quickly and very easily boosting the gloss and reflectivity of any high gloss surface such as paintwork&amp;#44; glass or chrome.&lt;/strong&gt;&lt;/p&gt;</text:p>
            <text:p>\</text:p>
            <text:p>&lt;p&gt;Gloss Boost&amp;trade; is safe on all exterior surfaces including uncoated plastics&lt;br /&gt; Gloss Boost&amp;trade; also provides lubrication for safer removal of very light debris such as dust and fingerprints.&lt;/p&gt;</text:p>
            <text:p>\</text:p>
            <text:p>&lt;p&gt;Gloss Boost&amp;trade; has 1% nano-polymers for a small amount of protection.&lt;/p&gt;</text:p>
            <text:p>\</text:p>
            <text:p>&lt;p&gt;Also fantastic on interior surfaces such as glossy interior trim&amp;#44; transparent plastics such as instrument cluster covers and TV/Navigation screens&amp;#44; headlights&amp;#44; tail lights -anything that isn't leather&amp;#44; plastic&amp;#44; fabric or vinyl.&lt;/p&gt;</text:p>
            <text:p>\</text:p>
            <text:p>\</text:p>
            <text:p>&lt;p&gt;&lt;strong&gt;Directions of use&lt;/strong&gt;&lt;br /&gt;For best results;&lt;/p&gt;</text:p>
            <text:p>\</text:p>
            <text:p>&lt;p&gt;1. Apply Gloss Boost&amp;trade; to a clean and dry vehicle.&lt;/p&gt;</text:p>
            <text:p>\</text:p>
            <text:p>&lt;p&gt;2. Spray a few pumps&lt;span style=\"font-size: xx-small;\"&gt;*&lt;/span&gt; of&amp;nbsp;Gloss Boost&amp;trade; onto a clean and dry NanoFibre Paintwork Cloth&amp;trade;.&lt;/p&gt;</text:p>
            <text:p>\</text:p>
            <text:p>&lt;p&gt;3.&amp;nbsp;Working one panel at a time&amp;#44;&amp;nbsp;wipe any paint&amp;#44; glass and chrome&amp;nbsp;turning cloth until a high gloss is achieved.&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text:p>
            <text:p>\</text:p>
            <text:p>\</text:p>
            <text:p>&lt;p&gt;&lt;span style=\"font-size: xx-small;\"&gt;*A little Gloss Boost&amp;trade; goes a long way&amp;#44; use sparingly&amp;#44; about 2-3 sprays will treat one panel.&lt;/span&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5L</text:p>
          </table:table-cell>
          <table:table-cell office:value-type="string" calcext:value-type="string">
            <text:p>Gloss Boost 5L</text:p>
          </table:table-cell>
          <table:table-cell office:value-type="float" office:value="180" calcext:value-type="float">
            <text:p>180</text:p>
          </table:table-cell>
          <table:table-cell office:value-type="float" office:value="159" calcext:value-type="float">
            <text:p>159</text:p>
          </table:table-cell>
          <table:table-cell office:value-type="float" office:value="69.98" calcext:value-type="float">
            <text:p>69.98</text:p>
          </table:table-cell>
          <table:table-cell office:value-type="string" calcext:value-type="string">
            <text:p>boost-5l.jpg</text:p>
          </table:table-cell>
          <table:table-cell office:value-type="string" calcext:value-type="string">
            <text:p>&lt;div class=\"infobox_container fiproductdescription\"&gt;&lt;div class=\"infobox fullbox\"&gt;&lt;h1 class=\"fiProduct\"&gt;Gloss Boost 5L Refill&lt;/h1&gt;\</text:p>
            <text:p>        &lt;p&gt;&lt;span&gt;Gloss Boost&amp;trade; is&amp;nbsp;&lt;/span&gt;the world's best after-wash gloss enhancer&amp;#44; very quickly and very easily boosting the gloss and reflectivity of any high gloss surface such as paintwork&amp;#44; glass or chrome.&lt;/strong&gt;&lt;/p&gt;</text:p>
            <text:p>\</text:p>
            <text:p>&lt;p&gt;Gloss Boost&amp;trade; is safe on all exterior surfaces including uncoated plastics&lt;br /&gt; Gloss Boost&amp;trade; also provides lubrication for safer removal of very light debris such as dust and fingerprints.&lt;/p&gt;</text:p>
            <text:p>\</text:p>
            <text:p>&lt;p&gt;Gloss Boost&amp;trade; has 1% nano-polymers for a small amount of protection.&lt;/p&gt;</text:p>
            <text:p>\</text:p>
            <text:p>&lt;p&gt;Also fantastic on interior surfaces such as glossy interior trim&amp;#44; transparent plastics such as instrument cluster covers and TV/Navigation screens&amp;#44; headlights&amp;#44; tail lights -anything that isn't leather&amp;#44; plastic&amp;#44; fabric or vinyl.&lt;/p&gt;</text:p>
            <text:p>\</text:p>
            <text:p>\</text:p>
            <text:p>&lt;p&gt;&lt;strong&gt;Directions of use&lt;/strong&gt;&lt;br /&gt;For best results;&lt;/p&gt;</text:p>
            <text:p>\</text:p>
            <text:p>&lt;p&gt;1. Apply Gloss Boost&amp;trade; to a clean and dry vehicle.&lt;/p&gt;</text:p>
            <text:p>\</text:p>
            <text:p>&lt;p&gt;2. Spray a few pumps&lt;span style=\"font-size: xx-small;\"&gt;*&lt;/span&gt; of&amp;nbsp;Gloss Boost&amp;trade; onto a clean and dry NanoFibre Paintwork Cloth&amp;trade;.&lt;/p&gt;</text:p>
            <text:p>\</text:p>
            <text:p>&lt;p&gt;3.&amp;nbsp;Working one panel at a time&amp;#44;&amp;nbsp;wipe any paint&amp;#44; glass and chrome&amp;nbsp;turning cloth until a high gloss is achieved.&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text:p>
            <text:p>\</text:p>
            <text:p>\</text:p>
            <text:p>&lt;p&gt;&lt;span style=\"font-size: xx-small;\"&gt;*A little Gloss Boost&amp;trade; goes a long way&amp;#44; use sparingly&amp;#44; about 2-3 sprays will treat one panel.&lt;/span&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P-135</text:p>
          </table:table-cell>
          <table:table-cell office:value-type="string" calcext:value-type="string">
            <text:p>135mm Glass System Correction Pad</text:p>
          </table:table-cell>
          <table:table-cell office:value-type="float" office:value="10" calcext:value-type="float">
            <text:p>10</text:p>
          </table:table-cell>
          <table:table-cell office:value-type="float" office:value="8.95" calcext:value-type="float">
            <text:p>8.95</text:p>
          </table:table-cell>
          <table:table-cell office:value-type="float" office:value="6.43" calcext:value-type="float">
            <text:p>6.43</text:p>
          </table:table-cell>
          <table:table-cell office:value-type="string" calcext:value-type="string">
            <text:p>FI.jpg</text:p>
          </table:table-cell>
          <table:table-cell office:value-type="string" calcext:value-type="string">
            <text:p>&lt;div class=\"infobox_container fiproductdescription\"&gt;&lt;div class=\"infobox fullbox\"&gt;&lt;h1 class=\"fiProduct\"&gt;135mm Glass System Correction Pad&lt;/h1&gt;\</text:p>
            <text:p>        &lt;p&gt;This 135mm &amp;Oslash; Final Inspection Glass System&amp;trade; Correction Pad allows for correction of imperfections such as aggressive watermarking on any type of exterior glass.&lt;/p&gt;</text:p>
            <text:p>\</text:p>
            <text:p>&lt;p&gt;Gone are the days of using dangerous and risky chemicals or very high pressure and high speed to remove mineral etching and minor blemishes.&lt;br /&gt; The Glass System&amp;trade; Correction Pads require no second step&amp;#44; leave no marring&amp;#44; hologramming or swirling&amp;#44; induce no distortion&amp;#44; produce very little heat in a very clean manner. &amp;nbsp;All Glass System&amp;trade; Correction Pads&amp;nbsp;mate to regular backing plates with a Velcro&amp;reg; attachment.&lt;/p&gt;</text:p>
            <text:p>\</text:p>
            <text:p>&lt;p&gt;All Glass System&amp;trade; Correction Pads feature Velcro&amp;reg; brand hook &amp;amp; loop with Velcro&amp;reg; brand adhesive for reliability and durability.&lt;br /&gt;&lt;br /&gt; &lt;span style=\"color: #ff6600;\"&gt;The Glass Pad DOES NOT come with the backing plate pictured&lt;/span&gt;&lt;br /&gt; &lt;span style=\"font-size: 12px;\"&gt;We recommend a Final Inspection 125mm &amp;Oslash;&amp;nbsp;ACTIVE Backing Plate which can be purchased &lt;a title=\"Final Inspection 125mm ACTIVE Backing Plate\" href=\"http://www.finalinspection.com.au/125mm-o-active-backing-plate\" target=\"_blank\"&gt;here&lt;/a&gt;.&lt;/span&gt;&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P-50</text:p>
          </table:table-cell>
          <table:table-cell office:value-type="string" calcext:value-type="string">
            <text:p>50mm Glass System Correction Pad</text:p>
          </table:table-cell>
          <table:table-cell office:value-type="float" office:value="6.5" calcext:value-type="float">
            <text:p>6.5</text:p>
          </table:table-cell>
          <table:table-cell office:value-type="float" office:value="5.95" calcext:value-type="float">
            <text:p>5.95</text:p>
          </table:table-cell>
          <table:table-cell office:value-type="float" office:value="4.49" calcext:value-type="float">
            <text:p>4.49</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P-75</text:p>
          </table:table-cell>
          <table:table-cell office:value-type="string" calcext:value-type="string">
            <text:p>75mm Glass System Correction Pad</text:p>
          </table:table-cell>
          <table:table-cell table:number-columns-repeated="3" office:value-type="float" office:value="0" calcext:value-type="float">
            <text:p>0</text:p>
          </table:table-cell>
          <table:table-cell office:value-type="string" calcext:value-type="string">
            <text:p>FI.jpg</text:p>
          </table:table-cell>
          <table:table-cell office:value-type="string" calcext:value-type="string">
            <text:p>&lt;div class=\"infobox_container fiproductdescription\"&gt;&lt;div class=\"infobox fullbox\"&gt;&lt;h1 class=\"fiProduct\"&gt;75mm Glass System Correction Pad&lt;/h1&gt;\</text:p>
            <text:p>        &lt;p&gt;This small 75mm &amp;Oslash; Final Inspection Glass System&amp;trade; Correction Pad allows for correction of imperfections such as aggressive watermarking in the smallest areas and at the edges of glass panels on any type of exterior glass.&lt;br /&gt;&lt;br /&gt; Control of the pad is increased from the larger size and detailed work at the very edge of the glass pane is simpler.&lt;br /&gt; Pressure per square centimeter is increased so correction is fast.&lt;br /&gt;&lt;br /&gt; The Glass System&amp;trade; Correction Pads require no second step&amp;#44; leave no marring&amp;#44; hologramming or swirling&amp;#44; induce no distortion&amp;#44; produce very little heat and mate to regular backing plates with a Velcro&amp;reg; attachment.&lt;br /&gt; All Glass System&amp;trade; Correction Pads feature Velcro&amp;reg; brand hook &amp;amp; loop with Velcro&amp;reg; brand adhesive for reliability and durability.&lt;br /&gt;&lt;br /&gt; &lt;span style=\"color: #ff6600;\"&gt;The Glass Pad DOES NOT come with the backing plate picture&lt;/span&gt;&lt;br /&gt; &lt;span style=\"font-size: 12px;\"&gt;Final Inspection recommend a Final Inspection 75mm &amp;Oslash;&amp;nbsp;ACTIVE Backing Plate which can be purchased &lt;a title=\"Final Inspection 75mm ACTIVE Backing Plate\" href=\"http://www.finalinspection.com.au/75mm-active-backing-plate\" target=\"_blank\"&gt;here&lt;/a&gt;.&lt;/span&gt;&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P-90</text:p>
          </table:table-cell>
          <table:table-cell office:value-type="string" calcext:value-type="string">
            <text:p>90mm Glass System Correction Pad</text:p>
          </table:table-cell>
          <table:table-cell office:value-type="float" office:value="7.5" calcext:value-type="float">
            <text:p>7.5</text:p>
          </table:table-cell>
          <table:table-cell office:value-type="float" office:value="6.95" calcext:value-type="float">
            <text:p>6.95</text:p>
          </table:table-cell>
          <table:table-cell office:value-type="float" office:value="4.73" calcext:value-type="float">
            <text:p>4.73</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S-H</text:p>
          </table:table-cell>
          <table:table-cell office:value-type="string" calcext:value-type="string">
            <text:p>Glass System</text:p>
          </table:table-cell>
          <table:table-cell office:value-type="float" office:value="18" calcext:value-type="float">
            <text:p>18</text:p>
          </table:table-cell>
          <table:table-cell office:value-type="float" office:value="15.95" calcext:value-type="float">
            <text:p>15.95</text:p>
          </table:table-cell>
          <table:table-cell office:value-type="float" office:value="14.14" calcext:value-type="float">
            <text:p>14.14</text:p>
          </table:table-cell>
          <table:table-cell office:value-type="string" calcext:value-type="string">
            <text:p>glass-2-nanofibre.jpg</text:p>
          </table:table-cell>
          <table:table-cell office:value-type="string" calcext:value-type="string">
            <text:p>&lt;div class=\"infobox_container fiproductdescription\"&gt;&lt;div class=\"infobox fullbox\"&gt;&lt;h1 class=\"fiProduct\"&gt;Glass System&lt;/h1&gt;\</text:p>
            <text:p>        &lt;p&gt;The Final Inspection Glass System&amp;trade;&amp;#44; a revolutionary new way to easily and quickly clean glass including tinted glass without chemical and without streaks&amp;#44; smears or smudges.&lt;/strong&gt;&lt;/p&gt;</text:p>
            <text:p>\</text:p>
            <text:p>&lt;p&gt;&lt;strong&gt;&lt;/strong&gt;All new for 2014&amp;#44; the NanoFibre&amp;trade; Glass System&amp;trade; is the best tool for glass maintenance.&lt;/p&gt;</text:p>
            <text:p>\</text:p>
            <text:p>&lt;p&gt;Clean glass is part of a safe and comfortable driving experience and it is important to have clean glass constantly. Maintaining glass should be simple and easy and the Glass System makes this so.&lt;/p&gt;</text:p>
            <text:p>\</text:p>
            <text:p>&lt;p&gt;With it's generously sized components&amp;#44; these tailored cloths will gently but effectively and efficiently remove weekly build-up of temporary contaminants from your vehicles glass surfaces without chemical.&lt;/p&gt;</text:p>
            <text:p>\</text:p>
            <text:p>\</text:p>
            <text:p>&lt;/div&gt;&lt;div class=\"infobox fullbox\"&gt;&lt;h2&gt;Why NanoFibre?&lt;/h2&gt;</text:p>
            <text:p>\</text:p>
            <text:p>&lt;p&gt;The NanoFibre cloths deep clean and remove oils and dirt from the glass surface&amp;#44; leaving nothing to cause streaks or smears.&lt;/p&gt;</text:p>
            <text:p>\</text:p>
            <text:p>\</text:p>
            <text:p>&lt;p&gt;Performance&amp;#44; direction of use and glass cleaning information&lt;/strong&gt;&lt;/p&gt;</text:p>
            <text:p>\</text:p>
            <text:p>&lt;p&gt;The Glass System consists of two cloths&amp;#44; a Step 1 and a Step 2.&lt;/p&gt;</text:p>
            <text:p>\</text:p>
            <text:p>&lt;p&gt;Step 1 is a Dark Green coloured absorbent cloth used first&amp;#44; slightly damp&amp;#44; to deep clean glass by removing oils and dirt&amp;#44; pulling them away from the surface.&lt;/p&gt;</text:p>
            <text:p>\</text:p>
            <text:p>&lt;p&gt;Step 2 is a LIGHT GREEN tightly woven cloth used to remove any residual water on the glass surface and deliver a smear free finish.&lt;/p&gt;</text:p>
            <text:p>\</text:p>
            <text:p>&lt;p&gt;The best way to clean glass is to remove materials from the surface&amp;#44; not add to the surface&amp;#44; thus&amp;#44; using glass cleaning chemicals is only recommended if your glass is heavily soiled and/or the debris requires some chemical to assist to break down the debris.&lt;/p&gt;</text:p>
            <text:p>\</text:p>
            <text:p>&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text:p>
            <text:p>\</text:p>
            <text:p>\</text:p>
            <text:p>&lt;p&gt;&lt;strong&gt;Quality and Specification&lt;/strong&gt;&lt;br /&gt;&lt;a&gt;&lt;br /&gt;&lt;/a&gt;&lt;/p&gt;</text:p>
            <text:p>\</text:p>
            <text:p>&lt;p&gt;The NanoFibre&amp;trade; Glass System&amp;trade; consists of a 100% NanoFibre cloth hand-sewn with 100% NanoFibre&amp;trade; over-locking and constructed with the very highest build quality standards expected of any Final Inspection product.&lt;/p&gt;</text:p>
            <text:p>\</text:p>
            <text:p>&lt;p&gt;&lt;strong&gt;Yarn Denier:&lt;/strong&gt;&amp;nbsp;0.01&lt;/p&gt;</text:p>
            <text:p>\</text:p>
            <text:p>&lt;p&gt;&lt;strong&gt;Yarn Type:&lt;/strong&gt;&amp;nbsp;Multi Split&lt;/p&gt;</text:p>
            <text:p>\</text:p>
            <text:p>&lt;p&gt;&lt;strong&gt;GSM:&lt;/strong&gt;&amp;nbsp; STEP1: 400 &amp;nbsp;l &amp;nbsp;STEP 2: 300&lt;/p&gt;</text:p>
            <text:p>\</text:p>
            <text:p>&lt;p&gt;&lt;strong&gt;Density:&lt;/strong&gt;&amp;nbsp;STEP1:&amp;nbsp;~150&amp;#44;000 &amp;nbsp;f/mm &amp;nbsp;l &amp;nbsp;STEP2:&amp;nbsp;~100&amp;#44;000 &amp;nbsp;f/mm&lt;/p&gt;</text:p>
            <text:p>\</text:p>
            <text:p>&lt;p&gt;&lt;strong&gt;Weave:&lt;/strong&gt;&amp;nbsp;STEP 1: Twisted Pile / Moquet Weave &amp;nbsp;l &amp;nbsp;STEP 2: Tight Hook / Wave Weave&lt;/p&gt;</text:p>
            <text:p>\</text:p>
            <text:p>&lt;p&gt;&lt;strong&gt;Size:&lt;/strong&gt;&amp;nbsp;400 x 400mm (~15.8 x ~15.8in)&lt;/p&gt;</text:p>
            <text:p>\</text:p>
            <text:p>&lt;p&gt;&lt;strong&gt;Edge:&lt;/strong&gt;&amp;nbsp;Hand Sewn NanoFibre&amp;trade;&lt;/p&gt;</text:p>
            <text:p>\</text:p>
            <text:p>&lt;p&gt;&lt;strong&gt;Colour:&lt;/strong&gt;&amp;nbsp;STEP 1: Dark Green / White Edge &amp;nbsp;l &amp;nbsp;STEP 2: Light&amp;nbsp;Green / White Edge&lt;/p&gt;</text:p>
            <text:p>\</text:p>
            <text:p>&lt;p&gt;&lt;strong&gt;Packaging:&lt;/strong&gt;&amp;nbsp;Traditional Final Inspection re-usable plastic NanoFibre box&lt;/p&gt;</text:p>
            <text:p>\</text:p>
            <text:p>&lt;p&gt;&lt;strong&gt;Version:&lt;/strong&gt;&amp;nbsp;v2&amp;nbsp; l &amp;nbsp;optimised 2010&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S1-H</text:p>
          </table:table-cell>
          <table:table-cell office:value-type="string" calcext:value-type="string">
            <text:p>Glass System Step 1 Cloth</text:p>
          </table:table-cell>
          <table:table-cell office:value-type="float" office:value="10" calcext:value-type="float">
            <text:p>10</text:p>
          </table:table-cell>
          <table:table-cell office:value-type="float" office:value="9.5" calcext:value-type="float">
            <text:p>9.5</text:p>
          </table:table-cell>
          <table:table-cell office:value-type="float" office:value="7.22" calcext:value-type="float">
            <text:p>7.22</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FIStore/glass-2-nanofibre.jpg'&gt;&lt;/img&gt;&lt;br /&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br /&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S2-H</text:p>
          </table:table-cell>
          <table:table-cell office:value-type="string" calcext:value-type="string">
            <text:p>Glass System Step 2 Cloth</text:p>
          </table:table-cell>
          <table:table-cell office:value-type="float" office:value="10" calcext:value-type="float">
            <text:p>10</text:p>
          </table:table-cell>
          <table:table-cell office:value-type="float" office:value="9.5" calcext:value-type="float">
            <text:p>9.5</text:p>
          </table:table-cell>
          <table:table-cell office:value-type="float" office:value="8.58" calcext:value-type="float">
            <text:p>8.58</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HPA-D</text:p>
          </table:table-cell>
          <table:table-cell office:value-type="string" calcext:value-type="string">
            <text:p>Hand Applicator (Dressing)</text:p>
          </table:table-cell>
          <table:table-cell office:value-type="float" office:value="10" calcext:value-type="float">
            <text:p>10</text:p>
          </table:table-cell>
          <table:table-cell office:value-type="float" office:value="8.95" calcext:value-type="float">
            <text:p>8.95</text:p>
          </table:table-cell>
          <table:table-cell office:value-type="float" office:value="5.38" calcext:value-type="float">
            <text:p>5.38</text:p>
          </table:table-cell>
          <table:table-cell office:value-type="string" calcext:value-type="string">
            <text:p>dressing-hp-applicator.jpg</text:p>
          </table:table-cell>
          <table:table-cell office:value-type="string" calcext:value-type="string">
            <text:p>&lt;div class=\"infobox_container fiproductdescription\"&gt;&lt;div class=\"infobox fullbox\"&gt;&lt;h1 class=\"fiProduct\"&gt;Hand Applicator (Dressing)&lt;/h1&gt;\</text:p>
            <text:p>        &lt;p&gt;Hand Pocket Applicator - Dressing Use the Blue Hand Pocket Applicator as a dedicated applicator for Dressing Interior Plastics with a Vinyl Dressing/Protectant or to apply other Dressings to plastic&amp;#44; Rubber &amp;amp; Vinyl materials. &amp;nbsp;Blue is also the wheel colour code and thus&amp;#44; this applicator is recommended to be used for application of protective sealants/waxes to wheels such as &lt;a title=\"Full Metal Jacket Spray Wax\" href=\"http://finalins.testpad.com.au/full-metal-jacket-spray-wax\" target=\"_blank\"&gt;Full Metal Jacket Spray Wax&lt;/a&gt;.&lt;/p&gt;</text:p>
            <text:p>\</text:p>
            <text:p>&lt;p&gt;&lt;span style=\"font-size: 12px;\"&gt;The Blue Colour makes it easy to stop cross contamination from product applicators which can occur -even after washing.&lt;/span&gt;&lt;/p&gt;</text:p>
            <text:p>\</text:p>
            <text:p>&lt;p&gt;&lt;span style=\"font-size: 12px;\"&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span&gt;&lt;/p&gt;</text:p>
            <text:p>\</text:p>
            <text:p>\</text:p>
            <text:p>&lt;p&gt;&lt;img class=\"rightPhoto\" style=\"float: right;\" title=\"Dressing Hand Pocket Applicator - Final Inspection Car Care Products\" src=\"images/FIStore/Dress-HP-02.png\" alt=\"Dressing Hand Pocket Applicator - Final Inspection Car Care Products\" /&gt;&lt;/p&gt;</text:p>
            <text:p>\</text:p>
            <text:p>&lt;/div&gt;&lt;div class=\"infobox fullbox\"&gt;&lt;h2&gt;Why a NanoFibre Applicator?&lt;/h2&gt;</text:p>
            <text:p>\</text:p>
            <text:p>&lt;p&gt;Unlike sponge&amp;#44; a NanoFibre&amp;trade; applicator is properly machine washable&amp;#44; making it a much safer alternative.&lt;br /&gt;Why?&lt;br /&gt;Sponges have thousands or millions of cells that catch and harbour debris and that debris is re-introduced to your surface with every wipe&amp;#44; along with ever increasing marring as the sponge fills with swirl inducing particles. &amp;nbsp;The plastic used to make foam is also agreessive and creates additional marring&amp;#44; so even from the very first wipe&amp;#44; a NanoFibre applicator is protecting your surfaces.&lt;/p&gt;</text:p>
            <text:p>\</text:p>
            <text:p>\</text:p>
            <text:p>&lt;/div&gt;&lt;div class=\"infobox fullbox\"&gt;&lt;h2&gt;Performance&lt;/h2&gt;</text:p>
            <text:p>\</text:p>
            <text:p>&lt;p&gt;This applicator is designed to prime faster while absorbing less product. It loads quickly with very little product&amp;#44; but primes evenly and re-distributes products consistently with ease.&lt;/p&gt;</text:p>
            <text:p>\</text:p>
            <text:p>&lt;p&gt;It has a small&amp;#44; tight 'Hand Pocket' designed to reduce fatigue and a small surface area to reduce unnecessary product absorption and loss which is important when using expensive products.&lt;/p&gt;</text:p>
            <text:p>\</text:p>
            <text:p>&lt;p&gt;Very high quality NanoFibre with durable&amp;#44; double foam core.&lt;/p&gt;</text:p>
            <text:p>\</text:p>
            <text:p>&lt;p&gt;The applicator consists entirely of Nanofibre with the exception of the foam core. &amp;nbsp;Edging is Nanofibre&amp;#44; not silk&amp;#44; rayon&amp;#44; nylon&amp;#44; cotton or any other organic materials that mark glossy surfaces. &amp;nbsp;You will find no nasty 'edgeless' technology in any of our NanoFibre products.&lt;/p&gt;</text:p>
            <text:p>\</text:p>
            <text:p>\</text:p>
            <text:p>&lt;/div&gt;&lt;div class=\"infobox fullbox\"&gt;&lt;h2&gt;Directions&lt;/h2&gt;</text:p>
            <text:p>\</text:p>
            <text:p>&lt;p&gt;Use the hand pocket applicator in conjunction with the drections on the product you are using it with. &amp;nbsp;Usually&amp;#44; for applying leather conditioners&amp;#44; a slightly overlapping&amp;nbsp;back and forth motion is recommended.&lt;/p&gt;</text:p>
            <text:p>\</text:p>
            <text:p>&lt;p&gt;The 'Hand Pocket' applicator is reversible&amp;#44; simply pull the hand pocket over the top of the applicator&amp;nbsp;&lt;/p&gt;</text:p>
            <text:p>\</text:p>
            <text:p>\</text:p>
            <text:p>&lt;p&gt;&lt;strong&gt;Specification&lt;/strong&gt;&lt;br /&gt;&lt;a&gt;&lt;br /&gt;&lt;/a&gt;&lt;/p&gt;</text:p>
            <text:p>\</text:p>
            <text:p>&lt;p&gt;&lt;strong&gt;Yarn Denier:&lt;/strong&gt;&amp;nbsp;0.01&lt;/p&gt;</text:p>
            <text:p>\</text:p>
            <text:p>&lt;p&gt;&lt;strong&gt;Yarn Type:&lt;/strong&gt;&amp;nbsp;non-split&lt;/p&gt;</text:p>
            <text:p>\</text:p>
            <text:p>&lt;p&gt;&lt;strong&gt;GSM:&lt;/strong&gt;&amp;nbsp; 300&lt;/p&gt;</text:p>
            <text:p>\</text:p>
            <text:p>&lt;p&gt;&lt;strong&gt;Density:&lt;/strong&gt;&amp;nbsp;~100&amp;#44;000 &amp;nbsp;f/mm&lt;/p&gt;</text:p>
            <text:p>\</text:p>
            <text:p>&lt;p&gt;&lt;strong&gt;Weave:&lt;/strong&gt;&amp;nbsp;Tight Loop / Grid&lt;/p&gt;</text:p>
            <text:p>\</text:p>
            <text:p>&lt;p&gt;&lt;strong&gt;Size:&lt;/strong&gt;&amp;nbsp;135mm (5.5in) diameter / 35mm (1.5in) thick&lt;/p&gt;</text:p>
            <text:p>\</text:p>
            <text:p>&lt;p&gt;&lt;strong&gt;Edge:&lt;/strong&gt;&amp;nbsp;External (Hand Sewn NanoFibre)&lt;/p&gt;</text:p>
            <text:p>\</text:p>
            <text:p>&lt;p&gt;&lt;strong&gt;Colour:&lt;/strong&gt;&amp;nbsp;Blue&lt;/p&gt;</text:p>
            <text:p>\</text:p>
            <text:p>&lt;p&gt;&lt;strong&gt;Packaging:&lt;/strong&gt;&amp;nbsp;Re-usable plastic box&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HPA-L</text:p>
          </table:table-cell>
          <table:table-cell office:value-type="string" calcext:value-type="string">
            <text:p>Hand Applicator (Leather)</text:p>
          </table:table-cell>
          <table:table-cell office:value-type="float" office:value="10" calcext:value-type="float">
            <text:p>10</text:p>
          </table:table-cell>
          <table:table-cell office:value-type="float" office:value="8.95" calcext:value-type="float">
            <text:p>8.95</text:p>
          </table:table-cell>
          <table:table-cell office:value-type="float" office:value="5.38" calcext:value-type="float">
            <text:p>5.38</text:p>
          </table:table-cell>
          <table:table-cell office:value-type="string" calcext:value-type="string">
            <text:p>leather-hp-applicator.jpg</text:p>
          </table:table-cell>
          <table:table-cell office:value-type="string" calcext:value-type="string">
            <text:p>&lt;div class=\"infobox_container fiproductdescription\"&gt;&lt;div class=\"infobox fullbox\"&gt;&lt;h1 class=\"fiProduct\"&gt;Hand Applicator (Leather)&lt;/h1&gt;\</text:p>
            <text:p>        &lt;p&gt;Hand Pocket Applicator - Leather 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text:p>
            <text:p>\</text:p>
            <text:p>\</text:p>
            <text:p>&lt;p&gt;The very best interior 'hand pocket' applicator for cleaning or application of leather preservers such as 'feed'.&lt;br /&gt;&lt;br /&gt;&lt;/p&gt;</text:p>
            <text:p>\</text:p>
            <text:p>&lt;p&gt;&lt;img class=\"rightPhoto\" style=\"float: right;\" title=\"Leather 'Hand Pocket' Applicator -Final Inspection Car Care Products\" src=\"images/FIStore/Leather-HP-02.png\" alt=\"Leather 'Hand Pocket' Applicator -Final Inspection Car Care Products\" /&gt;&lt;/p&gt;</text:p>
            <text:p>\</text:p>
            <text:p>&lt;/div&gt;&lt;div class=\"infobox fullbox\"&gt;&lt;h2&gt;Why a NanoFibre Applicator?&lt;/h2&gt;</text:p>
            <text:p>\</text:p>
            <text:p>&lt;p&gt;Unlike sponge&amp;#44; a NanoFibre&amp;trade; applicator is properly machine washable&amp;#44; making it a much safer alternative.&lt;br /&gt;Why?&lt;br /&gt;Sponges have thousands or millions of cells that catch and harbour debris and that debris is re-introduced to your surface with every wipe&amp;#44; along with ever increasing marring as the sponge fills with swirl inducing particles. &amp;nbsp;The plastic used to make foam is also agreessive and creates additional marring&amp;#44; so even from the very first wipe&amp;#44; a NanoFibre applicator is protecting your surfaces.&lt;/p&gt;</text:p>
            <text:p>\</text:p>
            <text:p>\</text:p>
            <text:p>&lt;/div&gt;&lt;div class=\"infobox fullbox\"&gt;&lt;h2&gt;Performance&lt;/h2&gt;</text:p>
            <text:p>\</text:p>
            <text:p>&lt;p&gt;This applicator is designed to prime faster while absorbing less product. It loads quickly with very little product&amp;#44; but primes evenly and re-distributes products such as 'feed' consistently with ease.&lt;/p&gt;</text:p>
            <text:p>\</text:p>
            <text:p>&lt;p&gt;It has a small&amp;#44; tight 'Hand Pocket' designed to reduce fatigue and a small surface area to reduce unnecessary product absorption and loss which is important when using expensive products.&lt;/p&gt;</text:p>
            <text:p>\</text:p>
            <text:p>&lt;p&gt;Very high quality NanoFibre with durable&amp;#44; double foam core.&lt;/p&gt;</text:p>
            <text:p>\</text:p>
            <text:p>&lt;p&gt;The applicator consists entirely of Nanofibre with the exception of the foam core. &amp;nbsp;Edging is Nanofibre&amp;#44; not silk&amp;#44; rayon&amp;#44; nylon&amp;#44; cotton or any other organic materials that mark glossy surfaces. &amp;nbsp;You will find no nasty 'edgeless' technology in any of our NanoFibre products.&lt;/p&gt;</text:p>
            <text:p>\</text:p>
            <text:p>\</text:p>
            <text:p>&lt;/div&gt;&lt;div class=\"infobox fullbox\"&gt;&lt;h2&gt;Directions&lt;/h2&gt;</text:p>
            <text:p>\</text:p>
            <text:p>&lt;p&gt;Use the hand pocket applicator in conjunction with the drections on the product you are using it with. &amp;nbsp;Usually&amp;#44; for applying leather conditioners&amp;#44; a slightly overlapping&amp;nbsp;back and forth motion is recommended.&lt;/p&gt;</text:p>
            <text:p>\</text:p>
            <text:p>&lt;p&gt;The 'Hand Pocket' applicator is reversible&amp;#44; simply pull the hand pocket over the top of the applicator&amp;nbsp;&lt;/p&gt;</text:p>
            <text:p>\</text:p>
            <text:p>\</text:p>
            <text:p>&lt;p&gt;&lt;strong&gt;Specification&lt;/strong&gt;&lt;br /&gt;&lt;a&gt;&lt;br /&gt;&lt;/a&gt;&lt;/p&gt;</text:p>
            <text:p>\</text:p>
            <text:p>&lt;p&gt;&lt;strong&gt;Yarn Denier:&lt;/strong&gt;&amp;nbsp;0.01&lt;/p&gt;</text:p>
            <text:p>\</text:p>
            <text:p>&lt;p&gt;&lt;strong&gt;Yarn Type:&lt;/strong&gt;&amp;nbsp;non-split&lt;/p&gt;</text:p>
            <text:p>\</text:p>
            <text:p>&lt;p&gt;&lt;strong&gt;GSM:&lt;/strong&gt;&amp;nbsp; 300&lt;/p&gt;</text:p>
            <text:p>\</text:p>
            <text:p>&lt;p&gt;&lt;strong&gt;Density:&lt;/strong&gt;&amp;nbsp;~100&amp;#44;000 &amp;nbsp;f/mm&lt;/p&gt;</text:p>
            <text:p>\</text:p>
            <text:p>&lt;p&gt;&lt;strong&gt;Weave:&lt;/strong&gt;&amp;nbsp;Tight Loop / Grid&lt;/p&gt;</text:p>
            <text:p>\</text:p>
            <text:p>&lt;p&gt;&lt;strong&gt;Size:&lt;/strong&gt;&amp;nbsp;135mm (5.5in) diameter / 35mm (1.5in) thick&lt;/p&gt;</text:p>
            <text:p>\</text:p>
            <text:p>&lt;p&gt;&lt;strong&gt;Edge:&lt;/strong&gt;&amp;nbsp;External (Hand Sewn NanoFibre)&lt;/p&gt;</text:p>
            <text:p>\</text:p>
            <text:p>&lt;p&gt;&lt;strong&gt;Colour:&lt;/strong&gt;&amp;nbsp;Yellow&lt;/p&gt;</text:p>
            <text:p>\</text:p>
            <text:p>&lt;p&gt;&lt;strong&gt;Packaging:&lt;/strong&gt;&amp;nbsp;Re-usable plastic box&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HPA-W</text:p>
          </table:table-cell>
          <table:table-cell office:value-type="string" calcext:value-type="string">
            <text:p>Hand Applicator (Wax)</text:p>
          </table:table-cell>
          <table:table-cell office:value-type="float" office:value="10" calcext:value-type="float">
            <text:p>10</text:p>
          </table:table-cell>
          <table:table-cell office:value-type="float" office:value="8.95" calcext:value-type="float">
            <text:p>8.95</text:p>
          </table:table-cell>
          <table:table-cell office:value-type="float" office:value="5.38" calcext:value-type="float">
            <text:p>5.38</text:p>
          </table:table-cell>
          <table:table-cell office:value-type="string" calcext:value-type="string">
            <text:p>wax-hp-applicator.jpg</text:p>
          </table:table-cell>
          <table:table-cell office:value-type="string" calcext:value-type="string">
            <text:p>&lt;div class=\"infobox_container fiproductdescription\"&gt;&lt;div class=\"infobox fullbox\"&gt;&lt;h1 class=\"fiProduct\"&gt;Hand Applicator (Wax)&lt;/h1&gt;\</text:p>
            <text:p>        &lt;p&gt;The very best wax &amp;amp; sealant 'Hand Pocket' Applicator&lt;br /&gt;Use this safe and comfortable applicator to apply your favourite sealants and waxes.&lt;/p&gt;</text:p>
            <text:p>\</text:p>
            <text:p>&lt;p&gt;&lt;img class=\"rightPhoto\" style=\"float: right;\" title=\"NanoFibre Paintwork 'Hand Pocket' Applicator - Final Inspection Car Care Products\" src=\"images/FIStore/Wax-HP-02.png\" alt=\"NanoFibre Paintwork 'Hand Pocket' Applicator - Final Inspection Car Care Products\" /&gt;&lt;/p&gt;</text:p>
            <text:p>\</text:p>
            <text:p>&lt;/div&gt;&lt;div class=\"infobox fullbox\"&gt;&lt;h2&gt;Why a NanoFibre Applicator?&lt;/h2&gt;</text:p>
            <text:p>\</text:p>
            <text:p>&lt;p&gt;Unlike sponge&amp;#44; a NanoFibre&amp;trade; applicator is properly machine washable&amp;#44; making it a much safer alternative.&lt;br /&gt;Why?&lt;br /&gt; Sponges have thousands or millions of cells that catch and harbour debris and that debris is re-introduced to your surface with every wipe&amp;#44; along with ever increasing marring as the sponge fills with swirl inducing particles. &amp;nbsp;The plastic used to make foam is also agreessive and creates additional marring&amp;#44; so even from the very first wipe&amp;#44; a NanoFibre applicator is protecting your surfaces.&lt;/p&gt;</text:p>
            <text:p>\</text:p>
            <text:p>\</text:p>
            <text:p>&lt;/div&gt;&lt;div class=\"infobox fullbox\"&gt;&lt;h2&gt;Performance&lt;/h2&gt;</text:p>
            <text:p>\</text:p>
            <text:p>&lt;p&gt;This applicator is designed to prime faster while absorbing less product. It loads quickly with very little product&amp;#44; but primes evenly and distributes consistently with ease.&lt;/p&gt;</text:p>
            <text:p>\</text:p>
            <text:p>&lt;p&gt;It has a small&amp;#44; tight 'Hand Pocket' designed to reduce fatigue and a small surface area to reduce unnecessary product absorption and loss which is important when using expensive sealants or waxes.&lt;/p&gt;</text:p>
            <text:p>\</text:p>
            <text:p>&lt;p&gt;Very high quality NanoFibre with durable&amp;#44; double foam core.&lt;/p&gt;</text:p>
            <text:p>\</text:p>
            <text:p>&lt;p&gt;The applicator consists entirely of Nanofibre with the exception of the foam core. &amp;nbsp;Edging is Nanofibre&amp;#44; not silk&amp;#44; rayon&amp;#44; nylon&amp;#44; cotton or any other organic materials that mark glossy surfaces.&lt;/p&gt;</text:p>
            <text:p>\</text:p>
            <text:p>\</text:p>
            <text:p>&lt;/div&gt;&lt;div class=\"infobox fullbox\"&gt;&lt;h2&gt;Directions&lt;/h2&gt;</text:p>
            <text:p>\</text:p>
            <text:p>&lt;p&gt;Use the hand pocket applicator in conjunction with the drections on the product you are using it with. &amp;nbsp;Usually&amp;#44; for applying sealants and waxes&amp;#44; a back and forth motion is recommended and overlapping grid for efficiency.&lt;/p&gt;</text:p>
            <text:p>\</text:p>
            <text:p>&lt;p&gt;The 'Hand Pocket' applicator is reversible&amp;#44; simply pull the hand pocket over the top of the applicator&amp;nbsp;&lt;/p&gt;</text:p>
            <text:p>\</text:p>
            <text:p>\</text:p>
            <text:p>&lt;p&gt;&lt;strong&gt;Specification&lt;/strong&gt;&lt;br /&gt;&lt;a&gt;&lt;br /&gt;&lt;/a&gt;&lt;/p&gt;</text:p>
            <text:p>\</text:p>
            <text:p>&lt;p&gt;&lt;strong&gt;Yarn Denier:&lt;/strong&gt;&amp;nbsp;0.01&lt;/p&gt;</text:p>
            <text:p>\</text:p>
            <text:p>&lt;p&gt;&lt;strong&gt;Yarn Type:&lt;/strong&gt;&amp;nbsp;non-split&lt;/p&gt;</text:p>
            <text:p>\</text:p>
            <text:p>&lt;p&gt;&lt;strong&gt;GSM:&lt;/strong&gt;&amp;nbsp; 300&lt;/p&gt;</text:p>
            <text:p>\</text:p>
            <text:p>&lt;p&gt;&lt;strong&gt;Density:&lt;/strong&gt;&amp;nbsp;~100&amp;#44;000 &amp;nbsp;f/mm&lt;/p&gt;</text:p>
            <text:p>\</text:p>
            <text:p>&lt;p&gt;&lt;strong&gt;Weave:&lt;/strong&gt;&amp;nbsp;Open End / Looped&lt;/p&gt;</text:p>
            <text:p>\</text:p>
            <text:p>&lt;p&gt;&lt;strong&gt;Size:&lt;/strong&gt;&amp;nbsp;135mm (5.5in) diameter / 35mm (1.5in) thick&lt;/p&gt;</text:p>
            <text:p>\</text:p>
            <text:p>&lt;p&gt;&lt;strong&gt;Edge:&lt;/strong&gt;&amp;nbsp;External (Hand Sewn NanoFibre)&lt;/p&gt;</text:p>
            <text:p>\</text:p>
            <text:p>&lt;p&gt;&lt;strong&gt;Colour:&lt;/strong&gt;&amp;nbsp;Orange&lt;/p&gt;</text:p>
            <text:p>\</text:p>
            <text:p>&lt;p&gt;&lt;strong&gt;Packaging:&lt;/strong&gt;&amp;nbsp;Re-usable plastic box&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1L</text:p>
          </table:table-cell>
          <table:table-cell office:value-type="string" calcext:value-type="string">
            <text:p>Interior Cleanse 1L</text:p>
          </table:table-cell>
          <table:table-cell office:value-type="float" office:value="20" calcext:value-type="float">
            <text:p>20</text:p>
          </table:table-cell>
          <table:table-cell office:value-type="float" office:value="17.95" calcext:value-type="float">
            <text:p>17.95</text:p>
          </table:table-cell>
          <table:table-cell office:value-type="float" office:value="9.17" calcext:value-type="float">
            <text:p>9.17</text:p>
          </table:table-cell>
          <table:table-cell office:value-type="string" calcext:value-type="string">
            <text:p>interior-cleanse1l.jpg</text:p>
          </table:table-cell>
          <table:table-cell office:value-type="string" calcext:value-type="string">
            <text:p>&lt;div class=\"infobox_container fiproductdescription\"&gt;&lt;div class=\"infobox fullbox\"&gt;&lt;h1 class=\"fiProduct\"&gt;Interior Cleanse 1L&lt;/h1&gt;\</text:p>
            <text:p>        &lt;p&gt;&lt;strong&gt;A professional strength&amp;#44; citrus-based Interior Cleanser with fast oil-breaking characteristics&lt;/strong&gt;&lt;br /&gt; Quick cleaning&amp;#44; low-foaming&amp;#44; pleasant smelling and safe for use on all types of plastic&amp;#44; vinyl and fabric.&lt;br /&gt;Interior Cleanse can be used to remove stains&amp;#44; oils&amp;#44; make-up and general dirt and debris from all surfaces quickly and easily. Yellow 'Interior Cleaning' colour coding.&lt;/p&gt;</text:p>
            <text:p>\</text:p>
            <text:p>&lt;p&gt;&lt;a title=\"Leather Clean Gel - Final Inspection Car Care Products\" href=\"http://www.finalinspection.com.au/clean-gel\" target=\"_blank\"&gt;leather clean gel&lt;/a&gt; recommended for cleaning leather surfaces&lt;/p&gt;</text:p>
            <text:p>\</text:p>
            <text:p>\</text:p>
            <text:p>&lt;/div&gt;&lt;div class=\"infobox fullbox\"&gt;&lt;h2&gt;Directions of use&lt;/h2&gt;</text:p>
            <text:p>\</text:p>
            <text:p>&lt;p&gt;1. For best results&amp;#44; spray a few pumps of&amp;nbsp;Interior Clenase&amp;trade; onto a slightly damp Final Inspection NanoFibre Interior Cloth&amp;trade;&lt;br /&gt;2.&amp;nbsp;Wipe surfaces such as dashboard&amp;#44; consoles and door trims.&lt;br /&gt;3.&amp;nbsp;Remove Interior Cleanse from cloth by rinsing and remove Interior Cleanse from interior by re-wiping.&lt;/p&gt;</text:p>
            <text:p>\</text:p>
            <text:p>&lt;p&gt;A much more elaborate explanation of the recommended Final Inspection process is available by clicking here.&lt;/p&gt;</text:p>
            <text:p>\</text:p>
            <text:p>\</text:p>
            <text:p>&lt;p&gt;&lt;strong&gt;Version information:&lt;/strong&gt;&amp;nbsp; v1.1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20L</text:p>
          </table:table-cell>
          <table:table-cell office:value-type="string" calcext:value-type="string">
            <text:p>Interior Cleanse 20L</text:p>
          </table:table-cell>
          <table:table-cell office:value-type="float" office:value="275" calcext:value-type="float">
            <text:p>275</text:p>
          </table:table-cell>
          <table:table-cell office:value-type="float" office:value="230" calcext:value-type="float">
            <text:p>230</text:p>
          </table:table-cell>
          <table:table-cell office:value-type="float" office:value="103.84" calcext:value-type="float">
            <text:p>103.84</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500</text:p>
          </table:table-cell>
          <table:table-cell office:value-type="string" calcext:value-type="string">
            <text:p>Interior Cleanse 5ooml</text:p>
          </table:table-cell>
          <table:table-cell office:value-type="float" office:value="12" calcext:value-type="float">
            <text:p>12</text:p>
          </table:table-cell>
          <table:table-cell office:value-type="float" office:value="10.75" calcext:value-type="float">
            <text:p>10.75</text:p>
          </table:table-cell>
          <table:table-cell office:value-type="float" office:value="6.83" calcext:value-type="float">
            <text:p>6.83</text:p>
          </table:table-cell>
          <table:table-cell office:value-type="string" calcext:value-type="string">
            <text:p>interior-cleanse-5oo.jpg</text:p>
          </table:table-cell>
          <table:table-cell office:value-type="string" calcext:value-type="string">
            <text:p>&lt;div class=\"infobox_container fiproductdescription\"&gt;&lt;div class=\"infobox fullbox\"&gt;&lt;h1 class=\"fiProduct\"&gt;Interior Cleanse 5ooml&lt;/h1&gt;\</text:p>
            <text:p>        &lt;p&gt;&lt;strong&gt;A professional strength&amp;#44; citrus-based Interior Cleanser with fast oil-breaking characteristics&lt;/strong&gt;&lt;br /&gt; Quick cleaning&amp;#44; low-foaming&amp;#44; pleasant smelling and safe for use on all types of plastic&amp;#44; vinyl and fabric.&lt;br /&gt;Interior Cleanse can be used to remove stains&amp;#44; oils&amp;#44; make-up and general dirt and debris from all surfaces quickly and easily. Yellow 'Interior Cleaning' colour coding.&lt;/p&gt;</text:p>
            <text:p>\</text:p>
            <text:p>&lt;p&gt;&lt;a title=\"Leather Clean Gel - Final Inspection Car Care Products\" href=\"http://www.finalinspection.com.au/clean-gel\" target=\"_blank\"&gt;leather clean gel&lt;/a&gt; recommended for cleaning leather surfaces&lt;/p&gt;</text:p>
            <text:p>\</text:p>
            <text:p>\</text:p>
            <text:p>&lt;/div&gt;&lt;div class=\"infobox fullbox\"&gt;&lt;h2&gt;Directions of use&lt;/h2&gt;</text:p>
            <text:p>\</text:p>
            <text:p>&lt;p&gt;1. For best results&amp;#44; spray a few pumps of&amp;nbsp;Interior Clenase&amp;trade; onto a slightly damp Final Inspection NanoFibre Interior Cloth&amp;trade;&lt;br /&gt;2.&amp;nbsp;Wipe surfaces such as dashboard&amp;#44; consoles and door trims.&lt;br /&gt;3.&amp;nbsp;Remove Interior Cleanse from cloth by rinsing and remove Interior Cleanse from interior by re-wiping.&lt;/p&gt;</text:p>
            <text:p>\</text:p>
            <text:p>&lt;p&gt;A much more elaborate explanation of the recommended Final Inspection process is available by clicking here.&lt;/p&gt;</text:p>
            <text:p>\</text:p>
            <text:p>\</text:p>
            <text:p>&lt;p&gt;&lt;strong&gt;Version information:&lt;/strong&gt;&amp;nbsp; v1.1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5L</text:p>
          </table:table-cell>
          <table:table-cell office:value-type="string" calcext:value-type="string">
            <text:p>Interior Cleanse 5L</text:p>
          </table:table-cell>
          <table:table-cell office:value-type="float" office:value="80" calcext:value-type="float">
            <text:p>80</text:p>
          </table:table-cell>
          <table:table-cell office:value-type="float" office:value="68" calcext:value-type="float">
            <text:p>68</text:p>
          </table:table-cell>
          <table:table-cell office:value-type="float" office:value="26.81" calcext:value-type="float">
            <text:p>26.81</text:p>
          </table:table-cell>
          <table:table-cell office:value-type="string" calcext:value-type="string">
            <text:p>intclns-5l02_1.jpg</text:p>
          </table:table-cell>
          <table:table-cell office:value-type="string" calcext:value-type="string">
            <text:p>&lt;div class=\"infobox_container fiproductdescription\"&gt;&lt;div class=\"infobox fullbox\"&gt;&lt;h1 class=\"fiProduct\"&gt;Interior Cleanse 5L Refill&lt;/h1&gt;\</text:p>
            <text:p>        &lt;p&gt;&lt;strong&gt;A professional strength&amp;#44; citrus-based Interior Cleanser with fast oil-breaking characteristics&lt;/strong&gt;&lt;br /&gt; Quick cleaning&amp;#44; low-foaming&amp;#44; pleasant smelling and safe for use on all types of plastic&amp;#44; vinyl and fabric.&lt;br /&gt;Interior Cleanse can be used to remove stains&amp;#44; oils&amp;#44; make-up and general dirt and debris from all surfaces quickly and easily. Yellow 'Interior Cleaning' colour coding.&lt;/p&gt;</text:p>
            <text:p>\</text:p>
            <text:p>&lt;p&gt;&lt;a title=\"Leather Clean Gel - Final Inspection Car Care Products\" href=\"http://www.finalinspection.com.au/clean-gel\" target=\"_blank\"&gt;leather clean gel&lt;/a&gt; recommended for cleaning leather surfaces&lt;/p&gt;</text:p>
            <text:p>\</text:p>
            <text:p>\</text:p>
            <text:p>&lt;/div&gt;&lt;div class=\"infobox fullbox\"&gt;&lt;h2&gt;Directions of use&lt;/h2&gt;</text:p>
            <text:p>\</text:p>
            <text:p>&lt;p&gt;1. For best results&amp;#44; spray a few pumps of&amp;nbsp;Interior Clenase&amp;trade; onto a slightly damp Final Inspection NanoFibre Interior Cloth&amp;trade;&lt;br /&gt;2.&amp;nbsp;Wipe surfaces such as dashboard&amp;#44; consoles and door trims.&lt;br /&gt;3.&amp;nbsp;Remove Interior Cleanse from cloth by rinsing and remove Interior Cleanse from interior by re-wiping.&lt;/p&gt;</text:p>
            <text:p>\</text:p>
            <text:p>&lt;p&gt;A much more elaborate explanation of the recommended Final Inspection process is available by clicking here.&lt;/p&gt;</text:p>
            <text:p>\</text:p>
            <text:p>\</text:p>
            <text:p>&lt;p&gt;&lt;strong&gt;Version information:&lt;/strong&gt;&amp;nbsp; v1.1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NF-H</text:p>
          </table:table-cell>
          <table:table-cell office:value-type="string" calcext:value-type="string">
            <text:p>Interior Cloth</text:p>
          </table:table-cell>
          <table:table-cell office:value-type="float" office:value="10" calcext:value-type="float">
            <text:p>10</text:p>
          </table:table-cell>
          <table:table-cell office:value-type="float" office:value="8.95" calcext:value-type="float">
            <text:p>8.95</text:p>
          </table:table-cell>
          <table:table-cell office:value-type="float" office:value="6.55" calcext:value-type="float">
            <text:p>6.55</text:p>
          </table:table-cell>
          <table:table-cell office:value-type="string" calcext:value-type="string">
            <text:p>interior-nanofibre.jpg</text:p>
          </table:table-cell>
          <table:table-cell office:value-type="string" calcext:value-type="string">
            <text:p>&lt;div class=\"infobox_container fiproductdescription\"&gt;&lt;div class=\"infobox fullbox\"&gt;&lt;h1 class=\"fiProduct\"&gt;Interior Cloth&lt;/h1&gt;\</text:p>
            <text:p>        &lt;p&gt;&lt;img class=\"rightPhoto\" style=\"float: right;\" title=\"Final Inspection Car Care Products - Interior NanoFibre\" src=\"images/FIStore/stitch2.png\" alt=\"Final Inspection Car Care Products - Interior NanoFibre\" /&gt;&lt;/p&gt;</text:p>
            <text:p>\</text:p>
            <text:p>&lt;p style=\"text-align: left;\"&gt;A very high quality&amp;#44; 300 gsm&amp;#44; 40 x 40cm NanoFibre&amp;trade; cloth recommended for use on all cabin surfaces such as leather&amp;#44; vinyl&amp;#44; fabric and plastics.&lt;/p&gt;</text:p>
            <text:p>\</text:p>
            <text:p>&lt;p style=\"text-align: left;\"&gt;Our Interior NanoFibre&amp;trade; Cloth features hand sewn pure NanoFibre&amp;trade; edging&amp;#44; not rayon or cotton and no edge-less heat stamping. &amp;nbsp;Consisting of 80% nano polyester fibre for ultra efficient cleaning and absorption around a (20%) polyamide core&amp;#44; our Interior NanoFibre cloth has superlative agreesion for cleaning power with gentle characteristics.&lt;/p&gt;</text:p>
            <text:p>\</text:p>
            <text:p>&lt;p style=\"text-align: left;\"&gt;Recommended for use with Interior Cleanse to clean all fabrics&amp;#44; vinyls and plastics in the cabin. &amp;nbsp;&lt;a href=\"http://s164851.gridserver.com/paint-nanofibre-cloth\"&gt;Paintwork NanoFibre&lt;/a&gt; recommended for glossy surfaces such as wood trim and screens as well as transparent plastics.&lt;/p&gt;</text:p>
            <text:p>\</text:p>
            <text:p>&lt;p style=\"text-align: left;\"&gt;&lt;strong&gt;Yarn Denier:&lt;/strong&gt;&amp;nbsp;0.01&lt;/p&gt;</text:p>
            <text:p>\</text:p>
            <text:p>&lt;p style=\"text-align: left;\"&gt;&lt;strong&gt;Yarn Type:&lt;/strong&gt; Multi Split&lt;/p&gt;</text:p>
            <text:p>\</text:p>
            <text:p>&lt;p style=\"text-align: left;\"&gt;&lt;strong&gt;GSM:&lt;/strong&gt;&amp;nbsp; 300&lt;/p&gt;</text:p>
            <text:p>\</text:p>
            <text:p>&lt;p style=\"text-align: left;\"&gt;&lt;strong&gt;Density:&lt;/strong&gt; ~100&amp;#44;000 &amp;nbsp;f/mm&lt;/p&gt;</text:p>
            <text:p>\</text:p>
            <text:p>&lt;p style=\"text-align: left;\"&gt;&lt;strong&gt;Weave:&lt;/strong&gt; Tight Hook&lt;/p&gt;</text:p>
            <text:p>\</text:p>
            <text:p>&lt;p style=\"text-align: left;\"&gt;&lt;strong&gt;Size:&lt;/strong&gt; 400 x 400mm (~15.7 x 15.7in)&lt;/p&gt;</text:p>
            <text:p>\</text:p>
            <text:p>&lt;p style=\"text-align: left;\"&gt;&lt;strong&gt;Edge:&lt;/strong&gt; Hand Sewn NanoFibre&lt;/p&gt;</text:p>
            <text:p>\</text:p>
            <text:p>&lt;p style=\"text-align: left;\"&gt;&lt;strong&gt;Colour (Cloth/Edge):&lt;/strong&gt; Yellow/White&lt;/p&gt;</text:p>
            <text:p>\</text:p>
            <text:p>&lt;p style=\"text-align: left;\"&gt;&lt;strong&gt;Packaging:&lt;/strong&gt; Re-usable plastic box&lt;/p&gt;</text:p>
            <text:p>\</text:p>
            <text:p>\</text:p>
            <text:p>&lt;p style=\"text-align: left;\"&gt;&lt;strong&gt;NanoFibre Care&lt;/strong&gt;&lt;/p&gt;</text:p>
            <text:p>\</text:p>
            <text:p>&lt;p style=\"text-align: left;\"&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 style=\"text-align: center;\"&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1L</text:p>
          </table:table-cell>
          <table:table-cell office:value-type="string" calcext:value-type="string">
            <text:p>Jaffa (General Purpose Cleaner) 1L</text:p>
          </table:table-cell>
          <table:table-cell office:value-type="float" office:value="20" calcext:value-type="float">
            <text:p>20</text:p>
          </table:table-cell>
          <table:table-cell office:value-type="float" office:value="17.95" calcext:value-type="float">
            <text:p>17.95</text:p>
          </table:table-cell>
          <table:table-cell office:value-type="float" office:value="8.35" calcext:value-type="float">
            <text:p>8.35</text:p>
          </table:table-cell>
          <table:table-cell office:value-type="string" calcext:value-type="string">
            <text:p>jaffa-1l-01.jpg</text:p>
          </table:table-cell>
          <table:table-cell office:value-type="string" calcext:value-type="string">
            <text:p>&lt;div class=\"infobox_container fiproductdescription\"&gt;&lt;div class=\"infobox fullbox\"&gt;&lt;h1 class=\"fiProduct\"&gt;Jaffa (General Purpose Cleaner) 1L (34 fl oz)&lt;/h1&gt;\</text:p>
            <text:p>        &lt;p&gt;&lt;img class=\"rightPhoto\" style=\"float: right;\" title=\"Jaffa - Final Inspection Car Care Products\" src=\"images/FIStore/Jaffa_01.jpg\" alt=\"Jaffa - Final Inspection Car Care Products\" /&gt;&lt;/p&gt;</text:p>
            <text:p>\</text:p>
            <text:p>&lt;p&gt;&lt;strong&gt;Jaffa Citrus Degreaser&amp;trade; delivers fast and perfect results whilst extra safe on all exterior materials&lt;/strong&gt;&amp;nbsp;&lt;/p&gt;</text:p>
            <text:p>\</text:p>
            <text:p>&lt;p&gt;Jaffa is a citrus-based&amp;#44; high foaming and long dwelling general purpose degreaser/cleaner for removing bugs and general dirt and grime from exterior surfaces as well as wheel arches&amp;#44; engine bays and wheels themselves.&lt;/p&gt;</text:p>
            <text:p>\</text:p>
            <text:p>&lt;p&gt;Clean tyre treads for shows for the new tyre look. &amp;nbsp;Clean tyre sidewalls to remove old dressing and allow new dressing to pentrate&amp;#44; reducing slinging.&lt;/p&gt;</text:p>
            <text:p>\</text:p>
            <text:p>&lt;/div&gt;&lt;div class=\"infobox fullbox\"&gt;&lt;h2&gt;Directions of use&lt;/h2&gt;</text:p>
            <text:p>\</text:p>
            <text:p>&lt;p&gt;1. For best results&amp;#44; spray a few pumps of&amp;nbsp;Jaffa&amp;trade; onto an area of a wet vehicle such as front bumper bar to remove bugs&lt;br /&gt;2.&amp;nbsp;Allow product to dwell but not dry&amp;#44; never allow Jaffa to dry. &amp;nbsp;Agitate if necessary.&lt;br /&gt;3. Rinse (high pressure recommended) to remove debris such as bugs and wash vehicle as usual.&lt;/p&gt;</text:p>
            <text:p>\</text:p>
            <text:p>&lt;p&gt;More detailed information and direction on the number of uses of Jaffa is available by clicking here.&lt;br /&gt;&lt;br /&gt;&lt;/p&gt;</text:p>
            <text:p>\</text:p>
            <text:p>&lt;p&gt;&lt;strong&gt;Version information:&lt;/strong&gt;&amp;nbsp; v1 &amp;nbsp;l &amp;nbsp;optimised 2013&lt;br /&gt; &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20L</text:p>
          </table:table-cell>
          <table:table-cell office:value-type="string" calcext:value-type="string">
            <text:p>Jaffa (General Purpose Cleaner) 20L</text:p>
          </table:table-cell>
          <table:table-cell office:value-type="float" office:value="275" calcext:value-type="float">
            <text:p>275</text:p>
          </table:table-cell>
          <table:table-cell office:value-type="float" office:value="230" calcext:value-type="float">
            <text:p>230</text:p>
          </table:table-cell>
          <table:table-cell office:value-type="float" office:value="100.23" calcext:value-type="float">
            <text:p>100.23</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500</text:p>
          </table:table-cell>
          <table:table-cell office:value-type="string" calcext:value-type="string">
            <text:p>Jaffa (General Purpose Cleaner) 5ooml</text:p>
          </table:table-cell>
          <table:table-cell office:value-type="float" office:value="12" calcext:value-type="float">
            <text:p>12</text:p>
          </table:table-cell>
          <table:table-cell office:value-type="float" office:value="10.75" calcext:value-type="float">
            <text:p>10.75</text:p>
          </table:table-cell>
          <table:table-cell office:value-type="float" office:value="7.95" calcext:value-type="float">
            <text:p>7.95</text:p>
          </table:table-cell>
          <table:table-cell office:value-type="string" calcext:value-type="string">
            <text:p>jaffa-500ml.jpg</text:p>
          </table:table-cell>
          <table:table-cell office:value-type="string" calcext:value-type="string">
            <text:p>&lt;div class=\"infobox_container fiproductdescription\"&gt;&lt;div class=\"infobox fullbox\"&gt;&lt;h1 class=\"fiProduct\"&gt;Jaffa (General Purpose Cleaner) 5ooml&lt;/h1&gt;\</text:p>
            <text:p>        &lt;p&gt;&lt;img class=\"rightPhoto\" style=\"float: right;\" title=\"Jaffa - Final Inspection Car Care Products\" src=\"images/FIStore/Jaffa_01.jpg\" alt=\"Jaffa - Final Inspection Car Care Products\" /&gt;&lt;/p&gt;</text:p>
            <text:p>\</text:p>
            <text:p>&lt;p&gt;&lt;strong&gt;Jaffa Citrus Degreaser&amp;trade; delivers fast and perfect results whilst extra safe on all exterior materials&lt;/strong&gt;&amp;nbsp;&lt;/p&gt;</text:p>
            <text:p>\</text:p>
            <text:p>&lt;p&gt;Jaffa is a citrus-based&amp;#44; high foaming and long dwelling general purpose degreaser/cleaner for removing bugs and general dirt and grime from exterior surfaces as well as wheel arches&amp;#44; engine bays and wheels themselves.&lt;/p&gt;</text:p>
            <text:p>\</text:p>
            <text:p>&lt;p&gt;Clean tyre treads for shows for the new tyre look. &amp;nbsp;Clean tyre sidewalls to remove old dressing and allow new dressing to pentrate&amp;#44; reducing slinging.&lt;/p&gt;</text:p>
            <text:p>\</text:p>
            <text:p>&lt;/div&gt;&lt;div class=\"infobox fullbox\"&gt;&lt;h2&gt;Directions of use&lt;/h2&gt;</text:p>
            <text:p>\</text:p>
            <text:p>&lt;p&gt;1. For best results&amp;#44; spray a few pumps of&amp;nbsp;Jaffa&amp;trade; onto an area of a wet vehicle such as front bumper bar to remove bugs&lt;br /&gt;2.&amp;nbsp;Allow product to dwell but not dry&amp;#44; never allow Jaffa to dry. &amp;nbsp;Agitate if necessary.&lt;br /&gt;3. Rinse (high pressure recommended) to remove debris such as bugs and wash vehicle as usual.&lt;/p&gt;</text:p>
            <text:p>\</text:p>
            <text:p>&lt;p&gt;More detailed information and direction on the number of uses of Jaffa is available by clicking here.&lt;br /&gt;&lt;br /&gt;&lt;/p&gt;</text:p>
            <text:p>\</text:p>
            <text:p>&lt;p&gt;&lt;strong&gt;Version information:&lt;/strong&gt;&amp;nbsp; v1 &amp;nbsp;l &amp;nbsp;optimised 2013&lt;br /&gt; &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5L</text:p>
          </table:table-cell>
          <table:table-cell office:value-type="string" calcext:value-type="string">
            <text:p>Jaffa (General Purpose Cleaner) 5L</text:p>
          </table:table-cell>
          <table:table-cell office:value-type="float" office:value="80" calcext:value-type="float">
            <text:p>80</text:p>
          </table:table-cell>
          <table:table-cell office:value-type="float" office:value="68" calcext:value-type="float">
            <text:p>68</text:p>
          </table:table-cell>
          <table:table-cell office:value-type="float" office:value="25.51" calcext:value-type="float">
            <text:p>25.51</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3">
          <table:table-cell office:value-type="string" calcext:value-type="string">
            <text:p>JAMNF-H</text:p>
          </table:table-cell>
          <table:table-cell office:value-type="string" calcext:value-type="string">
            <text:p>Jamb Cloth</text:p>
          </table:table-cell>
          <table:table-cell office:value-type="float" office:value="10" calcext:value-type="float">
            <text:p>10</text:p>
          </table:table-cell>
          <table:table-cell office:value-type="float" office:value="8.95" calcext:value-type="float">
            <text:p>8.95</text:p>
          </table:table-cell>
          <table:table-cell office:value-type="float" office:value="6.5" calcext:value-type="float">
            <text:p>6.5</text:p>
          </table:table-cell>
          <table:table-cell office:value-type="string" calcext:value-type="string">
            <text:p>jamb-nanofibre_2.jpg</text:p>
          </table:table-cell>
          <table:table-cell office:value-type="string" calcext:value-type="string">
            <text:p>&lt;div class=\"infobox_container fiproductdescription\"&gt;&lt;div class=\"infobox fullbox\"&gt;&lt;h1 class=\"fiProduct\"&gt;Jamb Cloth&lt;/h1&gt;\</text:p>
            <text:p>        &lt;p&gt;The Final Inspection NanoFibre&amp;trade; Jamb Cloth - a revolutionary new way to easily and quickly clean jambs and crevices that may contaminate the cloth with powdered graphite&amp;#44; grease and other usually dirty&amp;#44; oil-based lubricants&amp;#44; avoiding cross contamination onto other areas.&lt;/strong&gt;&lt;/p&gt;</text:p>
            <text:p>\</text:p>
            <text:p>&lt;p&gt;&lt;strong&gt;&lt;/strong&gt;The NanoFibre&amp;trade; Jamb Cloth is the best tool for jamb cleaning. &amp;nbsp;It's tight looped hook weave and high gsm remove dirt and debris quickly reducing the mechanical action required on these usually painted sections of your vehicle that are difficult to polish.&lt;/p&gt;</text:p>
            <text:p>\</text:p>
            <text:p>&lt;p&gt;With it's generous size&amp;#44; this cloths will gently but effectively and efficiently remove weekly build-up of contaminants without hassle. &amp;nbsp;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text:p>
            <text:p>\</text:p>
            <text:p>&lt;p&gt;Also recommended for use all components in engine bays.&lt;/p&gt;</text:p>
            <text:p>\</text:p>
            <text:p>&lt;div style=\"text-align: right;\"&gt;&amp;nbsp;&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WL-SLD-135</text:p>
          </table:table-cell>
          <table:table-cell office:value-type="string" calcext:value-type="string">
            <text:p>135mm Jewelling Pad</text:p>
          </table:table-cell>
          <table:table-cell office:value-type="float" office:value="22.5" calcext:value-type="float">
            <text:p>22.5</text:p>
          </table:table-cell>
          <table:table-cell office:value-type="float" office:value="19.95" calcext:value-type="float">
            <text:p>19.95</text:p>
          </table:table-cell>
          <table:table-cell office:value-type="float" office:value="10.04" calcext:value-type="float">
            <text:p>10.04</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WL-SLD-150</text:p>
          </table:table-cell>
          <table:table-cell office:value-type="string" calcext:value-type="string">
            <text:p>150mm Jewelling Pad</text:p>
          </table:table-cell>
          <table:table-cell office:value-type="float" office:value="25" calcext:value-type="float">
            <text:p>25</text:p>
          </table:table-cell>
          <table:table-cell office:value-type="float" office:value="22.5" calcext:value-type="float">
            <text:p>22.5</text:p>
          </table:table-cell>
          <table:table-cell office:value-type="float" office:value="10.89" calcext:value-type="float">
            <text:p>10.89</text:p>
          </table:table-cell>
          <table:table-cell office:value-type="string" calcext:value-type="string">
            <text:p>150mm-jewell-sld-02_1.jpg</text:p>
          </table:table-cell>
          <table:table-cell office:value-type="string" calcext:value-type="string">
            <text:p>&lt;div class=\"infobox_container fiproductdescription\"&gt;&lt;div class=\"infobox fullbox\"&gt;&lt;h1 class=\"fiProduct\"&gt;150mm Jewelling Pad&lt;/h1&gt;\</text:p>
            <text:p>        &lt;p&gt;A super low density (SLD)&amp;#44; 120ppi (pore per inch)&amp;#44; ultra fine polishing pad for exquisitely high gloss levels.&lt;/p&gt;</text:p>
            <text:p>\</text:p>
            <text:p>&lt;p&gt;Best used in conjunction with CAP Ultra Fine 'Jewellers Rouge' Gloss levels of up to 96gu achievable.&lt;/p&gt;</text:p>
            <text:p>\</text:p>
            <text:p>&lt;p&gt;Version 2 recessed (embedded) backing&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CG1L</text:p>
          </table:table-cell>
          <table:table-cell office:value-type="string" calcext:value-type="string">
            <text:p>Leather Clean Gel 1L</text:p>
          </table:table-cell>
          <table:table-cell office:value-type="float" office:value="100" calcext:value-type="float">
            <text:p>100</text:p>
          </table:table-cell>
          <table:table-cell office:value-type="float" office:value="89" calcext:value-type="float">
            <text:p>89</text:p>
          </table:table-cell>
          <table:table-cell office:value-type="float" office:value="58.06" calcext:value-type="float">
            <text:p>58.06</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CG275</text:p>
          </table:table-cell>
          <table:table-cell office:value-type="string" calcext:value-type="string">
            <text:p>Leather Clean Gel 275ml</text:p>
          </table:table-cell>
          <table:table-cell office:value-type="float" office:value="30" calcext:value-type="float">
            <text:p>30</text:p>
          </table:table-cell>
          <table:table-cell office:value-type="float" office:value="26.95" calcext:value-type="float">
            <text:p>26.95</text:p>
          </table:table-cell>
          <table:table-cell office:value-type="float" office:value="17.05" calcext:value-type="float">
            <text:p>17.05</text:p>
          </table:table-cell>
          <table:table-cell office:value-type="string" calcext:value-type="string">
            <text:p>leather-clean-gel.jpg</text:p>
          </table:table-cell>
          <table:table-cell office:value-type="string" calcext:value-type="string">
            <text:p>&lt;div class=\"infobox_container fiproductdescription\"&gt;&lt;div class=\"infobox fullbox\"&gt;&lt;h1 class=\"fiProduct\"&gt;Leather Clean Gel&lt;/h1&gt;\</text:p>
            <text:p>        &lt;p&gt;The world's best leather cleaner&amp;#44; Leather&amp;nbsp;&lt;strong&gt;Clean Gel&amp;trade;&lt;/strong&gt;&amp;nbsp;by Final Inspection is a vey high quality leather cleaner designed to deep clean leather without agressively removing hydration. &amp;nbsp;&lt;strong&gt;&lt;strong&gt;Clean Gel&amp;trade; thoroughly but g&lt;/strong&gt;&lt;/strong&gt;ently cleans all types of leather including stitching and results in the perfect finish for conditioners such as Feed&lt;strong&gt;&lt;strong&gt;&amp;trade; to hydrate.&lt;/strong&gt;&lt;/strong&gt;&lt;/strong&gt;&lt;/p&gt;</text:p>
            <text:p>\</text:p>
            <text:p>\</text:p>
            <text:p>&lt;p&gt;Leather Clean Gel&amp;trade;&lt;/strong&gt;&lt;/strong&gt;&amp;nbsp;delivers perfect results on the following materials&lt;/strong&gt;&lt;/p&gt;</text:p>
            <text:p>\</text:p>
            <text:p>&lt;p&gt;- All types of aniline leather&lt;br /&gt;- All types of semi-aniline leather (most very high-end luxury vehicles)&lt;br /&gt;- All types of PU coated leather&amp;nbsp;(most mass-produced vehicles)&lt;/p&gt;</text:p>
            <text:p>\</text:p>
            <text:p>\</text:p>
            <text:p>&lt;/div&gt;&lt;div class=\"infobox fullbox\"&gt;&lt;h2&gt;When should I clean my leather?&lt;/h2&gt;</text:p>
            <text:p>\</text:p>
            <text:p>&lt;p&gt;You should clean leather when it is required. &amp;nbsp;Unlike feeding which is recommended once per month regardless of use&amp;#44; there are no set time intervals for leather cleaning&amp;#44; instead&amp;#44; we recommend to maintain clean leather as it is necessary.&lt;/p&gt;</text:p>
            <text:p>\</text:p>
            <text:p>\</text:p>
            <text:p>&lt;p&gt;Why is a dedicated &lt;strong&gt;cleaner&lt;/strong&gt;&amp;nbsp;and feeder better than an all in one product?&lt;/strong&gt;&lt;/p&gt;</text:p>
            <text:p>\</text:p>
            <text:p>&lt;p&gt;Replacing hydration at the same time as cleaning is a cumbersome and thus inefficient method of maintaining leather.&amp;nbsp;&lt;/p&gt;</text:p>
            <text:p>\</text:p>
            <text:p>&lt;p&gt;Dedicated cleaners should be used to remove debris before a moisturiser&amp;#44; designed to sink deep into the leather&amp;#44; is applied.&lt;/p&gt;</text:p>
            <text:p>\</text:p>
            <text:p>&lt;p&gt;It is highly recommended to clean leather&amp;#44; however&amp;#44; Final Inspection 'Feed' does contain a very small amount of cleaners designed to remove only very light soiling.&lt;/p&gt;</text:p>
            <text:p>\</text:p>
            <text:p>&lt;p&gt;For instanace&amp;#44; for vehicles that aren't very dirty and/or aren't used very often&amp;#44; it will be unnecessary to use a dedicated cleaner often.&lt;/p&gt;</text:p>
            <text:p>\</text:p>
            <text:p>\</text:p>
            <text:p>&lt;/div&gt;&lt;div class=\"infobox fullbox\"&gt;&lt;h2&gt;May I use leather clean in my home or office?&lt;/h2&gt;</text:p>
            <text:p>\</text:p>
            <text:p>&lt;p&gt;Of course&amp;#44; leather 'Feed' may be used on all types of leather as part of good maintenance&amp;#44; seperate products are not required for leather sofas etc.&lt;/p&gt;</text:p>
            <text:p>\</text:p>
            <text:p>\</text:p>
            <text:p>&lt;p&gt;&lt;strong&gt;Directions of use&lt;/strong&gt;&lt;br /&gt; &lt;span style=\"font-size: xx-small;\"&gt;Video instructions available on the next tab&lt;/span&gt;&lt;/p&gt;</text:p>
            <text:p>\</text:p>
            <text:p>&lt;p&gt;If heavily soiled&amp;#44; first wipe with a damp Final Inspection NanoFibre Interior Cloth&amp;trade;.&lt;br /&gt; Fill a 5-10 litre bucket of warm water.&lt;/p&gt;</text:p>
            <text:p>\</text:p>
            <text:p>&lt;p&gt;Apply a small amount of Leather Clean Gel&amp;trade; to a damp Final Inspection NanoFibre&amp;nbsp;Applicator&amp;trade; (yellow) and agitate dirty leather including stitching regularly checking how much dirt the applicator is absorbing.&lt;br /&gt; Regularly rinse applicator with warm water and regularly replace water.&lt;br /&gt; Once clean&amp;#44; dry leather with a dry NanoFibre Interior Cloth&amp;trade;.&lt;/p&gt;</text:p>
            <text:p>\</text:p>
            <text:p>&lt;p&gt;Replace hydration to leather with Final Inspection Feed&amp;trade; after each and every clean.&lt;br /&gt; Clean leather only when necessary.&amp;nbsp; Feed leather every month regardless of use.&lt;br /&gt;&lt;br /&gt;&lt;br /&gt; &lt;strong&gt;Version information:&lt;/strong&gt;&amp;nbsp; v2 &amp;nbsp;l &amp;nbsp;optimised 2012&lt;br /&gt; &lt;strong&gt;Design and manufacture:&lt;/strong&gt;&amp;nbsp; designed in Australia l manufactured in America&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1L</text:p>
          </table:table-cell>
          <table:table-cell office:value-type="string" calcext:value-type="string">
            <text:p>Clay Lube 1L</text:p>
          </table:table-cell>
          <table:table-cell office:value-type="float" office:value="20" calcext:value-type="float">
            <text:p>20</text:p>
          </table:table-cell>
          <table:table-cell office:value-type="float" office:value="17.95" calcext:value-type="float">
            <text:p>17.95</text:p>
          </table:table-cell>
          <table:table-cell office:value-type="float" office:value="10.94" calcext:value-type="float">
            <text:p>10.94</text:p>
          </table:table-cell>
          <table:table-cell office:value-type="string" calcext:value-type="string">
            <text:p>lube-1000_1.jpg</text:p>
          </table:table-cell>
          <table:table-cell office:value-type="string" calcext:value-type="string">
            <text:p>&lt;div class=\"infobox_container fiproductdescription\"&gt;&lt;div class=\"infobox fullbox\"&gt;&lt;h1 class=\"fiProduct\"&gt;Clay Lube 1L&lt;/h1&gt;\</text:p>
            <text:p>        &lt;p&gt;Clay Lubricant 'Lube' provides Suspending &amp;amp; Lubricating protection during the claying process.&lt;/p&gt;</text:p>
            <text:p>\</text:p>
            <text:p>&lt;p&gt;It minimises contact with the paint surface which minimises marring whilst allowing the Clay bar to capture contaminants sitting above the surface. 'Lube' also lightly cleans the surface and helps to keep clay bars clean and soft/pliable.&lt;/p&gt;</text:p>
            <text:p>\</text:p>
            <text:p>\</text:p>
            <text:p>&lt;/div&gt;&lt;div class=\"infobox fullbox\"&gt;&lt;h2&gt;Directions of use:&lt;/h2&gt;</text:p>
            <text:p>\</text:p>
            <text:p>&lt;p&gt;&lt;strong&gt;&lt;/strong&gt;Clay can ONLY be used on Paintwork&amp;#44; Glass &amp;amp; Chrome.&lt;/p&gt;</text:p>
            <text:p>\</text:p>
            <text:p>&lt;p&gt;Surfaces must be clean before use; we highly recommend thoroughly washing entire vehicle directly prior to decontaminating surfaces with Clay.&lt;/p&gt;</text:p>
            <text:p>\</text:p>
            <text:p>&lt;p&gt;Mist panel thoroughly with Lubricant and mist Clay also. Don&amp;rsquo;t under use Clay Lube to avoid dry-rubbing and subsequent marring.&lt;/p&gt;</text:p>
            <text:p>\</text:p>
            <text:p>&lt;p&gt;Work 1 panel at a time and immediately remove Lube with a Nanofibre Paintwork Cloth. Only Clay panels that are cool to touch to avoid Lubricant drying onto surface. Mist inside of Clay Box to help stop Clay Bar from sticking to internal storage surfaces.&lt;/p&gt;</text:p>
            <text:p>\</text:p>
            <text:p>&lt;p&gt;&lt;strong&gt;IMPORTANT:&lt;/strong&gt; Clay must be discarded if dropped onto ground or placed on a dirty surface. To avoid having to discard entire clay bar if dropped&amp;#44; dissect into smaller pieces prior to use. Clay should be rested on a clean cloth or in its&amp;rsquo; storage box when not in use.&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20L</text:p>
          </table:table-cell>
          <table:table-cell office:value-type="string" calcext:value-type="string">
            <text:p>Clay Lube 20L</text:p>
          </table:table-cell>
          <table:table-cell office:value-type="float" office:value="275" calcext:value-type="float">
            <text:p>275</text:p>
          </table:table-cell>
          <table:table-cell office:value-type="float" office:value="230" calcext:value-type="float">
            <text:p>230</text:p>
          </table:table-cell>
          <table:table-cell office:value-type="float" office:value="137.48" calcext:value-type="float">
            <text:p>137.48</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500</text:p>
          </table:table-cell>
          <table:table-cell office:value-type="string" calcext:value-type="string">
            <text:p>Clay Lube 5ooml</text:p>
          </table:table-cell>
          <table:table-cell office:value-type="float" office:value="12" calcext:value-type="float">
            <text:p>12</text:p>
          </table:table-cell>
          <table:table-cell office:value-type="float" office:value="10.75" calcext:value-type="float">
            <text:p>10.75</text:p>
          </table:table-cell>
          <table:table-cell office:value-type="float" office:value="7.52" calcext:value-type="float">
            <text:p>7.52</text:p>
          </table:table-cell>
          <table:table-cell office:value-type="string" calcext:value-type="string">
            <text:p>lube500_1.jpg</text:p>
          </table:table-cell>
          <table:table-cell office:value-type="string" calcext:value-type="string">
            <text:p>&lt;div class=\"infobox_container fiproductdescription\"&gt;&lt;div class=\"infobox fullbox\"&gt;&lt;h1 class=\"fiProduct\"&gt;Clay Lube 5ooml&lt;/h1&gt;\</text:p>
            <text:p>        &lt;p&gt;Clay Lubricant 'Lube' provides Suspending &amp;amp; Lubricating protection during the claying process.&lt;/p&gt;</text:p>
            <text:p>\</text:p>
            <text:p>&lt;p&gt;It minimises contact with the paint surface which minimises marring whilst allowing the Clay bar to capture contaminants sitting above the surface. 'Lube' also lightly cleans the surface and helps to keep clay bars clean and soft/pliable.&lt;/p&gt;</text:p>
            <text:p>\</text:p>
            <text:p>\</text:p>
            <text:p>&lt;/div&gt;&lt;div class=\"infobox fullbox\"&gt;&lt;h2&gt;Directions of use:&lt;/h2&gt;</text:p>
            <text:p>\</text:p>
            <text:p>&lt;p&gt;&lt;strong&gt;&lt;/strong&gt;Clay can ONLY be used on Paintwork&amp;#44; Glass &amp;amp; Chrome.&lt;/p&gt;</text:p>
            <text:p>\</text:p>
            <text:p>&lt;p&gt;Surfaces must be clean before use; we highly recommend thoroughly washing entire vehicle directly prior to decontaminating surfaces with Clay.&lt;/p&gt;</text:p>
            <text:p>\</text:p>
            <text:p>&lt;p&gt;Mist panel thoroughly with Lubricant and mist Clay also. Don&amp;rsquo;t under use Clay Lube to avoid dry-rubbing and subsequent marring.&lt;/p&gt;</text:p>
            <text:p>\</text:p>
            <text:p>&lt;p&gt;Work 1 panel at a time and immediately remove Lube with a Nanofibre Paintwork Cloth. Only Clay panels that are cool to touch to avoid Lubricant drying onto surface. Mist inside of Clay Box to help stop Clay Bar from sticking to internal storage surfaces.&lt;/p&gt;</text:p>
            <text:p>\</text:p>
            <text:p>&lt;p&gt;&lt;strong&gt;IMPORTANT:&lt;/strong&gt; Clay must be discarded if dropped onto ground or placed on a dirty surface. To avoid having to discard entire clay bar if dropped&amp;#44; dissect into smaller pieces prior to use. Clay should be rested on a clean cloth or in its&amp;rsquo; storage box when not in use.&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5L</text:p>
          </table:table-cell>
          <table:table-cell office:value-type="string" calcext:value-type="string">
            <text:p>Clay Lube 5L</text:p>
          </table:table-cell>
          <table:table-cell office:value-type="float" office:value="80" calcext:value-type="float">
            <text:p>80</text:p>
          </table:table-cell>
          <table:table-cell office:value-type="float" office:value="68" calcext:value-type="float">
            <text:p>68</text:p>
          </table:table-cell>
          <table:table-cell office:value-type="float" office:value="34.71" calcext:value-type="float">
            <text:p>34.71</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NFP-135</text:p>
          </table:table-cell>
          <table:table-cell office:value-type="string" calcext:value-type="string">
            <text:p>135mm Nanofibre Polishing Pad</text:p>
          </table:table-cell>
          <table:table-cell office:value-type="float" office:value="15" calcext:value-type="float">
            <text:p>15</text:p>
          </table:table-cell>
          <table:table-cell office:value-type="float" office:value="13.5" calcext:value-type="float">
            <text:p>13.5</text:p>
          </table:table-cell>
          <table:table-cell office:value-type="float" office:value="8.28" calcext:value-type="float">
            <text:p>8.28</text:p>
          </table:table-cell>
          <table:table-cell office:value-type="string" calcext:value-type="string">
            <text:p>FI.jpg</text:p>
          </table:table-cell>
          <table:table-cell office:value-type="string" calcext:value-type="string">
            <text:p>&lt;div class=\"infobox_container fiproductdescription\"&gt;&lt;div class=\"infobox fullbox\"&gt;&lt;h1 class=\"fiProduct\"&gt;135mm Nanofibre Polishing Pad&lt;/h1&gt;\</text:p>
            <text:p>        &lt;p&gt;White&amp;#44; 135mm (5\") &amp;Oslash; Friction Reduction NanoFibres provide a fast cutting&amp;#44; high gloss polishing action with very low friction and heat building characteristics.&lt;br /&gt;Particularly important for sticky paint surfaces&amp;#44; using this pad reduces side effects such as marring&amp;#44; hologramming and blemishing.&lt;/p&gt;</text:p>
            <text:p>\</text:p>
            <text:p>&lt;p&gt;&lt;span style=\"color: #ff6600;\"&gt;This pad recommended for use with the following Equipment&lt;/span&gt;&lt;br /&gt; Any rotary machine with a backing plate of no more than 125mm in diameter&amp;#44; we recommend the Final Inspection &lt;a title=\"125mm &amp;Oslash; ACTIVE Backing Plate - Final Inspection Car Care Products\" href=\"http://www.finalinspection.com.au/125mm-o-active-backing-plate\" target=\"_blank\"&gt;125mm (5\") &amp;Oslash; ACTIVE Backing Plate&lt;/a&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NFP-150</text:p>
          </table:table-cell>
          <table:table-cell office:value-type="string" calcext:value-type="string">
            <text:p>150mm Nanofibre Polishing Pad</text:p>
          </table:table-cell>
          <table:table-cell office:value-type="float" office:value="20" calcext:value-type="float">
            <text:p>20</text:p>
          </table:table-cell>
          <table:table-cell office:value-type="float" office:value="17.95" calcext:value-type="float">
            <text:p>17.95</text:p>
          </table:table-cell>
          <table:table-cell office:value-type="float" office:value="11.74" calcext:value-type="float">
            <text:p>11.74</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NFP-90</text:p>
          </table:table-cell>
          <table:table-cell office:value-type="string" calcext:value-type="string">
            <text:p>90mm Nanofibre Polishing Pad</text:p>
          </table:table-cell>
          <table:table-cell office:value-type="float" office:value="10" calcext:value-type="float">
            <text:p>10</text:p>
          </table:table-cell>
          <table:table-cell office:value-type="float" office:value="8.95" calcext:value-type="float">
            <text:p>8.95</text:p>
          </table:table-cell>
          <table:table-cell office:value-type="float" office:value="6.22" calcext:value-type="float">
            <text:p>6.22</text:p>
          </table:table-cell>
          <table:table-cell office:value-type="string" calcext:value-type="string">
            <text:p>FI.jpg</text:p>
          </table:table-cell>
          <table:table-cell office:value-type="string" calcext:value-type="string">
            <text:p>&lt;div class=\"infobox_container fiproductdescription\"&gt;&lt;div class=\"infobox fullbox\"&gt;&lt;h1 class=\"fiProduct\"&gt;90mm Nanofibre Polishing Pad&lt;/h1&gt;\</text:p>
            <text:p>        &lt;p&gt;White&amp;#44; 90mm (3\") &amp;Oslash; Friction Reduction NanoFibres provide a fast cutting&amp;#44; high gloss polishing action with very low friction and heat building characteristics.&lt;br /&gt;Particularly important for sticky paint surfaces&amp;#44; using this pad reduces side effects such as marring&amp;#44; hologramming and blemishing.&lt;/p&gt;</text:p>
            <text:p>\</text:p>
            <text:p>&lt;p&gt;&lt;span style=\"color: #ff6600;\"&gt;This pad recommended for use with the following Equipment&lt;/span&gt;&lt;br /&gt; Any rotary machine with a backing plate of no more than 75mm in diameter&amp;#44; we recommend the Final Inspection &lt;a title=\"75mm &amp;Oslash; ACTIVE Backing Plate - Final Inspection Car Care Products\" href=\"http://www.finalinspection.com.au/75mm-active-backing-plate\" target=\"_blank\"&gt;75mm (3\") &amp;Oslash; ACTIVE Backing Plate&lt;/a&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1L</text:p>
          </table:table-cell>
          <table:table-cell office:value-type="string" calcext:value-type="string">
            <text:p>Optic 1L</text:p>
          </table:table-cell>
          <table:table-cell office:value-type="float" office:value="20" calcext:value-type="float">
            <text:p>20</text:p>
          </table:table-cell>
          <table:table-cell office:value-type="float" office:value="17.95" calcext:value-type="float">
            <text:p>17.95</text:p>
          </table:table-cell>
          <table:table-cell office:value-type="float" office:value="7.81" calcext:value-type="float">
            <text:p>7.81</text:p>
          </table:table-cell>
          <table:table-cell office:value-type="string" calcext:value-type="string">
            <text:p>optic-1ooo.jpg</text:p>
          </table:table-cell>
          <table:table-cell office:value-type="string" calcext:value-type="string">
            <text:p>&lt;div class=\"infobox_container fiproductdescription\"&gt;&lt;div class=\"infobox fullbox\"&gt;&lt;h1 class=\"fiProduct\"&gt;Optic 1L (34 fl oz)&lt;/h1&gt;\</text:p>
            <text:p>        &lt;p&gt;The world's best glass cleaner&amp;#44; fast&amp;#44; effective and safe on tint and polycarbonate.&lt;/strong&gt;&lt;br /&gt;&amp;nbsp;&lt;strong&gt;No Ammonia Content. Designed to work with the Final Inspection Glass System for consistently perfect results.&lt;/strong&gt;&lt;/p&gt;</text:p>
            <text:p>\</text:p>
            <text:p>&lt;p&gt;Optic&amp;trade; glass cleaning solution is your safe&amp;#44; quick and easy-to-use glass cleaning solution.&lt;br /&gt; Works best in conjunction with the Final Inspection Glass System for outstanding results&amp;#44; however will of course improve the cleaning power of any microfibre glass cleaning cloth.&lt;br /&gt; Optic&amp;trade; is made form the highest quality raw materials and is free of any window tint damaging ingredients.&lt;/p&gt;</text:p>
            <text:p>\</text:p>
            <text:p>\</text:p>
            <text:p>&lt;p&gt;Optic&amp;trade; glass cleaning solution delivers perfect results on the following materials&lt;/strong&gt;&lt;/p&gt;</text:p>
            <text:p>\</text:p>
            <text:p>&lt;p&gt;&lt;strong&gt;&lt;/strong&gt;- All types of glass&lt;br /&gt; - All types of tinting films&lt;br /&gt; - Chromed / Electroplated badges&amp;#44; trim and bars&lt;/p&gt;</text:p>
            <text:p>\</text:p>
            <text:p>\</text:p>
            <text:p>&lt;/div&gt;&lt;div class=\"infobox fullbox\"&gt;&lt;h2&gt;Directions of use&lt;/h2&gt;</text:p>
            <text:p>\</text:p>
            <text:p>&lt;p&gt;1. For best results&amp;#44; spray a couple on pumps of Step 1 (dark green) glass cloth and wipe area until clean.&lt;br /&gt;&amp;nbsp; &amp;nbsp; Follow immediately with a completely dry Final Inspection&amp;nbsp;Step 2 (light green) glass cloth and wipe until almost dry.&lt;br /&gt;&amp;nbsp; &amp;nbsp; Allow a small amount of water to evaporate to a streak-free finish.&lt;/p&gt;</text:p>
            <text:p>\</text:p>
            <text:p>&lt;p&gt;2. Not recommended&amp;#44; but as an alternate method&amp;#44; spray a dry&amp;nbsp;Final Inspection&amp;nbsp;Step 2 (light green) glass cloth and wipe until dry.&lt;/p&gt;</text:p>
            <text:p>\</text:p>
            <text:p>\</text:p>
            <text:p>&lt;p&gt;&lt;strong&gt;Version information:&lt;/strong&gt;&amp;nbsp; v1 &amp;nbsp;l &amp;nbsp;optimised 2012&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20L</text:p>
          </table:table-cell>
          <table:table-cell office:value-type="string" calcext:value-type="string">
            <text:p>Optic 20L</text:p>
          </table:table-cell>
          <table:table-cell office:value-type="float" office:value="275" calcext:value-type="float">
            <text:p>275</text:p>
          </table:table-cell>
          <table:table-cell office:value-type="float" office:value="230" calcext:value-type="float">
            <text:p>230</text:p>
          </table:table-cell>
          <table:table-cell office:value-type="float" office:value="112.79" calcext:value-type="float">
            <text:p>112.79</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500</text:p>
          </table:table-cell>
          <table:table-cell office:value-type="string" calcext:value-type="string">
            <text:p>Optic 5ooml</text:p>
          </table:table-cell>
          <table:table-cell office:value-type="float" office:value="12" calcext:value-type="float">
            <text:p>12</text:p>
          </table:table-cell>
          <table:table-cell office:value-type="float" office:value="10.75" calcext:value-type="float">
            <text:p>10.75</text:p>
          </table:table-cell>
          <table:table-cell office:value-type="float" office:value="7.87" calcext:value-type="float">
            <text:p>7.87</text:p>
          </table:table-cell>
          <table:table-cell office:value-type="string" calcext:value-type="string">
            <text:p>optic-5oo_2.jpg</text:p>
          </table:table-cell>
          <table:table-cell office:value-type="string" calcext:value-type="string">
            <text:p>&lt;div class=\"infobox_container fiproductdescription\"&gt;&lt;div class=\"infobox fullbox\"&gt;&lt;h1 class=\"fiProduct\"&gt;Optic 5ooml&lt;/h1&gt;\</text:p>
            <text:p>        &lt;p&gt;The world's best glass cleaner&amp;#44; fast&amp;#44; effective and safe on tint and polycarbonate.&lt;/strong&gt;&lt;br /&gt;&amp;nbsp;&lt;strong&gt;No Ammonia Content. Designed to work with the Final Inspection Glass System for consistently perfect results.&lt;/strong&gt;&lt;/p&gt;</text:p>
            <text:p>\</text:p>
            <text:p>&lt;p&gt;Optic&amp;trade; glass cleaning solution is your safe&amp;#44; quick and easy-to-use glass cleaning solution.&lt;br /&gt; Works best in conjunction with the Final Inspection Glass System for outstanding results&amp;#44; however will of course improve the cleaning power of any microfibre glass cleaning cloth.&lt;br /&gt; Optic&amp;trade; is made form the highest quality raw materials and is free of any window tint damaging ingredients.&lt;/p&gt;</text:p>
            <text:p>\</text:p>
            <text:p>\</text:p>
            <text:p>&lt;p&gt;Optic&amp;trade; glass cleaning solution delivers perfect results on the following materials&lt;/strong&gt;&lt;/p&gt;</text:p>
            <text:p>\</text:p>
            <text:p>&lt;p&gt;&lt;strong&gt;&lt;/strong&gt;- All types of glass&lt;br /&gt; - All types of tinting films&lt;br /&gt; - Chromed / Electroplated badges&amp;#44; trim and bars&lt;/p&gt;</text:p>
            <text:p>\</text:p>
            <text:p>\</text:p>
            <text:p>&lt;/div&gt;&lt;div class=\"infobox fullbox\"&gt;&lt;h2&gt;Directions of use&lt;/h2&gt;</text:p>
            <text:p>\</text:p>
            <text:p>&lt;p&gt;1. For best results&amp;#44; spray a couple on pumps of Step 1 (dark green) glass cloth and wipe area until clean.&lt;br /&gt;&amp;nbsp; &amp;nbsp; Follow immediately with a completely dry Final Inspection&amp;nbsp;Step 2 (light green) glass cloth and wipe until almost dry.&lt;br /&gt;&amp;nbsp; &amp;nbsp; Allow a small amount of water to evaporate to a streak-free finish.&lt;/p&gt;</text:p>
            <text:p>\</text:p>
            <text:p>&lt;p&gt;2. Not recommended&amp;#44; but as an alternate method&amp;#44; spray a dry&amp;nbsp;Final Inspection&amp;nbsp;Step 2 (light green) glass cloth and wipe until dry.&lt;/p&gt;</text:p>
            <text:p>\</text:p>
            <text:p>\</text:p>
            <text:p>&lt;p&gt;&lt;strong&gt;Version information:&lt;/strong&gt;&amp;nbsp; v1 &amp;nbsp;l &amp;nbsp;optimised 2012&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5L</text:p>
          </table:table-cell>
          <table:table-cell office:value-type="string" calcext:value-type="string">
            <text:p>Optic 5L</text:p>
          </table:table-cell>
          <table:table-cell office:value-type="float" office:value="80" calcext:value-type="float">
            <text:p>80</text:p>
          </table:table-cell>
          <table:table-cell office:value-type="float" office:value="68" calcext:value-type="float">
            <text:p>68</text:p>
          </table:table-cell>
          <table:table-cell office:value-type="float" office:value="28.82" calcext:value-type="float">
            <text:p>28.82</text:p>
          </table:table-cell>
          <table:table-cell office:value-type="string" calcext:value-type="string">
            <text:p>optic-5l_1.jpg</text:p>
          </table:table-cell>
          <table:table-cell office:value-type="string" calcext:value-type="string">
            <text:p>&lt;div class=\"infobox_container fiproductdescription\"&gt;&lt;div class=\"infobox fullbox\"&gt;&lt;h1 class=\"fiProduct\"&gt;Optic 5L (170 fl oz)&lt;/h1&gt;\</text:p>
            <text:p>        &lt;p&gt;The world's best glass cleaner&amp;#44; fast&amp;#44; effective and safe on tint and polycarbonate.&lt;/strong&gt;&lt;br /&gt;&amp;nbsp;&lt;strong&gt;No Ammonia Content. Designed to work with the Final Inspection Glass System for consistently perfect results.&lt;/strong&gt;&lt;/p&gt;</text:p>
            <text:p>\</text:p>
            <text:p>&lt;p&gt;Optic&amp;trade; glass cleaning solution is your safe&amp;#44; quick and easy-to-use glass cleaning solution.&lt;br /&gt; Works best in conjunction with the Final Inspection Glass System for outstanding results&amp;#44; however will of course improve the cleaning power of any microfibre glass cleaning cloth.&lt;br /&gt; Optic&amp;trade; is made form the highest quality raw materials and is free of any window tint damaging ingredients.&lt;/p&gt;</text:p>
            <text:p>\</text:p>
            <text:p>\</text:p>
            <text:p>&lt;p&gt;Optic&amp;trade; glass cleaning solution delivers perfect results on the following materials&lt;/strong&gt;&lt;/p&gt;</text:p>
            <text:p>\</text:p>
            <text:p>&lt;p&gt;&lt;strong&gt;&lt;/strong&gt;- All types of glass&lt;br /&gt; - All types of tinting films&lt;br /&gt; - Chromed / Electroplated badges&amp;#44; trim and bars&lt;/p&gt;</text:p>
            <text:p>\</text:p>
            <text:p>\</text:p>
            <text:p>&lt;/div&gt;&lt;div class=\"infobox fullbox\"&gt;&lt;h2&gt;Directions of use&lt;/h2&gt;</text:p>
            <text:p>\</text:p>
            <text:p>&lt;p&gt;1. For best results&amp;#44; spray a couple on pumps of Step 1 (dark green) glass cloth and wipe area until clean.&lt;br /&gt;&amp;nbsp; &amp;nbsp; Follow immediately with a completely dry Final Inspection&amp;nbsp;Step 2 (light green) glass cloth and wipe until almost dry.&lt;br /&gt;&amp;nbsp; &amp;nbsp; Allow a small amount of water to evaporate to a streak-free finish.&lt;/p&gt;</text:p>
            <text:p>\</text:p>
            <text:p>&lt;p&gt;2. Not recommended&amp;#44; but as an alternate method&amp;#44; spray a dry&amp;nbsp;Final Inspection&amp;nbsp;Step 2 (light green) glass cloth and wipe until dry.&lt;/p&gt;</text:p>
            <text:p>\</text:p>
            <text:p>\</text:p>
            <text:p>&lt;p&gt;&lt;strong&gt;Version information:&lt;/strong&gt;&amp;nbsp; v1 &amp;nbsp;l &amp;nbsp;optimised 2012&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135</text:p>
          </table:table-cell>
          <table:table-cell office:value-type="string" calcext:value-type="string">
            <text:p>135mm HD Medium Cutting Pad</text:p>
          </table:table-cell>
          <table:table-cell office:value-type="float" office:value="20" calcext:value-type="float">
            <text:p>20</text:p>
          </table:table-cell>
          <table:table-cell office:value-type="float" office:value="17.95" calcext:value-type="float">
            <text:p>17.95</text:p>
          </table:table-cell>
          <table:table-cell office:value-type="float" office:value="8.1" calcext:value-type="float">
            <text:p>8.1</text:p>
          </table:table-cell>
          <table:table-cell office:value-type="string" calcext:value-type="string">
            <text:p>135mm-orange-hd-01.jpg</text:p>
          </table:table-cell>
          <table:table-cell office:value-type="string" calcext:value-type="string">
            <text:p>&lt;div class=\"infobox_container fiproductdescription\"&gt;&lt;div class=\"infobox fullbox\"&gt;&lt;h1 class=\"fiProduct\"&gt;135mm Medium Cutting Pad&lt;/h1&gt;\</text:p>
            <text:p>        &lt;p&gt;Medium cutting foam pad&amp;#44; also the perfect one-stepping pad choice. This Orange HD (High Density) foam yields an extremely long life from it's generous 30mm thickness.&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 Final Inspection Car Care Products\" src=\"images/FIStore/_FI44426.png\" alt=\"Closed Cell High Density Foam -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150</text:p>
          </table:table-cell>
          <table:table-cell office:value-type="string" calcext:value-type="string">
            <text:p>150mm HD Medium Cutting Pad</text:p>
          </table:table-cell>
          <table:table-cell office:value-type="float" office:value="25" calcext:value-type="float">
            <text:p>25</text:p>
          </table:table-cell>
          <table:table-cell office:value-type="float" office:value="22.5" calcext:value-type="float">
            <text:p>22.5</text:p>
          </table:table-cell>
          <table:table-cell office:value-type="float" office:value="14.49" calcext:value-type="float">
            <text:p>14.49</text:p>
          </table:table-cell>
          <table:table-cell office:value-type="string" calcext:value-type="string">
            <text:p>150mm-hd-08.jpg</text:p>
          </table:table-cell>
          <table:table-cell office:value-type="string" calcext:value-type="string">
            <text:p>&lt;div class=\"infobox_container fiproductdescription\"&gt;&lt;div class=\"infobox fullbox\"&gt;&lt;h1 class=\"fiProduct\"&gt;150mm Medium Cutting Pad&lt;/h1&gt;\</text:p>
            <text:p>        &lt;p&gt;Medium cutting foam pad&amp;#44; also the perfect one-stepping pad choice. This Orange HD (High Density) foam yields an extremely long life from it's generous 30mm thickness.&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 Final Inspection Car Care Products\" src=\"images/FIStore/_FI44426.png\" alt=\"Closed Cell High Density Foam -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200</text:p>
          </table:table-cell>
          <table:table-cell office:value-type="string" calcext:value-type="string">
            <text:p>200mm HD Medium Cutting Pad</text:p>
          </table:table-cell>
          <table:table-cell office:value-type="float" office:value="40" calcext:value-type="float">
            <text:p>40</text:p>
          </table:table-cell>
          <table:table-cell office:value-type="float" office:value="35.95" calcext:value-type="float">
            <text:p>35.95</text:p>
          </table:table-cell>
          <table:table-cell office:value-type="float" office:value="29.77" calcext:value-type="float">
            <text:p>29.77</text:p>
          </table:table-cell>
          <table:table-cell office:value-type="string" calcext:value-type="string">
            <text:p>200mm-hd-08.jpg</text:p>
          </table:table-cell>
          <table:table-cell office:value-type="string" calcext:value-type="string">
            <text:p>&lt;div class=\"infobox_container fiproductdescription\"&gt;&lt;div class=\"infobox fullbox\"&gt;&lt;h1 class=\"fiProduct\"&gt;200mm Medium Cutting Pad&lt;/h1&gt;\</text:p>
            <text:p>        &lt;p&gt;2oomm &amp;Oslash; Medium Cutting Pad - Orange (HD)&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Final Inspection Car Care Products\" src=\"images/FIStore/_FI44426.png\" alt=\"Closed Cell High Density Foam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90</text:p>
          </table:table-cell>
          <table:table-cell office:value-type="string" calcext:value-type="string">
            <text:p>90mm HD Medium Cutting Pad</text:p>
          </table:table-cell>
          <table:table-cell office:value-type="float" office:value="12" calcext:value-type="float">
            <text:p>12</text:p>
          </table:table-cell>
          <table:table-cell office:value-type="float" office:value="10.75" calcext:value-type="float">
            <text:p>10.75</text:p>
          </table:table-cell>
          <table:table-cell office:value-type="float" office:value="7.16" calcext:value-type="float">
            <text:p>7.16</text:p>
          </table:table-cell>
          <table:table-cell office:value-type="string" calcext:value-type="string">
            <text:p>90mm-hd-01.jpg</text:p>
          </table:table-cell>
          <table:table-cell office:value-type="string" calcext:value-type="string">
            <text:p>&lt;div class=\"infobox_container fiproductdescription\"&gt;&lt;div class=\"infobox fullbox\"&gt;&lt;h1 class=\"fiProduct\"&gt;90mm Medium Cutting Pad&lt;/h1&gt;\</text:p>
            <text:p>        &lt;p&gt;9oMM &amp;Oslash; Medium Cutting Pad - Orange (HD)&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Final Inspection Car Care Products\" src=\"images/FIStore/_FI44426.png\" alt=\"Closed Cell High Density Foam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ADCON-4B</text:p>
          </table:table-cell>
          <table:table-cell office:value-type="string" calcext:value-type="string">
            <text:p>Pad Spur (Soft)</text:p>
          </table:table-cell>
          <table:table-cell office:value-type="float" office:value="35" calcext:value-type="float">
            <text:p>35</text:p>
          </table:table-cell>
          <table:table-cell office:value-type="float" office:value="30.95" calcext:value-type="float">
            <text:p>30.95</text:p>
          </table:table-cell>
          <table:table-cell office:value-type="float" office:value="24.38" calcext:value-type="float">
            <text:p>24.38</text:p>
          </table:table-cell>
          <table:table-cell office:value-type="string" calcext:value-type="string">
            <text:p>pad-spur-soft.jpg</text:p>
          </table:table-cell>
          <table:table-cell office:value-type="string" calcext:value-type="string">
            <text:p>&lt;div class=\"infobox_container fiproductdescription\"&gt;&lt;div class=\"infobox fullbox\"&gt;&lt;h1 class=\"fiProduct\"&gt;Pad Spur (Soft)&lt;/h1&gt;\</text:p>
            <text:p>        Soft bristled pad spur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ADCON-4W</text:p>
          </table:table-cell>
          <table:table-cell office:value-type="string" calcext:value-type="string">
            <text:p>Pad Spur (Hard)</text:p>
          </table:table-cell>
          <table:table-cell office:value-type="float" office:value="35" calcext:value-type="float">
            <text:p>35</text:p>
          </table:table-cell>
          <table:table-cell office:value-type="float" office:value="30.95" calcext:value-type="float">
            <text:p>30.95</text:p>
          </table:table-cell>
          <table:table-cell office:value-type="float" office:value="24.38" calcext:value-type="float">
            <text:p>24.38</text:p>
          </table:table-cell>
          <table:table-cell office:value-type="string" calcext:value-type="string">
            <text:p>pad-spur-hard.jpg</text:p>
          </table:table-cell>
          <table:table-cell office:value-type="string" calcext:value-type="string">
            <text:p>&lt;div class=\"infobox_container fiproductdescription\"&gt;&lt;div class=\"infobox fullbox\"&gt;&lt;h1 class=\"fiProduct\"&gt;Pad Spur (Hard)&lt;/h1&gt;\</text:p>
            <text:p>        Hard bristled pad spur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AINTNF-H</text:p>
          </table:table-cell>
          <table:table-cell office:value-type="string" calcext:value-type="string">
            <text:p>Paintwork Cloth</text:p>
          </table:table-cell>
          <table:table-cell office:value-type="float" office:value="12" calcext:value-type="float">
            <text:p>12</text:p>
          </table:table-cell>
          <table:table-cell office:value-type="float" office:value="10.75" calcext:value-type="float">
            <text:p>10.75</text:p>
          </table:table-cell>
          <table:table-cell office:value-type="float" office:value="7.88" calcext:value-type="float">
            <text:p>7.88</text:p>
          </table:table-cell>
          <table:table-cell office:value-type="string" calcext:value-type="string">
            <text:p>paint_nf_01.jpg</text:p>
          </table:table-cell>
          <table:table-cell office:value-type="string" calcext:value-type="string">
            <text:p>&lt;div class=\"infobox_container fiproductdescription\"&gt;&lt;div class=\"infobox fullbox\"&gt;&lt;h1 class=\"fiProduct\"&gt;Paintwork Cloth&lt;/h1&gt;\</text:p>
            <text:p>        &lt;p&gt;Introducing the world's best paintwork cloth&amp;#44; an exceptionally high quality&amp;#44; 400 gsm&amp;#44; 40 x 40cm NanoFibre&amp;trade; cloth perfect for use with quick detailers/spritzers such as &lt;a title=\"Gloss Boost - Final Inspection Car Care Products\" href=\"http://www.finalinspection.com.au/gloss-boost\"&gt;gloss boost&lt;/a&gt;&amp;#44; to remove polish residue&amp;#44; with decontamination products to remove lubricants and to buff excess waxes &amp;amp; sealants during application.&lt;/strong&gt;&lt;/p&gt;</text:p>
            <text:p>\</text:p>
            <text:p>&lt;p&gt;Our NanoFibre&amp;trade; Paintwork&amp;nbsp;Cloth&amp;nbsp;features hand-sewn pure NanoFibre&amp;trade; edging&amp;#44; not rayon or cotton and no edge-less heat sealing. &amp;nbsp;Consisting of 80% nano polyester fibre for ultra efficient cleaning and absorption around a (20%) polyamide core&amp;#44; our Paintwork NanoFibre&amp;trade;&amp;nbsp;Cloth&amp;nbsp;has superlative absorption performance with an efficient cleaning action and is very gentle on any soft high gloss suface.&lt;/p&gt;</text:p>
            <text:p>\</text:p>
            <text:p>\</text:p>
            <text:p>&lt;/div&gt;&lt;div class=\"infobox fullbox\"&gt;&lt;h2&gt;Recommended Uses&lt;/h2&gt;</text:p>
            <text:p>\</text:p>
            <text:p>&lt;p&gt;- Dry to remove most waxes such as &lt;a title=\"Full Metal Jacket Spray Wax - Final Inspection Car Care Products\" href=\"http://www.finalinspection.com.au/full-metal-jacket-spray-wax\"&gt;Full Metal Jacket Spray Wax&lt;/a&gt;&lt;/p&gt;</text:p>
            <text:p>\</text:p>
            <text:p>&lt;p&gt;- Slightly damp with Paint Cleanse to remove polish&lt;/p&gt;</text:p>
            <text:p>\</text:p>
            <text:p>\</text:p>
            <text:p>&lt;div&gt;</text:p>
            <text:p>\</text:p>
            <text:p>&lt;/div&gt;&lt;div class=\"infobox fullbox\"&gt;&lt;h2&gt;Quality and Specification&lt;/h2&gt;</text:p>
            <text:p>\</text:p>
            <text:p>&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B-LRG</text:p>
          </table:table-cell>
          <table:table-cell office:value-type="string" calcext:value-type="string">
            <text:p>Polishing Ball (large)</text:p>
          </table:table-cell>
          <table:table-cell office:value-type="float" office:value="18" calcext:value-type="float">
            <text:p>18</text:p>
          </table:table-cell>
          <table:table-cell office:value-type="float" office:value="15.95" calcext:value-type="float">
            <text:p>15.95</text:p>
          </table:table-cell>
          <table:table-cell office:value-type="float" office:value="12.67" calcext:value-type="float">
            <text:p>12.67</text:p>
          </table:table-cell>
          <table:table-cell office:value-type="string" calcext:value-type="string">
            <text:p>large-polishing-ball.jpg</text:p>
          </table:table-cell>
          <table:table-cell office:value-type="string" calcext:value-type="string">
            <text:p>&lt;div class=\"infobox_container fiproductdescription\"&gt;&lt;div class=\"infobox fullbox\"&gt;&lt;h1 class=\"fiProduct\"&gt;Polishing Ball (large)&lt;/h1&gt;\</text:p>
            <text:p>        Polishing Ball crevice tool (larg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B-SML</text:p>
          </table:table-cell>
          <table:table-cell office:value-type="string" calcext:value-type="string">
            <text:p>Polishing Ball (small)</text:p>
          </table:table-cell>
          <table:table-cell office:value-type="float" office:value="15" calcext:value-type="float">
            <text:p>15</text:p>
          </table:table-cell>
          <table:table-cell office:value-type="float" office:value="13.5" calcext:value-type="float">
            <text:p>13.5</text:p>
          </table:table-cell>
          <table:table-cell office:value-type="float" office:value="12.1" calcext:value-type="float">
            <text:p>12.1</text:p>
          </table:table-cell>
          <table:table-cell office:value-type="string" calcext:value-type="string">
            <text:p>small-polishing-ball.jpg</text:p>
          </table:table-cell>
          <table:table-cell office:value-type="string" calcext:value-type="string">
            <text:p>&lt;div class=\"infobox_container fiproductdescription\"&gt;&lt;div class=\"infobox fullbox\"&gt;&lt;h1 class=\"fiProduct\"&gt;Polishing Ball (small)&lt;/h1&gt;\</text:p>
            <text:p>        Polishing Ball crevice tool (small)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1L</text:p>
          </table:table-cell>
          <table:table-cell office:value-type="string" calcext:value-type="string">
            <text:p>Peppermint Microfibre Wash 1L</text:p>
          </table:table-cell>
          <table:table-cell office:value-type="float" office:value="20" calcext:value-type="float">
            <text:p>20</text:p>
          </table:table-cell>
          <table:table-cell office:value-type="float" office:value="17.95" calcext:value-type="float">
            <text:p>17.95</text:p>
          </table:table-cell>
          <table:table-cell office:value-type="float" office:value="9.78" calcext:value-type="float">
            <text:p>9.78</text:p>
          </table:table-cell>
          <table:table-cell office:value-type="string" calcext:value-type="string">
            <text:p>peppermint1l.jpg</text:p>
          </table:table-cell>
          <table:table-cell office:value-type="string" calcext:value-type="string">
            <text:p>&lt;div class=\"infobox_container fiproductdescription\"&gt;&lt;div class=\"infobox fullbox\"&gt;&lt;h1 class=\"fiProduct\"&gt;Peppermint Microfibre Wash 1L (34 fl oz)&lt;/h1&gt;\</text:p>
            <text:p>        &lt;p&gt;The best way to care for your high quality cloths is with Peppermint&amp;#44; the product designed to remove debris and stains quickly and efficiently from delicate fibres.&lt;/strong&gt;&lt;/p&gt;</text:p>
            <text:p>\</text:p>
            <text:p>&lt;p&gt;Peppermint cleans without fabric softeners (which ruin NanoFibre and Microfibre)&amp;#44; Peppermint has microbial (anti-bacterial) ingredients which assist to inhibit mould/mold growth and odours.&lt;/p&gt;</text:p>
            <text:p>\</text:p>
            <text:p>\</text:p>
            <text:p>&lt;/div&gt;&lt;div class=\"infobox fullbox\"&gt;&lt;h2&gt;Recommended use&lt;/h2&gt;</text:p>
            <text:p>\</text:p>
            <text:p>&lt;p&gt;- Spray directly onto cloths as a pre-soak immediately before washing&lt;/p&gt;</text:p>
            <text:p>\</text:p>
            <text:p>&lt;p&gt;- As a washing detergent for Microfibre and NanoFibre&lt;/p&gt;</text:p>
            <text:p>\</text:p>
            <text:p>&lt;p&gt;- As a soaking agent between use and wash for microfibre or NanoFibre products.&lt;/p&gt;</text:p>
            <text:p>\</text:p>
            <text:p>\</text:p>
            <text:p>&lt;/div&gt;&lt;div class=\"infobox fullbox\"&gt;&lt;h2&gt;Direction of use&lt;/h2&gt;</text:p>
            <text:p>\</text:p>
            <text:p>&lt;p&gt;It is important to soak your cloths in water with a little peppermint immediately after use. &amp;nbsp;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text:p>
            <text:p>\</text:p>
            <text:p>&lt;p&gt;Final Inspection recommend preparing a bucket of 5-15Litres of water (depending on how many cloths will be soaked) with 2-6 caps of Peppermint disolved in it before starting any detailing work and saturating and soaking &amp;nbsp;cloths as soon as possible after use&amp;#44; especially with waxes before washing.&lt;span style=\"font-size: 12px;\"&gt; Clothes can be soaked overnight. &amp;nbsp;This process will significantly assist in avoiding hardening fibres.&lt;/span&gt;&lt;/p&gt;</text:p>
            <text:p>\</text:p>
            <text:p>&lt;p&gt;- Never use fabric softeners to condition NanoFibre (&amp;amp; Microfibre) Cloths.&lt;/p&gt;</text:p>
            <text:p>\</text:p>
            <text:p>&lt;p&gt;- Never wash NanoFibre (&amp;amp; Microfibre) at water temps higher than 55deg C.&lt;/p&gt;</text:p>
            <text:p>\</text:p>
            <text:p>&lt;p&gt;- 'Spot' Stains by spraying Peppermint Wash directly onto NanoFibre (&amp;amp; Microfibre) and allowing no more than 5 min dwelling time prior to washing. &amp;nbsp;Do not allow Peppermint to dry on cloths.&lt;/p&gt;</text:p>
            <text:p>\</text:p>
            <text:p>&lt;p&gt;- Peppermint is very concentrated. &amp;nbsp;1 Cap (20ml) of Peppermint Wash cleans up to 40 Cloths.&lt;/p&gt;</text:p>
            <text:p>\</text:p>
            <text:p>&lt;p&gt;- Do not overuse Peppermint by highly concentrating.&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 Never use fabric softeners for NanoFibre and always store NanoFibre in dry&amp;#44; clean enviroments.&lt;/p&gt;</text:p>
            <text:p>\</text:p>
            <text:p>&lt;p&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20L</text:p>
          </table:table-cell>
          <table:table-cell office:value-type="string" calcext:value-type="string">
            <text:p>Peppermint Microfibre Wash 20L</text:p>
          </table:table-cell>
          <table:table-cell office:value-type="float" office:value="275" calcext:value-type="float">
            <text:p>275</text:p>
          </table:table-cell>
          <table:table-cell office:value-type="float" office:value="230" calcext:value-type="float">
            <text:p>230</text:p>
          </table:table-cell>
          <table:table-cell office:value-type="float" office:value="128.83" calcext:value-type="float">
            <text:p>128.83</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500</text:p>
          </table:table-cell>
          <table:table-cell office:value-type="string" calcext:value-type="string">
            <text:p>Peppermint Microfibre Wash 5ooml</text:p>
          </table:table-cell>
          <table:table-cell office:value-type="float" office:value="12" calcext:value-type="float">
            <text:p>12</text:p>
          </table:table-cell>
          <table:table-cell office:value-type="float" office:value="10.75" calcext:value-type="float">
            <text:p>10.75</text:p>
          </table:table-cell>
          <table:table-cell office:value-type="float" office:value="8.66" calcext:value-type="float">
            <text:p>8.66</text:p>
          </table:table-cell>
          <table:table-cell office:value-type="string" calcext:value-type="string">
            <text:p>peppermint-500.jpg</text:p>
          </table:table-cell>
          <table:table-cell office:value-type="string" calcext:value-type="string">
            <text:p>&lt;div class=\"infobox_container fiproductdescription\"&gt;&lt;div class=\"infobox fullbox\"&gt;&lt;h1 class=\"fiProduct\"&gt;Peppermint Microfibre Wash 5ooml&lt;/h1&gt;\</text:p>
            <text:p>        &lt;p&gt;The best way to care for your high quality cloths is with Peppermint&amp;#44; the product designed to remove debris and stains quickly and efficiently from delicate fibres.&lt;/strong&gt;&lt;/p&gt;</text:p>
            <text:p>\</text:p>
            <text:p>&lt;p&gt;Peppermint cleans without fabric softeners (which ruin NanoFibre and Microfibre)&amp;#44; Peppermint has microbial (anti-bacterial) ingredients which assist to inhibit mould/mold growth and odours.&lt;/p&gt;</text:p>
            <text:p>\</text:p>
            <text:p>\</text:p>
            <text:p>&lt;/div&gt;&lt;div class=\"infobox fullbox\"&gt;&lt;h2&gt;Recommended use&lt;/h2&gt;</text:p>
            <text:p>\</text:p>
            <text:p>&lt;p&gt;- Spray directly onto cloths as a pre-soak immediately before washing&lt;/p&gt;</text:p>
            <text:p>\</text:p>
            <text:p>&lt;p&gt;- As a washing detergent for Microfibre and NanoFibre&lt;/p&gt;</text:p>
            <text:p>\</text:p>
            <text:p>&lt;p&gt;- As a soaking agent between use and wash for microfibre or NanoFibre products.&lt;/p&gt;</text:p>
            <text:p>\</text:p>
            <text:p>\</text:p>
            <text:p>&lt;/div&gt;&lt;div class=\"infobox fullbox\"&gt;&lt;h2&gt;Direction of use&lt;/h2&gt;</text:p>
            <text:p>\</text:p>
            <text:p>&lt;p&gt;It is important to soak your cloths in water with a little peppermint immediately after use. &amp;nbsp;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text:p>
            <text:p>\</text:p>
            <text:p>&lt;p&gt;Final Inspection recommend preparing a bucket of 5-15Litres of water (depending on how many cloths will be soaked) with 2-6 caps of Peppermint disolved in it before starting any detailing work and saturating and soaking &amp;nbsp;cloths as soon as possible after use&amp;#44; especially with waxes before washing.&lt;span style=\"font-size: 12px;\"&gt; Clothes can be soaked overnight. &amp;nbsp;This process will significantly assist in avoiding hardening fibres.&lt;/span&gt;&lt;/p&gt;</text:p>
            <text:p>\</text:p>
            <text:p>&lt;p&gt;- Never use fabric softeners to condition NanoFibre (&amp;amp; Microfibre) Cloths.&lt;/p&gt;</text:p>
            <text:p>\</text:p>
            <text:p>&lt;p&gt;- Never wash NanoFibre (&amp;amp; Microfibre) at water temps higher than 55deg C.&lt;/p&gt;</text:p>
            <text:p>\</text:p>
            <text:p>&lt;p&gt;- 'Spot' Stains by spraying Peppermint Wash directly onto NanoFibre (&amp;amp; Microfibre) and allowing no more than 5 min dwelling time prior to washing. &amp;nbsp;Do not allow Peppermint to dry on cloths.&lt;/p&gt;</text:p>
            <text:p>\</text:p>
            <text:p>&lt;p&gt;- Peppermint is very concentrated. &amp;nbsp;1 Cap (20ml) of Peppermint Wash cleans up to 40 Cloths.&lt;/p&gt;</text:p>
            <text:p>\</text:p>
            <text:p>&lt;p&gt;- Do not overuse Peppermint by highly concentrating.&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 Never use fabric softeners for NanoFibre and always store NanoFibre in dry&amp;#44; clean enviroments.&lt;/p&gt;</text:p>
            <text:p>\</text:p>
            <text:p>&lt;p&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5L</text:p>
          </table:table-cell>
          <table:table-cell office:value-type="string" calcext:value-type="string">
            <text:p>Peppermint Microfibre Wash 5L</text:p>
          </table:table-cell>
          <table:table-cell office:value-type="float" office:value="80" calcext:value-type="float">
            <text:p>80</text:p>
          </table:table-cell>
          <table:table-cell office:value-type="float" office:value="68" calcext:value-type="float">
            <text:p>68</text:p>
          </table:table-cell>
          <table:table-cell office:value-type="float" office:value="32.66" calcext:value-type="float">
            <text:p>32.66</text:p>
          </table:table-cell>
          <table:table-cell office:value-type="string" calcext:value-type="string">
            <text:p>peppermint-5l.jpg</text:p>
          </table:table-cell>
          <table:table-cell office:value-type="string" calcext:value-type="string">
            <text:p>&lt;div class=\"infobox_container fiproductdescription\"&gt;&lt;div class=\"infobox fullbox\"&gt;&lt;h1 class=\"fiProduct\"&gt;Peppermint Microfibre Wash 5L (170 fl oz)&lt;/h1&gt;\</text:p>
            <text:p>        &lt;p&gt;The best way to care for your high quality cloths is with Peppermint&amp;#44; the product designed to remove debris and stains quickly and efficiently from delicate fibres.&lt;/strong&gt;&lt;/p&gt;</text:p>
            <text:p>\</text:p>
            <text:p>&lt;p&gt;Peppermint cleans without fabric softeners (which ruin NanoFibre and Microfibre)&amp;#44; Peppermint has microbial (anti-bacterial) ingredients which assist to inhibit mould/mold growth and odours.&lt;/p&gt;</text:p>
            <text:p>\</text:p>
            <text:p>\</text:p>
            <text:p>&lt;/div&gt;&lt;div class=\"infobox fullbox\"&gt;&lt;h2&gt;Recommended use&lt;/h2&gt;</text:p>
            <text:p>\</text:p>
            <text:p>&lt;p&gt;- Spray directly onto cloths as a pre-soak immediately before washing&lt;/p&gt;</text:p>
            <text:p>\</text:p>
            <text:p>&lt;p&gt;- As a washing detergent for Microfibre and NanoFibre&lt;/p&gt;</text:p>
            <text:p>\</text:p>
            <text:p>&lt;p&gt;- As a soaking agent between use and wash for microfibre or NanoFibre products.&lt;/p&gt;</text:p>
            <text:p>\</text:p>
            <text:p>\</text:p>
            <text:p>&lt;/div&gt;&lt;div class=\"infobox fullbox\"&gt;&lt;h2&gt;Direction of use&lt;/h2&gt;</text:p>
            <text:p>\</text:p>
            <text:p>&lt;p&gt;It is important to soak your cloths in water with a little peppermint immediately after use. &amp;nbsp;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text:p>
            <text:p>\</text:p>
            <text:p>&lt;p&gt;Final Inspection recommend preparing a bucket of 5-15Litres of water (depending on how many cloths will be soaked) with 2-6 caps of Peppermint disolved in it before starting any detailing work and saturating and soaking &amp;nbsp;cloths as soon as possible after use&amp;#44; especially with waxes before washing.&lt;span style=\"font-size: 12px;\"&gt; Clothes can be soaked overnight. &amp;nbsp;This process will significantly assist in avoiding hardening fibres.&lt;/span&gt;&lt;/p&gt;</text:p>
            <text:p>\</text:p>
            <text:p>&lt;p&gt;- Never use fabric softeners to condition NanoFibre (&amp;amp; Microfibre) Cloths.&lt;/p&gt;</text:p>
            <text:p>\</text:p>
            <text:p>&lt;p&gt;- Never wash NanoFibre (&amp;amp; Microfibre) at water temps higher than 55deg C.&lt;/p&gt;</text:p>
            <text:p>\</text:p>
            <text:p>&lt;p&gt;- 'Spot' Stains by spraying Peppermint Wash directly onto NanoFibre (&amp;amp; Microfibre) and allowing no more than 5 min dwelling time prior to washing. &amp;nbsp;Do not allow Peppermint to dry on cloths.&lt;/p&gt;</text:p>
            <text:p>\</text:p>
            <text:p>&lt;p&gt;- Peppermint is very concentrated. &amp;nbsp;1 Cap (20ml) of Peppermint Wash cleans up to 40 Cloths.&lt;/p&gt;</text:p>
            <text:p>\</text:p>
            <text:p>&lt;p&gt;- Do not overuse Peppermint by highly concentrating.&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 Never use fabric softeners for NanoFibre and always store NanoFibre in dry&amp;#44; clean enviroments.&lt;/p&gt;</text:p>
            <text:p>\</text:p>
            <text:p>&lt;p&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1L</text:p>
          </table:table-cell>
          <table:table-cell office:value-type="string" calcext:value-type="string">
            <text:p>Paint Cleanse 'Truth Serum' 1L</text:p>
          </table:table-cell>
          <table:table-cell office:value-type="float" office:value="20" calcext:value-type="float">
            <text:p>20</text:p>
          </table:table-cell>
          <table:table-cell office:value-type="float" office:value="17.95" calcext:value-type="float">
            <text:p>17.95</text:p>
          </table:table-cell>
          <table:table-cell office:value-type="float" office:value="7.63" calcext:value-type="float">
            <text:p>7.63</text:p>
          </table:table-cell>
          <table:table-cell office:value-type="string" calcext:value-type="string">
            <text:p>paint-cleanse-1000ml.jpg</text:p>
          </table:table-cell>
          <table:table-cell office:value-type="string" calcext:value-type="string">
            <text:p>&lt;div class=\"infobox_container fiproductdescription\"&gt;&lt;div class=\"infobox fullbox\"&gt;&lt;h1 class=\"fiProduct\"&gt;Paint Cleanse 'Truth Serum' 1L Refill&lt;/h1&gt;\</text:p>
            <text:p>        &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strong&gt;&lt;/p&gt;</text:p>
            <text:p>\</text:p>
            <text:p>&lt;p&gt;&lt;strong&gt;&lt;/strong&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text:p>
            <text:p>\</text:p>
            <text:p>\</text:p>
            <text:p>&lt;p&gt;&lt;strong&gt;Directions of use&lt;/strong&gt;&lt;br /&gt; For best results;&lt;/p&gt;</text:p>
            <text:p>\</text:p>
            <text:p>&lt;p&gt;1. Spray a few pumps of&amp;nbsp;Paint Cleanse&amp;trade; onto a slightly damp NanoFibre Paintwork Cloth&amp;trade; (never directly onto paint).&lt;br /&gt; 2.&amp;nbsp;Wipe all surfaces&amp;#44; turning cloth until all product is dissolved.&lt;br /&gt;3.&amp;nbsp;Wipe surface with a seperate&amp;#44; clean and dry NanoFibre Paintwork Cloth&amp;trade;.&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3 &amp;nbsp;l &amp;nbsp;optimised 2014&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20L</text:p>
          </table:table-cell>
          <table:table-cell office:value-type="string" calcext:value-type="string">
            <text:p>Paint Cleanse 'Truth Serum' 20L</text:p>
          </table:table-cell>
          <table:table-cell office:value-type="float" office:value="275" calcext:value-type="float">
            <text:p>275</text:p>
          </table:table-cell>
          <table:table-cell office:value-type="float" office:value="230" calcext:value-type="float">
            <text:p>230</text:p>
          </table:table-cell>
          <table:table-cell office:value-type="float" office:value="114.84" calcext:value-type="float">
            <text:p>114.84</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500</text:p>
          </table:table-cell>
          <table:table-cell office:value-type="string" calcext:value-type="string">
            <text:p>Paint Cleanse 'Truth Serum' 5ooml</text:p>
          </table:table-cell>
          <table:table-cell office:value-type="float" office:value="12" calcext:value-type="float">
            <text:p>12</text:p>
          </table:table-cell>
          <table:table-cell office:value-type="float" office:value="10.75" calcext:value-type="float">
            <text:p>10.75</text:p>
          </table:table-cell>
          <table:table-cell office:value-type="float" office:value="7.68" calcext:value-type="float">
            <text:p>7.68</text:p>
          </table:table-cell>
          <table:table-cell office:value-type="string" calcext:value-type="string">
            <text:p>paint-cleanse-500-01.jpg</text:p>
          </table:table-cell>
          <table:table-cell office:value-type="string" calcext:value-type="string">
            <text:p>&lt;div class=\"infobox_container fiproductdescription\"&gt;&lt;div class=\"infobox fullbox\"&gt;&lt;h1 class=\"fiProduct\"&gt;Paint Cleanse 'Truth Serum' 5ooml&lt;/h1&gt;\</text:p>
            <text:p>        &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strong&gt;&lt;/p&gt;</text:p>
            <text:p>\</text:p>
            <text:p>&lt;p&gt;&lt;strong&gt;&lt;/strong&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text:p>
            <text:p>\</text:p>
            <text:p>\</text:p>
            <text:p>&lt;p&gt;&lt;strong&gt;Directions of use&lt;/strong&gt;&lt;br /&gt; For best results;&lt;/p&gt;</text:p>
            <text:p>\</text:p>
            <text:p>&lt;p&gt;1. Spray a few pumps of&amp;nbsp;Paint Cleanse&amp;trade; onto a slightly damp NanoFibre Paintwork Cloth&amp;trade; (never directly onto paint).&lt;br /&gt; 2.&amp;nbsp;Wipe all surfaces&amp;#44; turning cloth until all product is dissolved.&lt;br /&gt;3.&amp;nbsp;Wipe surface with a seperate&amp;#44; clean and dry NanoFibre Paintwork Cloth&amp;trade;.&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3 &amp;nbsp;l &amp;nbsp;optimised 2014&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5L</text:p>
          </table:table-cell>
          <table:table-cell office:value-type="string" calcext:value-type="string">
            <text:p>Paint Cleanse 'Truth Serum' 5L</text:p>
          </table:table-cell>
          <table:table-cell office:value-type="float" office:value="80" calcext:value-type="float">
            <text:p>80</text:p>
          </table:table-cell>
          <table:table-cell office:value-type="float" office:value="68" calcext:value-type="float">
            <text:p>68</text:p>
          </table:table-cell>
          <table:table-cell office:value-type="float" office:value="29.35" calcext:value-type="float">
            <text:p>29.35</text:p>
          </table:table-cell>
          <table:table-cell office:value-type="string" calcext:value-type="string">
            <text:p>paint-cleanse-5l.jpg</text:p>
          </table:table-cell>
          <table:table-cell office:value-type="string" calcext:value-type="string">
            <text:p>&lt;div class=\"infobox_container fiproductdescription\"&gt;&lt;div class=\"infobox fullbox\"&gt;&lt;h1 class=\"fiProduct\"&gt;Paint Cleanse 'Truth Serum' 5L Refill&lt;/h1&gt;\</text:p>
            <text:p>        &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strong&gt;&lt;/p&gt;</text:p>
            <text:p>\</text:p>
            <text:p>&lt;p&gt;&lt;strong&gt;&lt;/strong&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text:p>
            <text:p>\</text:p>
            <text:p>\</text:p>
            <text:p>&lt;p&gt;&lt;strong&gt;Directions of use&lt;/strong&gt;&lt;br /&gt; For best results;&lt;/p&gt;</text:p>
            <text:p>\</text:p>
            <text:p>&lt;p&gt;1. Spray a few pumps of&amp;nbsp;Paint Cleanse&amp;trade; onto a slightly damp NanoFibre Paintwork Cloth&amp;trade; (never directly onto paint).&lt;br /&gt; 2.&amp;nbsp;Wipe all surfaces&amp;#44; turning cloth until all product is dissolved.&lt;br /&gt;3.&amp;nbsp;Wipe surface with a seperate&amp;#44; clean and dry NanoFibre Paintwork Cloth&amp;trade;.&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3 &amp;nbsp;l &amp;nbsp;optimised 2014&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1L</text:p>
          </table:table-cell>
          <table:table-cell office:value-type="string" calcext:value-type="string">
            <text:p>(Paint Pampering) Body Shampoo 1L</text:p>
          </table:table-cell>
          <table:table-cell office:value-type="float" office:value="20" calcext:value-type="float">
            <text:p>20</text:p>
          </table:table-cell>
          <table:table-cell office:value-type="float" office:value="17.95" calcext:value-type="float">
            <text:p>17.95</text:p>
          </table:table-cell>
          <table:table-cell office:value-type="float" office:value="6.71" calcext:value-type="float">
            <text:p>6.71</text:p>
          </table:table-cell>
          <table:table-cell office:value-type="string" calcext:value-type="string">
            <text:p>ppbs1l.jpg</text:p>
          </table:table-cell>
          <table:table-cell office:value-type="string" calcext:value-type="string">
            <text:p>&lt;div class=\"infobox_container fiproductdescription\"&gt;&lt;div class=\"infobox fullbox\"&gt;&lt;h1 class=\"fiProduct\"&gt;(Paint Pampering) Body Shampoo 1L (34 fl oz)&lt;/h1&gt;\</text:p>
            <text:p>        &lt;p&gt;The world's best car wash&amp;#44; designed by detailers&amp;#44; for detailers. &amp;nbsp;The first low SLS&amp;#44; pump pack body shampoo to be used in a bucket-less system for quicker&amp;#44; better results.&lt;/strong&gt;&lt;/strong&gt;&lt;/strong&gt;&lt;br /&gt; &lt;strong&gt;Effective&amp;#44; gentle on soft surfaces&amp;#44; contains n&lt;/strong&gt;&lt;strong&gt;o ammonia&amp;#44; no corrosive components.&amp;nbsp;&lt;/strong&gt;&lt;strong&gt;Safe for you and safe for your vehicle.&lt;/strong&gt;&lt;/p&gt;</text:p>
            <text:p>\</text:p>
            <text:p>&lt;p&gt;With very high levels of polymer lubricants which minimise swirling&amp;#44; low in SLS (wax-stripping sodium laureth sulphate foaming agents) and the perfect blend of efficient surfactants&amp;#44; Paint Pampering Body Shampoo&amp;trade; is a great smelling&amp;#44; great feeling weekly wash at a very respectable price and part of a system that achieves the best results without requiring buckets.&lt;/p&gt;</text:p>
            <text:p>\</text:p>
            <text:p>\</text:p>
            <text:p>&lt;p&gt;Paint Pampering Body Shampoo&amp;trade; delivers perfect results on the following materials&lt;/strong&gt;&lt;/p&gt;</text:p>
            <text:p>\</text:p>
            <text:p>&lt;p&gt;&lt;strong&gt;&lt;/strong&gt;- All types of paint&lt;br /&gt; - All types of glass&amp;#44; chrome&amp;#44; polycarbonate&amp;#44; acrylic&amp;#44; fabric 'soft' convertible tops.&lt;/p&gt;</text:p>
            <text:p>\</text:p>
            <text:p>\</text:p>
            <text:p>&lt;/div&gt;&lt;div class=\"infobox fullbox\"&gt;&lt;h2&gt;Directions of use&lt;/h2&gt;</text:p>
            <text:p>\</text:p>
            <text:p>&lt;p&gt;1. For best results&amp;#44; spray a few pumps of&amp;nbsp;Paint Pampering Body Shampoo&amp;trade; onto a wet Final Inspection NanoFibre Wash Mitt.&lt;br /&gt;2.&amp;nbsp;Wipe surfaces in straight overlapping grid motions.&lt;br /&gt;3.&amp;nbsp;Remove shampoo by rinsing before shampoo is dry.&lt;/p&gt;</text:p>
            <text:p>\</text:p>
            <text:p>&lt;p&gt;A much more elaborate explanation of the recommended Final Inspection process is available by clicking here.&lt;/p&gt;</text:p>
            <text:p>\</text:p>
            <text:p>\</text:p>
            <text:p>&lt;p&gt;&lt;strong&gt;Version information:&lt;/strong&gt;&amp;nbsp; v3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20L</text:p>
          </table:table-cell>
          <table:table-cell office:value-type="string" calcext:value-type="string">
            <text:p>(Paint Pampering) Body Shampoo 20L</text:p>
          </table:table-cell>
          <table:table-cell office:value-type="float" office:value="275" calcext:value-type="float">
            <text:p>275</text:p>
          </table:table-cell>
          <table:table-cell office:value-type="float" office:value="230" calcext:value-type="float">
            <text:p>230</text:p>
          </table:table-cell>
          <table:table-cell office:value-type="float" office:value="92.59" calcext:value-type="float">
            <text:p>92.59</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500</text:p>
          </table:table-cell>
          <table:table-cell office:value-type="string" calcext:value-type="string">
            <text:p>(Paint Pampering) Body Shampoo 5ooml</text:p>
          </table:table-cell>
          <table:table-cell office:value-type="float" office:value="12" calcext:value-type="float">
            <text:p>12</text:p>
          </table:table-cell>
          <table:table-cell office:value-type="float" office:value="10.75" calcext:value-type="float">
            <text:p>10.75</text:p>
          </table:table-cell>
          <table:table-cell office:value-type="float" office:value="6.55" calcext:value-type="float">
            <text:p>6.55</text:p>
          </table:table-cell>
          <table:table-cell office:value-type="string" calcext:value-type="string">
            <text:p>ppbs5oo03_2.jpg</text:p>
          </table:table-cell>
          <table:table-cell office:value-type="string" calcext:value-type="string">
            <text:p>&lt;div class=\"infobox_container fiproductdescription\"&gt;&lt;div class=\"infobox fullbox\"&gt;&lt;h1 class=\"fiProduct\"&gt;(Paint Pampering) Body Shampoo 5ooml&lt;/h1&gt;\</text:p>
            <text:p>        &lt;p&gt;The world's best car wash&amp;#44; designed by detailers&amp;#44; for detailers. &amp;nbsp;The first low SLS&amp;#44; pump pack body shampoo to be used in a bucket-less system for quicker&amp;#44; better results.&lt;/strong&gt;&lt;/strong&gt;&lt;/strong&gt;&lt;br /&gt; &lt;strong&gt;Effective&amp;#44; gentle on soft surfaces&amp;#44; contains n&lt;/strong&gt;&lt;strong&gt;o ammonia&amp;#44; no corrosive components.&amp;nbsp;&lt;/strong&gt;&lt;strong&gt;Safe for you and safe for your vehicle.&lt;/strong&gt;&lt;/p&gt;</text:p>
            <text:p>\</text:p>
            <text:p>&lt;p&gt;With very high levels of polymer lubricants which minimise swirling&amp;#44; low in SLS (wax-stripping sodium laureth sulphate foaming agents) and the perfect blend of efficient surfactants&amp;#44; Paint Pampering Body Shampoo&amp;trade; is a great smelling&amp;#44; great feeling weekly wash at a very respectable price and part of a system that achieves the best results without requiring buckets.&lt;/p&gt;</text:p>
            <text:p>\</text:p>
            <text:p>\</text:p>
            <text:p>&lt;p&gt;Paint Pampering Body Shampoo&amp;trade; delivers perfect results on the following materials&lt;/strong&gt;&lt;/p&gt;</text:p>
            <text:p>\</text:p>
            <text:p>&lt;p&gt;&lt;strong&gt;&lt;/strong&gt;- All types of paint&lt;br /&gt; - All types of glass&amp;#44; chrome&amp;#44; polycarbonate&amp;#44; acrylic&amp;#44; fabric 'soft' convertible tops.&lt;/p&gt;</text:p>
            <text:p>\</text:p>
            <text:p>\</text:p>
            <text:p>&lt;/div&gt;&lt;div class=\"infobox fullbox\"&gt;&lt;h2&gt;Directions of use&lt;/h2&gt;</text:p>
            <text:p>\</text:p>
            <text:p>&lt;p&gt;1. For best results&amp;#44; spray a few pumps of&amp;nbsp;Paint Pampering Body Shampoo&amp;trade; onto a wet Final Inspection NanoFibre Wash Mitt.&lt;br /&gt;2.&amp;nbsp;Wipe surfaces in straight overlapping grid motions.&lt;br /&gt;3.&amp;nbsp;Remove shampoo by rinsing before shampoo is dry.&lt;/p&gt;</text:p>
            <text:p>\</text:p>
            <text:p>&lt;p&gt;A much more elaborate explanation of the recommended Final Inspection process is available by clicking here.&lt;/p&gt;</text:p>
            <text:p>\</text:p>
            <text:p>\</text:p>
            <text:p>&lt;p&gt;&lt;strong&gt;Version information:&lt;/strong&gt;&amp;nbsp; v3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5L</text:p>
          </table:table-cell>
          <table:table-cell office:value-type="string" calcext:value-type="string">
            <text:p>(Paint Pampering) Body Shampoo 5L</text:p>
          </table:table-cell>
          <table:table-cell office:value-type="float" office:value="80" calcext:value-type="float">
            <text:p>80</text:p>
          </table:table-cell>
          <table:table-cell office:value-type="float" office:value="68" calcext:value-type="float">
            <text:p>68</text:p>
          </table:table-cell>
          <table:table-cell office:value-type="float" office:value="23.77" calcext:value-type="float">
            <text:p>23.77</text:p>
          </table:table-cell>
          <table:table-cell office:value-type="string" calcext:value-type="string">
            <text:p>ppbs-5l.jpg</text:p>
          </table:table-cell>
          <table:table-cell office:value-type="string" calcext:value-type="string">
            <text:p>&lt;div class=\"infobox_container fiproductdescription\"&gt;&lt;div class=\"infobox fullbox\"&gt;&lt;h1 class=\"fiProduct\"&gt;(Paint Pampering) Body Shampoo 5L (170 fl oz)&lt;/h1&gt;\</text:p>
            <text:p>        &lt;p&gt;The world's best car wash&amp;#44; designed by detailers&amp;#44; for detailers. &amp;nbsp;The first low SLS&amp;#44; pump pack body shampoo to be used in a bucket-less system for quicker&amp;#44; better results.&lt;/strong&gt;&lt;/strong&gt;&lt;/strong&gt;&lt;br /&gt; &lt;strong&gt;Effective&amp;#44; gentle on soft surfaces&amp;#44; contains n&lt;/strong&gt;&lt;strong&gt;o ammonia&amp;#44; no corrosive components.&amp;nbsp;&lt;/strong&gt;&lt;strong&gt;Safe for you and safe for your vehicle.&lt;/strong&gt;&lt;/p&gt;</text:p>
            <text:p>\</text:p>
            <text:p>&lt;p&gt;With very high levels of polymer lubricants which minimise swirling&amp;#44; low in SLS (wax-stripping sodium laureth sulphate foaming agents) and the perfect blend of efficient surfactants&amp;#44; Paint Pampering Body Shampoo&amp;trade; is a great smelling&amp;#44; great feeling weekly wash at a very respectable price and part of a system that achieves the best results without requiring buckets.&lt;/p&gt;</text:p>
            <text:p>\</text:p>
            <text:p>\</text:p>
            <text:p>&lt;p&gt;Paint Pampering Body Shampoo&amp;trade; delivers perfect results on the following materials&lt;/strong&gt;&lt;/p&gt;</text:p>
            <text:p>\</text:p>
            <text:p>&lt;p&gt;&lt;strong&gt;&lt;/strong&gt;- All types of paint&lt;br /&gt; - All types of glass&amp;#44; chrome&amp;#44; polycarbonate&amp;#44; acrylic&amp;#44; fabric 'soft' convertible tops.&lt;/p&gt;</text:p>
            <text:p>\</text:p>
            <text:p>\</text:p>
            <text:p>&lt;/div&gt;&lt;div class=\"infobox fullbox\"&gt;&lt;h2&gt;Directions of use&lt;/h2&gt;</text:p>
            <text:p>\</text:p>
            <text:p>&lt;p&gt;1. For best results&amp;#44; spray a few pumps of&amp;nbsp;Paint Pampering Body Shampoo&amp;trade; onto a wet Final Inspection NanoFibre Wash Mitt.&lt;br /&gt;2.&amp;nbsp;Wipe surfaces in straight overlapping grid motions.&lt;br /&gt;3.&amp;nbsp;Remove shampoo by rinsing before shampoo is dry.&lt;/p&gt;</text:p>
            <text:p>\</text:p>
            <text:p>&lt;p&gt;A much more elaborate explanation of the recommended Final Inspection process is available by clicking here.&lt;/p&gt;</text:p>
            <text:p>\</text:p>
            <text:p>\</text:p>
            <text:p>&lt;p&gt;&lt;strong&gt;Version information:&lt;/strong&gt;&amp;nbsp; v3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1L</text:p>
          </table:table-cell>
          <table:table-cell office:value-type="string" calcext:value-type="string">
            <text:p>Purity 1L</text:p>
          </table:table-cell>
          <table:table-cell office:value-type="float" office:value="20" calcext:value-type="float">
            <text:p>20</text:p>
          </table:table-cell>
          <table:table-cell office:value-type="float" office:value="17.95" calcext:value-type="float">
            <text:p>17.95</text:p>
          </table:table-cell>
          <table:table-cell office:value-type="float" office:value="7.44" calcext:value-type="float">
            <text:p>7.44</text:p>
          </table:table-cell>
          <table:table-cell office:value-type="string" calcext:value-type="string">
            <text:p>purity-1l.jpg</text:p>
          </table:table-cell>
          <table:table-cell office:value-type="string" calcext:value-type="string">
            <text:p>&lt;div class=\"infobox_container fiproductdescription\"&gt;&lt;div class=\"infobox fullbox\"&gt;&lt;h1 class=\"fiProduct\"&gt;Purity 1L (34 fl oz)&lt;/h1&gt;\</text:p>
            <text:p>        Purity is a bactericidal&amp;#44; virucidal&amp;#44; fungacidal and sanitising agent designed to eliminate germs from all Interior surfaces in your car leaving is significantly cleaner than what most interior cleaning products alone can achieve.&lt;/span&gt;&lt;/p&gt;</text:p>
            <text:p>\</text:p>
            <text:p>Purity is designed to bring bacteria levels down to a much safer level and recommended to be used to remove chemical residue from interior cleaners and when passengers are experiencing sickness.&lt;/span&gt;&lt;/p&gt;</text:p>
            <text:p>\</text:p>
            <text:p>Purity works by hindering microbial activity&amp;#44; more specifically&amp;#44; a bacterial cell's capability to reproduce.&lt;/span&gt;&lt;/p&gt;</text:p>
            <text:p>\</text:p>
            <text:p>&lt;/div&gt;&lt;div class=\"infobox fullbox\"&gt;&lt;h2&gt;Directions of use:&lt;/h2&gt;</text:p>
            <text:p>\</text:p>
            <text:p>USE IN A WELL VENTILATED AREA&amp;#44; do not use Purity in a cabin with closed doors.&lt;/span&gt;&lt;/p&gt;</text:p>
            <text:p>\</text:p>
            <text:p>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strong&gt;&lt;/p&gt;</text:p>
            <text:p>\</text:p>
            <text:p>&lt;/div&gt;&lt;div class=\"infobox fullbox\"&gt;&lt;h2&gt;IMPORTANT:&lt;/h2&gt; Surfaces must remain wet for 30 seconds for Purity to work.</text:p>
            <text:p>\</text:p>
            <text:p>If surfaces do not stay wet for more than 30 seconds&amp;#44; add more Purity to cloth and repeat.&lt;/span&gt;&lt;/p&gt;</text:p>
            <text:p>\</text:p>
            <text:p>For hard surface and transparent plastics&amp;#44; if streaking remains&amp;#44; re apply a very small amount of product to dry cloth and remove immediately (no wetting time) for a streak free finish.&lt;/span&gt;&lt;/p&gt;</text:p>
            <text:p>\</text:p>
            <text:p>For higher gloss on wood trim and other high gloss surfaces&amp;#44; we recommend applying a very small amount of Gloss Boost.&lt;/span&gt;&lt;/p&gt;</text:p>
            <text:p>\</text:p>
            <text:p>\</text:p>
            <text:p>Version 1 l Optimised 2o12&lt;/span&gt;&lt;/p&gt;</text:p>
            <text:p>\</text:p>
            <text:p>℮5ooml l 16.91 fl. oz.&lt;/span&gt;&lt;/p&gt;</text:p>
            <text:p>\</text:p>
            <text:p>Purity is a colourless&amp;#44; almost odourless liquid.&lt;/span&gt;&lt;/p&gt;</text:p>
            <text:p>\</text:p>
            <text:p>Purity is 100% Australian Mad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20L</text:p>
          </table:table-cell>
          <table:table-cell office:value-type="string" calcext:value-type="string">
            <text:p>Purity 20L</text:p>
          </table:table-cell>
          <table:table-cell office:value-type="float" office:value="275" calcext:value-type="float">
            <text:p>275</text:p>
          </table:table-cell>
          <table:table-cell office:value-type="float" office:value="230" calcext:value-type="float">
            <text:p>230</text:p>
          </table:table-cell>
          <table:table-cell office:value-type="float" office:value="112.79" calcext:value-type="float">
            <text:p>112.79</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500</text:p>
          </table:table-cell>
          <table:table-cell office:value-type="string" calcext:value-type="string">
            <text:p>Purity 5ooml</text:p>
          </table:table-cell>
          <table:table-cell office:value-type="float" office:value="12" calcext:value-type="float">
            <text:p>12</text:p>
          </table:table-cell>
          <table:table-cell office:value-type="float" office:value="10.75" calcext:value-type="float">
            <text:p>10.75</text:p>
          </table:table-cell>
          <table:table-cell office:value-type="float" office:value="7.49" calcext:value-type="float">
            <text:p>7.49</text:p>
          </table:table-cell>
          <table:table-cell office:value-type="string" calcext:value-type="string">
            <text:p>purity-5oo_1.jpg</text:p>
          </table:table-cell>
          <table:table-cell office:value-type="string" calcext:value-type="string">
            <text:p>&lt;div class=\"infobox_container fiproductdescription\"&gt;&lt;div class=\"infobox fullbox\"&gt;&lt;h1 class=\"fiProduct\"&gt;Purity 5ooml&lt;/h1&gt;\</text:p>
            <text:p>        Purity is a bactericidal&amp;#44; virucidal&amp;#44; fungacidal and sanitising agent designed to eliminate germs from all Interior surfaces in your car leaving is significantly cleaner than what most interior cleaning products alone can achieve.&lt;/span&gt;&lt;/p&gt;</text:p>
            <text:p>\</text:p>
            <text:p>Purity is designed to bring bacteria levels down to a much safer level and recommended to be used to remove chemical residue from interior cleaners and when passengers are experiencing sickness.&lt;/span&gt;&lt;/p&gt;</text:p>
            <text:p>\</text:p>
            <text:p>Purity works by hindering microbial activity&amp;#44; more specifically&amp;#44; a bacterial cell's capability to reproduce.&lt;/span&gt;&lt;/p&gt;</text:p>
            <text:p>\</text:p>
            <text:p>&lt;/div&gt;&lt;div class=\"infobox fullbox\"&gt;&lt;h2&gt;Directions of use:&lt;/h2&gt;</text:p>
            <text:p>\</text:p>
            <text:p>USE IN A WELL VENTILATED AREA&amp;#44; do not use Purity in a cabin with closed doors.&lt;/span&gt;&lt;/p&gt;</text:p>
            <text:p>\</text:p>
            <text:p>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strong&gt;&lt;/p&gt;</text:p>
            <text:p>\</text:p>
            <text:p>&lt;/div&gt;&lt;div class=\"infobox fullbox\"&gt;&lt;h2&gt;IMPORTANT:&lt;/h2&gt; Surfaces must remain wet for 30 seconds for Purity to work.</text:p>
            <text:p>\</text:p>
            <text:p>If surfaces do not stay wet for more than 30 seconds&amp;#44; add more Purity to cloth and repeat.&lt;/span&gt;&lt;/p&gt;</text:p>
            <text:p>\</text:p>
            <text:p>For hard surface and transparent plastics&amp;#44; if streaking remains&amp;#44; re apply a very small amount of product to dry cloth and remove immediately (no wetting time) for a streak free finish.&lt;/span&gt;&lt;/p&gt;</text:p>
            <text:p>\</text:p>
            <text:p>For higher gloss on wood trim and other high gloss surfaces&amp;#44; we recommend applying a very small amount of Gloss Boost.&lt;/span&gt;&lt;/p&gt;</text:p>
            <text:p>\</text:p>
            <text:p>\</text:p>
            <text:p>Version 1 l Optimised 2o12&lt;/span&gt;&lt;/p&gt;</text:p>
            <text:p>\</text:p>
            <text:p>℮5ooml l 16.91 fl. oz.&lt;/span&gt;&lt;/p&gt;</text:p>
            <text:p>\</text:p>
            <text:p>Purity is a colourless&amp;#44; almost odourless liquid.&lt;/span&gt;&lt;/p&gt;</text:p>
            <text:p>\</text:p>
            <text:p>Purity is 100% Australian Mad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5L</text:p>
          </table:table-cell>
          <table:table-cell office:value-type="string" calcext:value-type="string">
            <text:p>Purity 5L</text:p>
          </table:table-cell>
          <table:table-cell office:value-type="float" office:value="80" calcext:value-type="float">
            <text:p>80</text:p>
          </table:table-cell>
          <table:table-cell office:value-type="float" office:value="68" calcext:value-type="float">
            <text:p>68</text:p>
          </table:table-cell>
          <table:table-cell office:value-type="float" office:value="28.22" calcext:value-type="float">
            <text:p>28.22</text:p>
          </table:table-cell>
          <table:table-cell office:value-type="string" calcext:value-type="string">
            <text:p>purity-5l.jpg</text:p>
          </table:table-cell>
          <table:table-cell office:value-type="string" calcext:value-type="string">
            <text:p>&lt;div class=\"infobox_container fiproductdescription\"&gt;&lt;div class=\"infobox fullbox\"&gt;&lt;h1 class=\"fiProduct\"&gt;Purity 5L (169 fl oz)&lt;/h1&gt;\</text:p>
            <text:p>        Purity is a bactericidal&amp;#44; virucidal&amp;#44; fungacidal and sanitising agent designed to eliminate germs from all Interior surfaces in your car leaving is significantly cleaner than what most interior cleaning products alone can achieve.&lt;/span&gt;&lt;/p&gt;</text:p>
            <text:p>\</text:p>
            <text:p>Purity is designed to bring bacteria levels down to a much safer level and recommended to be used to remove chemical residue from interior cleaners and when passengers are experiencing sickness.&lt;/span&gt;&lt;/p&gt;</text:p>
            <text:p>\</text:p>
            <text:p>Purity works by hindering microbial activity&amp;#44; more specifically&amp;#44; a bacterial cell's capability to reproduce.&lt;/span&gt;&lt;/p&gt;</text:p>
            <text:p>\</text:p>
            <text:p>&lt;/div&gt;&lt;div class=\"infobox fullbox\"&gt;&lt;h2&gt;Directions of use:&lt;/h2&gt;</text:p>
            <text:p>\</text:p>
            <text:p>USE IN A WELL VENTILATED AREA&amp;#44; do not use Purity in a cabin with closed doors.&lt;/span&gt;&lt;/p&gt;</text:p>
            <text:p>\</text:p>
            <text:p>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strong&gt;&lt;/p&gt;</text:p>
            <text:p>\</text:p>
            <text:p>&lt;/div&gt;&lt;div class=\"infobox fullbox\"&gt;&lt;h2&gt;IMPORTANT:&lt;/h2&gt; Surfaces must remain wet for 30 seconds for Purity to work.</text:p>
            <text:p>\</text:p>
            <text:p>If surfaces do not stay wet for more than 30 seconds&amp;#44; add more Purity to cloth and repeat.&lt;/span&gt;&lt;/p&gt;</text:p>
            <text:p>\</text:p>
            <text:p>For hard surface and transparent plastics&amp;#44; if streaking remains&amp;#44; re apply a very small amount of product to dry cloth and remove immediately (no wetting time) for a streak free finish.&lt;/span&gt;&lt;/p&gt;</text:p>
            <text:p>\</text:p>
            <text:p>For higher gloss on wood trim and other high gloss surfaces&amp;#44; we recommend applying a very small amount of Gloss Boost.&lt;/span&gt;&lt;/p&gt;</text:p>
            <text:p>\</text:p>
            <text:p>\</text:p>
            <text:p>Version 1 l Optimised 2o12&lt;/span&gt;&lt;/p&gt;</text:p>
            <text:p>\</text:p>
            <text:p>℮5ooml l 16.91 fl. oz.&lt;/span&gt;&lt;/p&gt;</text:p>
            <text:p>\</text:p>
            <text:p>Purity is a colourless&amp;#44; almost odourless liquid.&lt;/span&gt;&lt;/p&gt;</text:p>
            <text:p>\</text:p>
            <text:p>Purity is 100% Australian Mad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4">
          <table:table-cell office:value-type="string" calcext:value-type="string">
            <text:p>PWC1L</text:p>
          </table:table-cell>
          <table:table-cell office:value-type="string" calcext:value-type="string">
            <text:p>(Power) Wheel Clean 1L</text:p>
          </table:table-cell>
          <table:table-cell office:value-type="float" office:value="30" calcext:value-type="float">
            <text:p>30</text:p>
          </table:table-cell>
          <table:table-cell office:value-type="float" office:value="26.95" calcext:value-type="float">
            <text:p>26.95</text:p>
          </table:table-cell>
          <table:table-cell office:value-type="float" office:value="12.86" calcext:value-type="float">
            <text:p>12.86</text:p>
          </table:table-cell>
          <table:table-cell office:value-type="string" calcext:value-type="string">
            <text:p>pwc1l.jpg</text:p>
          </table:table-cell>
          <table:table-cell office:value-type="string" calcext:value-type="string">
            <text:p>&lt;div class=\"infobox_container fiproductdescription\"&gt;&lt;div class=\"infobox fullbox\"&gt;&lt;h1 class=\"fiProduct\"&gt;(Power) Wheel Clean 1L Refil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4">
          <table:table-cell office:value-type="string" calcext:value-type="string">
            <text:p>PWC20L</text:p>
          </table:table-cell>
          <table:table-cell office:value-type="string" calcext:value-type="string">
            <text:p>(Power) Wheel Clean 20L</text:p>
          </table:table-cell>
          <table:table-cell office:value-type="float" office:value="325" calcext:value-type="float">
            <text:p>325</text:p>
          </table:table-cell>
          <table:table-cell office:value-type="float" office:value="279" calcext:value-type="float">
            <text:p>279</text:p>
          </table:table-cell>
          <table:table-cell office:value-type="float" office:value="190.32" calcext:value-type="float">
            <text:p>190.32</text:p>
          </table:table-cell>
          <table:table-cell office:value-type="string" calcext:value-type="string">
            <text:p>FI.jpg</text:p>
          </table:table-cell>
          <table:table-cell office:value-type="string" calcext:value-type="string">
            <text:p>&lt;div class=\"infobox_container fiproductdescription\"&gt;&lt;div class=\"infobox fullbox\"&gt;&lt;h1 class=\"fiProduct\"&gt;(Power) Wheel Clean 20L Refil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WC500</text:p>
          </table:table-cell>
          <table:table-cell office:value-type="string" calcext:value-type="string">
            <text:p>(Power) Wheel Clean 5ooml</text:p>
          </table:table-cell>
          <table:table-cell office:value-type="float" office:value="18" calcext:value-type="float">
            <text:p>18</text:p>
          </table:table-cell>
          <table:table-cell office:value-type="float" office:value="15.95" calcext:value-type="float">
            <text:p>15.95</text:p>
          </table:table-cell>
          <table:table-cell office:value-type="float" office:value="10.2" calcext:value-type="float">
            <text:p>10.2</text:p>
          </table:table-cell>
          <table:table-cell office:value-type="string" calcext:value-type="string">
            <text:p>pwc-5oo.jpg</text:p>
          </table:table-cell>
          <table:table-cell office:value-type="string" calcext:value-type="string">
            <text:p>&lt;div class=\"infobox_container fiproductdescription\"&gt;&lt;div class=\"infobox fullbox\"&gt;&lt;h1 class=\"fiProduct\"&gt;(Power) Wheel Clean 5oom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4">
          <table:table-cell office:value-type="string" calcext:value-type="string">
            <text:p>PWC5L</text:p>
          </table:table-cell>
          <table:table-cell office:value-type="string" calcext:value-type="string">
            <text:p>(Power) Wheel Clean 5L</text:p>
          </table:table-cell>
          <table:table-cell office:value-type="float" office:value="120" calcext:value-type="float">
            <text:p>120</text:p>
          </table:table-cell>
          <table:table-cell office:value-type="float" office:value="99.95" calcext:value-type="float">
            <text:p>99.95</text:p>
          </table:table-cell>
          <table:table-cell office:value-type="float" office:value="48.04" calcext:value-type="float">
            <text:p>48.04</text:p>
          </table:table-cell>
          <table:table-cell office:value-type="string" calcext:value-type="string">
            <text:p>pwc-5l04.jpg</text:p>
          </table:table-cell>
          <table:table-cell office:value-type="string" calcext:value-type="string">
            <text:p>&lt;div class=\"infobox_container fiproductdescription\"&gt;&lt;div class=\"infobox fullbox\"&gt;&lt;h1 class=\"fiProduct\"&gt;(Power) Wheel Clean 5L Refil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BIRD</text:p>
          </table:table-cell>
          <table:table-cell office:value-type="string" calcext:value-type="string">
            <text:p>Bird-Poo Kit</text:p>
          </table:table-cell>
          <table:table-cell table:number-columns-repeated="3" office:value-type="float" office:value="21.5" calcext:value-type="float">
            <text:p>21.5</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BPNTPRT</text:p>
          </table:table-cell>
          <table:table-cell office:value-type="string" calcext:value-type="string">
            <text:p>Paintwork Protection and Maintenance Kit</text:p>
          </table:table-cell>
          <table:table-cell table:number-columns-repeated="3" office:value-type="float" office:value="76" calcext:value-type="float">
            <text:p>76</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5">
          <table:table-cell office:value-type="string" calcext:value-type="string">
            <text:p>TP-KIT-BWASH</text:p>
          </table:table-cell>
          <table:table-cell office:value-type="string" calcext:value-type="string">
            <text:p>Basic Car-Wash Kit</text:p>
          </table:table-cell>
          <table:table-cell table:number-columns-repeated="3" office:value-type="float" office:value="95" calcext:value-type="float">
            <text:p>95</text:p>
          </table:table-cell>
          <table:table-cell office:value-type="string" calcext:value-type="string">
            <text:p>BasicWashKit.jpg</text:p>
          </table:table-cell>
          <table:table-cell office:value-type="string" calcext:value-type="string">
            <text:p>&lt;div class='infobox_container fiproductdescription'&gt;</text:p>
            <text:p>&lt;div class='infobox fullbox'&gt;</text:p>
            <text:p>&lt;h1 class="fiProduct"&gt;Basic Car-Wash Kit&lt;/h1&gt;</text:p>
            <text:p>&lt;h2&gt;Why do I need this kit?&lt;/h2&gt;</text:p>
            <text:p>&lt;p&gt;Out of all of the different aspects of car detailing&amp;#44; the most important by a long way is washing. That may surprise you. Afterall&amp;#44; everyone knows how to wash a car&amp;#44; right? Unfortunately&amp;#44; that is not the case. &lt;/p&gt;</text:p>
            <text:p>&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text:p>
            <text:p>&lt;/div&gt;</text:p>
            <text:p>&lt;div class='infobox fullbox'&gt;</text:p>
            <text:p>&lt;h2&gt;What's included in the kit?&lt;/h2&gt;</text:p>
            <text:p>&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text:p>
            <text:p>&lt;p&gt;&lt;strong&gt;1 x Nanofibre Wash Mitt:&lt;/strong&gt; Used to wash the car. Use only on paint&amp;#44; plastics and glass&amp;#44; but do not use on wheels&amp;#44; unless you keep one exclusively for that purpose&lt;/p&gt;</text:p>
            <text:p>&lt;p&gt;&lt;strong&gt;1 x Waffle Weave Drying Towel (WWDT):&lt;/strong&gt; Microfibre cloth for drying the car.&lt;/p&gt;</text:p>
            <text:p>&lt;p&gt;&lt;strong&gt;1 x Nanofibre Wheel Cloth:&lt;/strong&gt; Cloth used exclusively for wiping down wheels&lt;/p&gt;</text:p>
            <text:p>&lt;p&gt;&lt;strong&gt;1 x Paint Pampering Body Shampoo (PPBS) 500ml:&lt;/strong&gt; pH Neutral body shampoo (car wash)&lt;/p&gt;</text:p>
            <text:p>&lt;p&gt;&lt;strong&gt;1 x Power Wheel Cleaner (PWC) 500ml:&lt;/strong&gt; Dissolves brake dust from wheels&lt;/p&gt;</text:p>
            <text:p>&lt;p&gt;&lt;strong&gt;1 x Gloss Boost (GB) 125ml:&lt;/strong&gt; Used to add a high-gloss finish after washing. Also useful for removing bird poo&amp;#44; and for cleaning door jambs&lt;/p&gt;</text:p>
            <text:p>&lt;/div&gt;</text:p>
            <text:p>&lt;div class='infobox fullbox'&gt;</text:p>
            <text:p>&lt;h2&gt;Washing Instructions&lt;/h2&gt;</text:p>
            <text:p>&lt;p&gt;&lt;a alt='Tigersoft Performance Car Washing Procedure' href='/HowToWashYourCar' &gt;Click Here&lt;/a&gt; to view the Tigersoft Performance recommended procedure for washing your car&lt;/p&gt;</text:p>
            <text:p>&lt;/div&gt;</text:p>
            <text:p>&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CLAY</text:p>
          </table:table-cell>
          <table:table-cell office:value-type="string" calcext:value-type="string">
            <text:p>Decontamination Clay Kit</text:p>
          </table:table-cell>
          <table:table-cell table:number-columns-repeated="3" office:value-type="float" office:value="45" calcext:value-type="float">
            <text:p>45</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DELINT</text:p>
          </table:table-cell>
          <table:table-cell office:value-type="string" calcext:value-type="string">
            <text:p>Deluxe Interior Kit</text:p>
          </table:table-cell>
          <table:table-cell table:number-columns-repeated="3" office:value-type="float" office:value="125" calcext:value-type="float">
            <text:p>125</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DPNTPRT</text:p>
          </table:table-cell>
          <table:table-cell office:value-type="string" calcext:value-type="string">
            <text:p>Deluxe Paintwork Protection and Maintenance Kit</text:p>
          </table:table-cell>
          <table:table-cell table:number-columns-repeated="3" office:value-type="float" office:value="97" calcext:value-type="float">
            <text:p>97</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DWASH</text:p>
          </table:table-cell>
          <table:table-cell office:value-type="string" calcext:value-type="string">
            <text:p>Deluxe Car-Wash Kit</text:p>
          </table:table-cell>
          <table:table-cell table:number-columns-repeated="3" office:value-type="float" office:value="168" calcext:value-type="float">
            <text:p>168</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GLASS</text:p>
          </table:table-cell>
          <table:table-cell office:value-type="string" calcext:value-type="string">
            <text:p>Glass System Kit</text:p>
          </table:table-cell>
          <table:table-cell table:number-columns-repeated="3" office:value-type="float" office:value="25.5" calcext:value-type="float">
            <text:p>25.5</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INTCLN</text:p>
          </table:table-cell>
          <table:table-cell office:value-type="string" calcext:value-type="string">
            <text:p>Interior Cleaning Kit</text:p>
          </table:table-cell>
          <table:table-cell table:number-columns-repeated="3" office:value-type="float" office:value="55" calcext:value-type="float">
            <text:p>55</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LEATHER</text:p>
          </table:table-cell>
          <table:table-cell office:value-type="string" calcext:value-type="string">
            <text:p>Leather Care Kit</text:p>
          </table:table-cell>
          <table:table-cell table:number-columns-repeated="3" office:value-type="float" office:value="70" calcext:value-type="float">
            <text:p>7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PNTCOR</text:p>
          </table:table-cell>
          <table:table-cell office:value-type="string" calcext:value-type="string">
            <text:p>Basic Paint Correction Kit</text:p>
          </table:table-cell>
          <table:table-cell table:number-columns-repeated="3" office:value-type="float" office:value="205" calcext:value-type="float">
            <text:p>205</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VANILLA</text:p>
          </table:table-cell>
          <table:table-cell office:value-type="string" calcext:value-type="string">
            <text:p>Vanilla Interior Scent</text:p>
          </table:table-cell>
          <table:table-cell office:value-type="float" office:value="12" calcext:value-type="float">
            <text:p>12</text:p>
          </table:table-cell>
          <table:table-cell office:value-type="float" office:value="10.75" calcext:value-type="float">
            <text:p>10.75</text:p>
          </table:table-cell>
          <table:table-cell office:value-type="float" office:value="7.8" calcext:value-type="float">
            <text:p>7.8</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VOPR-9</text:p>
          </table:table-cell>
          <table:table-cell office:value-type="string" calcext:value-type="string">
            <text:p>Velvet OPR Pad</text:p>
          </table:table-cell>
          <table:table-cell office:value-type="float" office:value="15" calcext:value-type="float">
            <text:p>15</text:p>
          </table:table-cell>
          <table:table-cell office:value-type="float" office:value="13.5" calcext:value-type="float">
            <text:p>13.5</text:p>
          </table:table-cell>
          <table:table-cell office:value-type="float" office:value="10.37" calcext:value-type="float">
            <text:p>10.37</text:p>
          </table:table-cell>
          <table:table-cell office:value-type="string" calcext:value-type="string">
            <text:p>FI.jpg</text:p>
          </table:table-cell>
          <table:table-cell office:value-type="string" calcext:value-type="string">
            <text:p>&lt;div class=\"infobox_container fiproductdescription\"&gt;&lt;div class=\"infobox fullbox\"&gt;&lt;h1 class=\"fiProduct\"&gt;Velvet OPR Pad&lt;/h1&gt;\</text:p>
            <text:p>        &lt;p&gt;Velvet OPR pads reduce orange peel texture of the paint surface by removing film build from the tops of the 'hills' that are the make-up of the 'hill and valley' orange peel texture.&lt;/strong&gt;&lt;br /&gt; &lt;strong&gt;Velvet pads are the equivalent to 3ooo grit abrasive sanding discs and whilst use of these pads doesn't result in the marred surface you expect from a 3ooo grit sanding disc&amp;#44; the film build removal is as aggressive.&lt;/strong&gt;&lt;/p&gt;</text:p>
            <text:p>\</text:p>
            <text:p>&lt;p&gt;Unlike sanding paper or discs&amp;#44; OPR pads allow for gradual texture correction in a far more prgressive manner&amp;#44; blending texture with OPR pads is a much more forgiving experience.&lt;br /&gt; Velvet OPR pads are for skilled and experienced professionals or advanced amateurs only as they are deceivingly aggressive and do remove a substantial amount of film build&amp;#44; very quickly.&lt;br /&gt; &lt;br /&gt;&lt;br /&gt; &lt;strong&gt;Directions of use&lt;/strong&gt;&lt;/p&gt;</text:p>
            <text:p>\</text:p>
            <text:p>&lt;p&gt;&lt;strong&gt;1.&lt;/strong&gt; Make sure panels to be texture corrected are clean&amp;#44; dry and free of surface contaminants&amp;#44; decontamination is essential for efficient OPR. It is highly recommended to diagnose surfaces for sufficient film build with an accurate and properly calibrated PTT.&lt;/p&gt;</text:p>
            <text:p>\</text:p>
            <text:p>&lt;p&gt;&lt;strong&gt;2.&lt;/strong&gt; Centre your OPR pad to your backing plate and use a slow speed with a small amount of polish to correct surface as you would if you were to polish with a foam or NanoFibre pad. Final Inspection recommend CAP Heavy with OPR pads but you will be able to utilise any C.A.P polish.&lt;/p&gt;</text:p>
            <text:p>\</text:p>
            <text:p>&lt;p&gt;&lt;strong&gt;3.&lt;/strong&gt; Remove polish with a NanoFibre Paintwork Cloth and Paint Cleanse and check surface for texture correction.&lt;/p&gt;</text:p>
            <text:p>\</text:p>
            <text:p>\</text:p>
            <text:p>&lt;p&gt;NB:&lt;/p&gt;</text:p>
            <text:p>\</text:p>
            <text:p>&lt;p&gt;- If correction levels are yet to be reached&amp;#44; repeat step 2 and 3.&lt;br /&gt;- If correction levels are not ample with Velvet pads&amp;#44; we recommend a Denim OPR pad.&lt;br /&gt;- It is recommended to check film build levels with a PTT after texture correction for documentation.&lt;br /&gt;- An interface pad may be used (between OPR pad and backing plate) for varied correction characteristic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ITESHD-150</text:p>
          </table:table-cell>
          <table:table-cell office:value-type="string" calcext:value-type="string">
            <text:p>150mm SHD Heavy Cutting Pad</text:p>
          </table:table-cell>
          <table:table-cell office:value-type="float" office:value="25" calcext:value-type="float">
            <text:p>25</text:p>
          </table:table-cell>
          <table:table-cell office:value-type="float" office:value="22.5" calcext:value-type="float">
            <text:p>22.5</text:p>
          </table:table-cell>
          <table:table-cell office:value-type="float" office:value="13.14" calcext:value-type="float">
            <text:p>13.14</text:p>
          </table:table-cell>
          <table:table-cell office:value-type="string" calcext:value-type="string">
            <text:p>150mm_shd_white.jpg</text:p>
          </table:table-cell>
          <table:table-cell office:value-type="string" calcext:value-type="string">
            <text:p>&lt;div class=\"infobox_container fiproductdescription\"&gt;&lt;div class=\"infobox fullbox\"&gt;&lt;h1 class=\"fiProduct\"&gt;150mm Heavy Cutting Pad&lt;/h1&gt;\</text:p>
            <text:p>        &lt;p&gt;A very heavy cutting foam pad designed to remove heavy scratches&amp;#44; 2000 &amp;amp; 3000 grit sanding/de-nibbing marks and very heavy swirling&amp;#44; quickly and easily.&lt;/p&gt;</text:p>
            <text:p>\</text:p>
            <text:p>&lt;p&gt;Firm sandwich style construction and temperature activated foam yields robust cutting&amp;#44; followed by soft finishing for heavy cutting with minimal side effects.&lt;/p&gt;</text:p>
            <text:p>\</text:p>
            <text:p>&lt;p&gt;Will achieve a very high gloss level of up to 90gu (depending on polish choice).&lt;/p&gt;</text:p>
            <text:p>\</text:p>
            <text:p>&lt;p&gt;Particularly important when using very aggressive compounds&amp;#44; aiding smooth action on sticky paint surfaces resulting in less side effects such as marring&amp;#44; hologramming and blemishing.&lt;/p&gt;</text:p>
            <text:p>\</text:p>
            <text:p>&lt;p&gt;Recommended for use on all finishes with all polishes&amp;#44; smoother action on stickier paint surfaces helping blemish free finishes when used in conjunction with fine abrasive polishes.&lt;/p&gt;</text:p>
            <text:p>\</text:p>
            <text:p>&lt;p&gt;NB: This Pad recommended for use with the following Equipment&lt;/p&gt;</text:p>
            <text:p>\</text:p>
            <text:p>&lt;p&gt;- Any Machine with a BP (Backing Plate) of no more than 125mm in diameter&lt;/p&gt;</text:p>
            <text:p>\</text:p>
            <text:p>&lt;p&gt;- Festool ROtex125 with Standard (white) or Polishing (green) Backing Plate&lt;/p&gt;</text:p>
            <text:p>\</text:p>
            <text:p>&lt;p&gt;- Festool ROtex150 with optional Polishing Backing Plate (green). Will not be suitable for standard (white) Backing Plate on ROtex150&lt;/p&gt;</text:p>
            <text:p>\</text:p>
            <text:p>&lt;p&gt;- Is NOT suitable for BoschGEX150T (which requires a 19o-2oomm Pad)&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ITESHD-90</text:p>
          </table:table-cell>
          <table:table-cell office:value-type="string" calcext:value-type="string">
            <text:p>90mm SHD Heavy Cutting Pad</text:p>
          </table:table-cell>
          <table:table-cell office:value-type="float" office:value="12" calcext:value-type="float">
            <text:p>12</text:p>
          </table:table-cell>
          <table:table-cell office:value-type="float" office:value="10.75" calcext:value-type="float">
            <text:p>10.75</text:p>
          </table:table-cell>
          <table:table-cell office:value-type="float" office:value="8.1" calcext:value-type="float">
            <text:p>8.1</text:p>
          </table:table-cell>
          <table:table-cell office:value-type="string" calcext:value-type="string">
            <text:p>90mm-white-shd.jpg</text:p>
          </table:table-cell>
          <table:table-cell office:value-type="string" calcext:value-type="string">
            <text:p>&lt;div class=\"infobox_container fiproductdescription\"&gt;&lt;div class=\"infobox fullbox\"&gt;&lt;h1 class=\"fiProduct\"&gt;90mm Heavy Cutting Pad&lt;/h1&gt;\</text:p>
            <text:p>        &lt;p&gt;90mm Heavy Cutting Pad&lt;/p&gt;</text:p>
            <text:p>\</text:p>
            <text:p>&lt;p&gt;White SHD Super High Density A VERY Fast cutting&amp;#44; VERY High Cutting Pad with Medium Gloss Finishing characteristics.&lt;/p&gt;</text:p>
            <text:p>\</text:p>
            <text:p>&lt;p&gt;Particularly important when using very aggressive compounds&amp;#44; aiding smooth action on sticky paint surfaces resulting in less side effects such as marring&amp;#44; hologramming and blemishing.&lt;/p&gt;</text:p>
            <text:p>\</text:p>
            <text:p>&lt;p&gt;Recommended for use on all finishes with all polishes&amp;#44; smoother action on stickier paint surfaces helping blemish free finishes when used in conjunction with fine abrasive polishes.&lt;/p&gt;</text:p>
            <text:p>\</text:p>
            <text:p>&lt;p&gt;We recommend the 90mm size for spot polishing of small&amp;#44; tight areas and isolated imperfections. Denibbing with the small 90mm pad is also recommended.&lt;/p&gt;</text:p>
            <text:p>\</text:p>
            <text:p>&lt;p&gt;Achieve super short working times with this pad on paint or plastics.&lt;/p&gt;</text:p>
            <text:p>\</text:p>
            <text:p>&lt;p&gt;NB: This Pad recommended for use with the following Equipment -&lt;/p&gt;</text:p>
            <text:p>\</text:p>
            <text:p>&lt;p&gt;Any Machine with a BP (Backing Plate) of no more than 125mm in diameter&lt;/p&gt;</text:p>
            <text:p>\</text:p>
            <text:p>&lt;p&gt;- Festool ROtex125 with Standard (white) or Polishing (green) Backing Plate.&lt;/p&gt;</text:p>
            <text:p>\</text:p>
            <text:p>&lt;p&gt;- Festool ROtex150 with optional Polishing Backing Plate (green). Will not be suitable for standard (white) Backing Plate on ROtex150&lt;/p&gt;</text:p>
            <text:p>\</text:p>
            <text:p>&lt;p&gt;- Is NOT suitable for BoschGEX150T (which requires a 19o-2oomm Pad).&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L-BRUSH</text:p>
          </table:table-cell>
          <table:table-cell office:value-type="string" calcext:value-type="string">
            <text:p>Wheel Brush</text:p>
          </table:table-cell>
          <table:table-cell office:value-type="float" office:value="45" calcext:value-type="float">
            <text:p>45</text:p>
          </table:table-cell>
          <table:table-cell office:value-type="float" office:value="39.95" calcext:value-type="float">
            <text:p>39.95</text:p>
          </table:table-cell>
          <table:table-cell office:value-type="float" office:value="43.86" calcext:value-type="float">
            <text:p>43.86</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LNF-H</text:p>
          </table:table-cell>
          <table:table-cell office:value-type="string" calcext:value-type="string">
            <text:p>Wheel Cloth</text:p>
          </table:table-cell>
          <table:table-cell office:value-type="float" office:value="10" calcext:value-type="float">
            <text:p>10</text:p>
          </table:table-cell>
          <table:table-cell office:value-type="float" office:value="8.95" calcext:value-type="float">
            <text:p>8.95</text:p>
          </table:table-cell>
          <table:table-cell office:value-type="float" office:value="6.5" calcext:value-type="float">
            <text:p>6.5</text:p>
          </table:table-cell>
          <table:table-cell office:value-type="string" calcext:value-type="string">
            <text:p>wheel-nanofibre.jpg</text:p>
          </table:table-cell>
          <table:table-cell office:value-type="string" calcext:value-type="string">
            <text:p>&lt;div class=\"infobox_container fiproductdescription\"&gt;&lt;div class=\"infobox fullbox\"&gt;&lt;h1 class=\"fiProduct\"&gt;Wheel Cloth&lt;/h1&gt;\</text:p>
            <text:p>        &lt;p&gt;The Final Inspection NanoFibre&amp;trade; Wheel Cloth - a revolutionary new way to easily and quickly clean wheels&amp;#44; brake calipers and tyres that may contaminate the cloth with&amp;nbsp;&lt;/strong&gt;&lt;strong&gt;silicone&amp;#44; grease&amp;#44; abrasive brake pad (dust)&amp;#44; tar and many other extremely dirty materials&amp;#44; avoiding cross contamination onto other areas.&lt;/strong&gt;&lt;/p&gt;</text:p>
            <text:p>\</text:p>
            <text:p>&lt;p&gt;&lt;strong&gt;&lt;/strong&gt;The NanoFibre&amp;trade; Wheel Cloth is the best tool for wheel cleaning. &amp;nbsp;It's tight looped hook weave and high gsm remove dirt and debris quickly reducing the mechanical action required on these sections of your vehicle that are difficult to polish.&lt;/p&gt;</text:p>
            <text:p>\</text:p>
            <text:p>&lt;p&gt;With its generous size&amp;#44; this cloth will gently but effectively and efficiently remove weekly build-up of contaminants without hassle. &amp;nbsp;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text:p>
            <text:p>\</text:p>
            <text:p>&lt;div style=\"text-align: right;\"&gt;&amp;nbsp;&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M-H-1</text:p>
          </table:table-cell>
          <table:table-cell office:value-type="string" calcext:value-type="string">
            <text:p>Wash Mitt (Moquet Weave)</text:p>
          </table:table-cell>
          <table:table-cell office:value-type="float" office:value="15" calcext:value-type="float">
            <text:p>15</text:p>
          </table:table-cell>
          <table:table-cell office:value-type="float" office:value="13.5" calcext:value-type="float">
            <text:p>13.5</text:p>
          </table:table-cell>
          <table:table-cell office:value-type="float" office:value="8.89" calcext:value-type="float">
            <text:p>8.89</text:p>
          </table:table-cell>
          <table:table-cell office:value-type="string" calcext:value-type="string">
            <text:p>wash-mitt-02.jpg</text:p>
          </table:table-cell>
          <table:table-cell office:value-type="string" calcext:value-type="string">
            <text:p>&lt;div class=\"infobox_container fiproductdescription\"&gt;&lt;div class=\"infobox fullbox\"&gt;&lt;h1 class=\"fiProduct\"&gt;Wash Mitt (Moquet Weave)&lt;/h1&gt;\</text:p>
            <text:p>        &lt;p&gt;The Curvy Lady. &amp;nbsp;Part of the quickest&amp;#44; easiest and most comfortable washing experience.&lt;/strong&gt;&lt;/p&gt;</text:p>
            <text:p>\</text:p>
            <text:p>&lt;p&gt;&lt;strong&gt;&lt;/strong&gt;All new for 2013&amp;#44; the NanoFibre&amp;trade; 'Curvy Lady' Wash Mitt is part of&amp;#44; arguably&amp;#44; the most important part of exterior maintaince.&lt;/p&gt;</text:p>
            <text:p>\</text:p>
            <text:p>&lt;p&gt;With it's generous and comfortable shape and size&amp;#44; this tailored moquet weave mitt will gently but effectively and efficiently remove weekly build-up of temporary contaminants from your vehicles surfaces.&lt;/p&gt;</text:p>
            <text:p>\</text:p>
            <text:p>\</text:p>
            <text:p>&lt;/div&gt;&lt;div class=\"infobox fullbox\"&gt;&lt;h2&gt;Why NanoFibre?&lt;/h2&gt;</text:p>
            <text:p>\</text:p>
            <text:p>&lt;p&gt;Unlike a sponge&amp;#44; a NanoFibre&amp;trade; Mitt is properly machine washable&amp;#44; making it a much safer alternative. &amp;nbsp;Why? &amp;nbsp;Sponges have thousands or millions of cells that catch and harbour debris and that debris is re-intoruced to your surface with every wash&amp;#44; along with ever increasing marring as the sponge fills with swirl inducing particles. &amp;nbsp;The plastic used to make foam is also agreessive and creates additional marring&amp;#44; so even from the very first wipe&amp;#44; a NanoFibre Mitt is protecting your surfaces.&lt;/p&gt;</text:p>
            <text:p>\</text:p>
            <text:p>\</text:p>
            <text:p>&lt;/div&gt;&lt;div class=\"infobox fullbox\"&gt;&lt;h2&gt;Performance&lt;/h2&gt;</text:p>
            <text:p>\</text:p>
            <text:p>&lt;p&gt;The Curvy Lady with its loose 'open end' NanoFibre&amp;trade; will efficiently release debris when washed. &amp;nbsp;The mitt is constructed with the highest quality so you can regularly clean the mitt during washes with your high pressure water unit or mains pressure water without damaging your curvy lady.&lt;/p&gt;</text:p>
            <text:p>\</text:p>
            <text:p>&lt;p&gt;The Curvy Lady has an astonishing amount of the smallest multi-split nanofibre packed together to reach 600 gsm making it super absorbant and incredibly effecive at extracting and holding large amounts of fine debris and oils. &amp;nbsp;Recommended for use on all exterior surfaces such as paint&amp;#44; glass and plastics and even fabric soft tops.&lt;/p&gt;</text:p>
            <text:p>\</text:p>
            <text:p>&lt;p&gt;The NanoFibre&amp;trade; Wash Mitt features robust hand sewn polyester overlocking which is completely concealed inside the mitt.&lt;/p&gt;</text:p>
            <text:p>\</text:p>
            <text:p>\</text:p>
            <text:p>&lt;p&gt;&lt;strong&gt;Specification&lt;/strong&gt;&lt;br /&gt;&lt;a&gt;&lt;br /&gt;&lt;img class=\"rightPhoto\" style=\"float: right;\" title=\"Curvy Lady Wash Mitt -Final Inspection Car Care Products\" src=\"images/FIStore/Wash-Mitt-04.png\" alt=\"Curvy Lady Wash Mitt -Final Inspection Car Care Products\" /&gt;&lt;/a&gt;&lt;/p&gt;</text:p>
            <text:p>\</text:p>
            <text:p>&lt;p&gt;&lt;strong&gt;Yarn Denier:&lt;/strong&gt;&amp;nbsp;0.01&lt;/p&gt;</text:p>
            <text:p>\</text:p>
            <text:p>&lt;p&gt;&lt;strong&gt;Yarn Type:&lt;/strong&gt;&amp;nbsp;Multi Split&lt;/p&gt;</text:p>
            <text:p>\</text:p>
            <text:p>&lt;p&gt;&lt;strong&gt;GSM:&lt;/strong&gt;&amp;nbsp; 600&lt;/p&gt;</text:p>
            <text:p>\</text:p>
            <text:p>&lt;p&gt;&lt;strong&gt;Density:&lt;/strong&gt;&amp;nbsp;~150&amp;#44;000 &amp;nbsp;f/mm&lt;/p&gt;</text:p>
            <text:p>\</text:p>
            <text:p>&lt;p&gt;&lt;strong&gt;Weave:&lt;/strong&gt;&amp;nbsp;Open End / Twisted Pile / Moquet Weave&lt;/p&gt;</text:p>
            <text:p>\</text:p>
            <text:p>&lt;p&gt;&lt;strong&gt;Size:&lt;/strong&gt;&amp;nbsp;~240 x ~150mm (~9.5 x ~5.9in)&lt;/p&gt;</text:p>
            <text:p>\</text:p>
            <text:p>&lt;p&gt;&lt;strong&gt;Edge:&lt;/strong&gt;&amp;nbsp;Internal / Hidden (Hand Sewn Polyester)&lt;/p&gt;</text:p>
            <text:p>\</text:p>
            <text:p>&lt;p&gt;&lt;strong&gt;Colour:&lt;/strong&gt;&amp;nbsp;Violet / White Internals&lt;/p&gt;</text:p>
            <text:p>\</text:p>
            <text:p>&lt;p&gt;&lt;strong&gt;Packaging:&lt;/strong&gt;&amp;nbsp;Re-usable plastic box&lt;/p&gt;</text:p>
            <text:p>\</text:p>
            <text:p>&lt;p&gt;&lt;strong&gt;Version Information:&lt;/strong&gt;&amp;nbsp;v2 &amp;nbsp;l &amp;nbsp;optimised 2014&lt;/p&gt;</text:p>
            <text:p>\</text:p>
            <text:p>&lt;p&gt;&lt;span&gt;&lt;br /&gt;&lt;/span&gt;&lt;/p&gt;</text:p>
            <text:p>\</text:p>
            <text:p>&lt;/div&gt;&lt;div class=\"infobox fullbox\"&gt;&lt;h2&gt;Direction&lt;/h2&gt;</text:p>
            <text:p>\</text:p>
            <text:p>&lt;p&gt;Use the moquet weave wash mitt with the wash method developed by our in-house detailers to easily achieve perfect results every time. &amp;nbsp;The method and processes were developed as a solution for fussy owners to help dramatically reduce swirls (micro scratches) and spider-webbing caused by sometimes &amp;nbsp;incorrect washing techniques and materials.&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M-H-2</text:p>
          </table:table-cell>
          <table:table-cell office:value-type="string" calcext:value-type="string">
            <text:p>Wash Mitt Twin Pack (Moquet Weave)</text:p>
          </table:table-cell>
          <table:table-cell office:value-type="float" office:value="25" calcext:value-type="float">
            <text:p>25</text:p>
          </table:table-cell>
          <table:table-cell office:value-type="float" office:value="22.5" calcext:value-type="float">
            <text:p>22.5</text:p>
          </table:table-cell>
          <table:table-cell office:value-type="float" office:value="16.64" calcext:value-type="float">
            <text:p>16.64</text:p>
          </table:table-cell>
          <table:table-cell office:value-type="string" calcext:value-type="string">
            <text:p>wash-mitt-02.jpg</text:p>
          </table:table-cell>
          <table:table-cell office:value-type="string" calcext:value-type="string">
            <text:p>&lt;div class=\"infobox_container fiproductdescription\"&gt;&lt;div class=\"infobox fullbox\"&gt;&lt;h1 class=\"fiProduct\"&gt;Wash Mitt Twin Pack (Moquet Weave)&lt;/h1&gt;\</text:p>
            <text:p>        &lt;p&gt;The Curvy Lady. &amp;nbsp;Part of the quickest&amp;#44; easiest and most comfortable washing experience.&lt;/strong&gt;&lt;/p&gt;</text:p>
            <text:p>\</text:p>
            <text:p>&lt;p&gt;&lt;strong&gt;&lt;/strong&gt;All new for 2013&amp;#44; the NanoFibre&amp;trade; 'Curvy Lady' Wash Mitt is part of&amp;#44; arguably&amp;#44; the most important part of exterior maintaince.&lt;/p&gt;</text:p>
            <text:p>\</text:p>
            <text:p>&lt;p&gt;With it's generous and comfortable shape and size&amp;#44; this tailored moquet weave mitt will gently but effectively and efficiently remove weekly build-up of temporary contaminants from your vehicles surfaces.&lt;/p&gt;</text:p>
            <text:p>\</text:p>
            <text:p>\</text:p>
            <text:p>&lt;/div&gt;&lt;div class=\"infobox fullbox\"&gt;&lt;h2&gt;Why NanoFibre?&lt;/h2&gt;</text:p>
            <text:p>\</text:p>
            <text:p>&lt;p&gt;Unlike a sponge&amp;#44; a NanoFibre&amp;trade; Mitt is properly machine washable&amp;#44; making it a much safer alternative. &amp;nbsp;Why? &amp;nbsp;Sponges have thousands or millions of cells that catch and harbour debris and that debris is re-intoruced to your surface with every wash&amp;#44; along with ever increasing marring as the sponge fills with swirl inducing particles. &amp;nbsp;The plastic used to make foam is also agreessive and creates additional marring&amp;#44; so even from the very first wipe&amp;#44; a NanoFibre Mitt is protecting your surfaces.&lt;/p&gt;</text:p>
            <text:p>\</text:p>
            <text:p>\</text:p>
            <text:p>&lt;/div&gt;&lt;div class=\"infobox fullbox\"&gt;&lt;h2&gt;Performance&lt;/h2&gt;</text:p>
            <text:p>\</text:p>
            <text:p>&lt;p&gt;The Curvy Lady with its loose 'open end' NanoFibre&amp;trade; will efficiently release debris when washed. &amp;nbsp;The mitt is constructed with the highest quality so you can regularly clean the mitt during washes with your high pressure water unit or mains pressure water without damaging your curvy lady.&lt;/p&gt;</text:p>
            <text:p>\</text:p>
            <text:p>&lt;p&gt;The Curvy Lady has an astonishing amount of the smallest multi-split nanofibre packed together to reach 600 gsm making it super absorbant and incredibly effecive at extracting and holding large amounts of fine debris and oils. &amp;nbsp;Recommended for use on all exterior surfaces such as paint&amp;#44; glass and plastics and even fabric soft tops.&lt;/p&gt;</text:p>
            <text:p>\</text:p>
            <text:p>&lt;p&gt;The NanoFibre&amp;trade; Wash Mitt features robust hand sewn polyester overlocking which is completely concealed inside the mitt.&lt;/p&gt;</text:p>
            <text:p>\</text:p>
            <text:p>\</text:p>
            <text:p>&lt;p&gt;&lt;strong&gt;Specification&lt;/strong&gt;&lt;br /&gt;&lt;a&gt;&lt;br /&gt;&lt;img class=\"rightPhoto\" style=\"float: right;\" title=\"Curvy Lady Wash Mitt -Final Inspection Car Care Products\" src=\"images/FIStore/Wash-Mitt-04.png\" alt=\"Curvy Lady Wash Mitt -Final Inspection Car Care Products\" /&gt;&lt;/a&gt;&lt;/p&gt;</text:p>
            <text:p>\</text:p>
            <text:p>&lt;p&gt;&lt;strong&gt;Yarn Denier:&lt;/strong&gt;&amp;nbsp;0.01&lt;/p&gt;</text:p>
            <text:p>\</text:p>
            <text:p>&lt;p&gt;&lt;strong&gt;Yarn Type:&lt;/strong&gt;&amp;nbsp;Multi Split&lt;/p&gt;</text:p>
            <text:p>\</text:p>
            <text:p>&lt;p&gt;&lt;strong&gt;GSM:&lt;/strong&gt;&amp;nbsp; 600&lt;/p&gt;</text:p>
            <text:p>\</text:p>
            <text:p>&lt;p&gt;&lt;strong&gt;Density:&lt;/strong&gt;&amp;nbsp;~150&amp;#44;000 &amp;nbsp;f/mm&lt;/p&gt;</text:p>
            <text:p>\</text:p>
            <text:p>&lt;p&gt;&lt;strong&gt;Weave:&lt;/strong&gt;&amp;nbsp;Open End / Twisted Pile / Moquet Weave&lt;/p&gt;</text:p>
            <text:p>\</text:p>
            <text:p>&lt;p&gt;&lt;strong&gt;Size:&lt;/strong&gt;&amp;nbsp;~240 x ~150mm (~9.5 x ~5.9in)&lt;/p&gt;</text:p>
            <text:p>\</text:p>
            <text:p>&lt;p&gt;&lt;strong&gt;Edge:&lt;/strong&gt;&amp;nbsp;Internal / Hidden (Hand Sewn Polyester)&lt;/p&gt;</text:p>
            <text:p>\</text:p>
            <text:p>&lt;p&gt;&lt;strong&gt;Colour:&lt;/strong&gt;&amp;nbsp;Violet / White Internals&lt;/p&gt;</text:p>
            <text:p>\</text:p>
            <text:p>&lt;p&gt;&lt;strong&gt;Packaging:&lt;/strong&gt;&amp;nbsp;Re-usable plastic box&lt;/p&gt;</text:p>
            <text:p>\</text:p>
            <text:p>&lt;p&gt;&lt;strong&gt;Version Information:&lt;/strong&gt;&amp;nbsp;v2 &amp;nbsp;l &amp;nbsp;optimised 2014&lt;/p&gt;</text:p>
            <text:p>\</text:p>
            <text:p>&lt;p&gt;&lt;span&gt;&lt;br /&gt;&lt;/span&gt;&lt;/p&gt;</text:p>
            <text:p>\</text:p>
            <text:p>&lt;/div&gt;&lt;div class=\"infobox fullbox\"&gt;&lt;h2&gt;Direction&lt;/h2&gt;</text:p>
            <text:p>\</text:p>
            <text:p>&lt;p&gt;Use the moquet weave wash mitt with the wash method developed by our in-house detailers to easily achieve perfect results every time. &amp;nbsp;The method and processes were developed as a solution for fussy owners to help dramatically reduce swirls (micro scratches) and spider-webbing caused by sometimes &amp;nbsp;incorrect washing techniques and materials.&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WWDT-L</text:p>
          </table:table-cell>
          <table:table-cell office:value-type="string" calcext:value-type="string">
            <text:p>Waffle Weave Drying Towel</text:p>
          </table:table-cell>
          <table:table-cell office:value-type="float" office:value="25" calcext:value-type="float">
            <text:p>25</text:p>
          </table:table-cell>
          <table:table-cell office:value-type="float" office:value="22.5" calcext:value-type="float">
            <text:p>22.5</text:p>
          </table:table-cell>
          <table:table-cell office:value-type="float" office:value="17.03" calcext:value-type="float">
            <text:p>17.03</text:p>
          </table:table-cell>
          <table:table-cell office:value-type="string" calcext:value-type="string">
            <text:p>wwdt01.jpg</text:p>
          </table:table-cell>
          <table:table-cell office:value-type="string" calcext:value-type="string">
            <text:p>&lt;div class=\"infobox_container fiproductdescription\"&gt;&lt;div class=\"infobox fullbox\"&gt;&lt;h1 class=\"fiProduct\"&gt;Waffle Weave Drying Towel&lt;/h1&gt;\</text:p>
            <text:p>        &lt;p&gt;&lt;img class=\"rightPhoto\" style=\"float: right;\" title=\"Waffle Weave -Final Inspection Car Care Products\" src=\"images/FIStore/_FI44238.png\" alt=\"Waffle Weave -Final Inspection Car Care Products\" /&gt;The dehydrator. &amp;nbsp;Weighing in at a humongous 9oo x 6oomm&amp;#44; this drying towel will remove water from a vehicle quickly and efficiently with less wringing intervals than it's &lt;a title=\"MINI Waffle Weave Drying Towel\" href=\"http://s164851.gridserver.com/car-care-products/nanofibre/wwdt-m\"&gt;mini verion&lt;/a&gt;&amp;nbsp;and far safer&amp;#44; quicker and easier than any chamois.&lt;/p&gt;</text:p>
            <text:p>\</text:p>
            <text:p>&lt;p&gt;Unlike a Chamois&amp;#44; a Microfibre Drying Towel is properly machine washable&amp;#44; making it a much safer alternative. &amp;nbsp;Unlike a Leather or PVC chamois&amp;#44; no debris is trapped in the fibres and microfibre will not harbour bacteria like those materials&amp;#44; especially because it can be washed with an anti-bacterial wash &amp;amp; dried. &amp;nbsp;Any trapped debris is easily removed so no reintroduction of that debris occurs the next time you use the towel to dry your painted surfaces.&lt;/p&gt;</text:p>
            <text:p>\</text:p>
            <text:p>&lt;p&gt;The NanoFibre&amp;trade; drying towel features hand sewn pure NanoFibre&amp;trade; edging&amp;#44; not rayon or cotton and no 'edge-less' heat sealing. &amp;nbsp;Consisting of 80% nano polyester fibre for ultra efficient cleaning and absorption around a (20%) polyamide core&amp;#44; our Waffle Weave Drying Towel has superior quck water absorption characteristics.&lt;/p&gt;</text:p>
            <text:p>\</text:p>
            <text:p>\</text:p>
            <text:p>&lt;/div&gt;&lt;div class=\"infobox fullbox\"&gt;&lt;h2&gt;Recommended Uses&lt;/h2&gt;</text:p>
            <text:p>\</text:p>
            <text:p>&lt;p&gt;- Completely dry or slightly damp to very quickly remove water from any exterior surface&lt;/p&gt;</text:p>
            <text:p>\</text:p>
            <text:p>&lt;p&gt;- Dry to remove lubricant from freshly clayed surfaces.&lt;/p&gt;</text:p>
            <text:p>\</text:p>
            <text:p>\</text:p>
            <text:p>&lt;/div&gt;&lt;div class=\"infobox fullbox\"&gt;&lt;h2&gt;Quality and Specification&lt;/h2&gt;</text:p>
            <text:p>\</text:p>
            <text:p>&lt;p&gt;The Waffle Weave Drying Towel is a very high quality&amp;#44;&lt;br /&gt; 300 gsm&amp;#44; 90 x 60cm NanoFibre&amp;trade; cloth&amp;#44; hand-sewn&amp;nbsp;with 100% NanoFibre&amp;trade;&lt;br /&gt; over-locked edges and constructed&lt;br /&gt; with&amp;nbsp;the superior build quality expected of any Final Inspection product.&lt;br /&gt;Click here to&amp;nbsp;&lt;a href=\"http://s164851.gridserver.com/blog/Glossary/\"&gt;learn what the terms used here mean&lt;/a&gt;&lt;/p&gt;</text:p>
            <text:p>\</text:p>
            <text:p>&lt;p&gt;&lt;strong&gt;Yarn Denier:&lt;/strong&gt;&amp;nbsp;0.01&lt;/p&gt;</text:p>
            <text:p>\</text:p>
            <text:p>&lt;p&gt;&lt;strong&gt;Yarn Type:&lt;/strong&gt;&amp;nbsp;Multi Split&lt;/p&gt;</text:p>
            <text:p>\</text:p>
            <text:p>&lt;p&gt;&lt;strong&gt;GSM:&lt;/strong&gt;&amp;nbsp; 300&lt;/p&gt;</text:p>
            <text:p>\</text:p>
            <text:p>&lt;p&gt;&lt;strong&gt;Density:&lt;/strong&gt;&amp;nbsp;~100&amp;#44;000 &amp;nbsp;f/mm&lt;/p&gt;</text:p>
            <text:p>\</text:p>
            <text:p>&lt;p&gt;&lt;strong&gt;Weave:&lt;/strong&gt;&amp;nbsp;Loose Hook /&amp;nbsp;Piqu&amp;eacute; Waffle&lt;/p&gt;</text:p>
            <text:p>\</text:p>
            <text:p>&lt;p&gt;&lt;strong&gt;Size:&lt;/strong&gt;&amp;nbsp;900 x 600mm (~35.5 x ~23.5in)&lt;/p&gt;</text:p>
            <text:p>\</text:p>
            <text:p>&lt;p&gt;&lt;strong&gt;Edge:&lt;/strong&gt;&amp;nbsp;Hand Sewn NanoFibre&lt;/p&gt;</text:p>
            <text:p>\</text:p>
            <text:p>&lt;p&gt;&lt;strong&gt;Colour (Cloth/Edge):&lt;/strong&gt;&amp;nbsp;Violet/White&lt;/p&gt;</text:p>
            <text:p>\</text:p>
            <text:p>&lt;p&gt;&lt;strong&gt;Version Information:&lt;/strong&gt;&amp;nbsp;v2 &amp;nbsp;l &amp;nbsp;optimised 2014&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WDT-M</text:p>
          </table:table-cell>
          <table:table-cell office:value-type="string" calcext:value-type="string">
            <text:p>Waffle Weave Drying Towel MINI</text:p>
          </table:table-cell>
          <table:table-cell office:value-type="float" office:value="18" calcext:value-type="float">
            <text:p>18</text:p>
          </table:table-cell>
          <table:table-cell office:value-type="float" office:value="15.95" calcext:value-type="float">
            <text:p>15.95</text:p>
          </table:table-cell>
          <table:table-cell office:value-type="float" office:value="12.16" calcext:value-type="float">
            <text:p>12.16</text:p>
          </table:table-cell>
          <table:table-cell office:value-type="string" calcext:value-type="string">
            <text:p>wwdt_mini01.jpg</text:p>
          </table:table-cell>
          <table:table-cell office:value-type="string" calcext:value-type="string">
            <text:p>&lt;div class=\"infobox_container fiproductdescription\"&gt;&lt;div class=\"infobox fullbox\"&gt;&lt;h1 class=\"fiProduct\"&gt;Waffle Weave Drying Towel MINI&lt;/h1&gt;\</text:p>
            <text:p>        &lt;p&gt;&lt;img class=\"rightPhoto\" style=\"float: right;\" title=\"Waffle Weave -Final Inspection Car Care Products\" src=\"images/FIStore/_FI44238.png\" alt=\"Waffle Weave -Final Inspection Car Care Products\" /&gt;At last&amp;#44; the easy to handle&amp;#44; 'MINI' dehydrator. &amp;nbsp;At 60cm x 40cm&amp;#44; this drying towel will remove water from a vehicle quickly and efficiently whilst being easier to handle than &lt;a title=\"Full Size Waffle Weave Drying Towel\" href=\"http://s164851.gridserver.com/car-care-products/nanofibre/wwdd\"&gt;it's 60cm x 90cm big brother&lt;/a&gt;.&lt;/p&gt;</text:p>
            <text:p>\</text:p>
            <text:p>&lt;p&gt;&amp;nbsp;Unlike a Chamois&amp;#44; a Microfibre Drying Towel is properly machine washable&amp;#44; making it a much safer alternative.&lt;/p&gt;</text:p>
            <text:p>\</text:p>
            <text:p>&lt;p&gt;Unlike a Leather or PVC chamois&amp;#44; no debris is trapped in the fibres and microfibre will not harbour bacteria like those materials&amp;#44; especially because it can be washed with an anti-bacterial wash &amp;amp; dried in the same way most fabrics are.&lt;/p&gt;</text:p>
            <text:p>\</text:p>
            <text:p>&lt;p&gt;Unlike a chamois&amp;#44; in a Wash&amp;#44; any trapped debris is easily removed so no reintroduction of that debris occurs the next time you use the towel to dry your painted surfaces.&lt;/p&gt;</text:p>
            <text:p>\</text:p>
            <text:p>&lt;p&gt;The Waffle Weave Drying Towel is a very high quality&amp;#44; 300 gsm&amp;#44; 60 x 40cm NanoFibre&amp;trade; cloth recommended for use on all exterior surfaces such as paint&amp;#44; glass and plastics.&lt;/p&gt;</text:p>
            <text:p>\</text:p>
            <text:p>&lt;p&gt;The NanoFibre&amp;trade; drying towel features hand sewn pure NanoFibre&amp;trade; edging&amp;#44; not rayon or cotton and no edge-less heat stamping. &amp;nbsp;Consisting of 80% nano polyester fibre for ultra efficient cleaning and absorption around a (20%) polyamide core&amp;#44; our Waffle Weave Drying Towel has superior quck water absorption characteristics.&lt;/p&gt;</text:p>
            <text:p>\</text:p>
            <text:p>\</text:p>
            <text:p>&lt;/div&gt;&lt;div class=\"infobox fullbox\"&gt;&lt;h2&gt;Recommended Uses&lt;/h2&gt;</text:p>
            <text:p>\</text:p>
            <text:p>&lt;p&gt;- Completely dry or slightly damp to very quickly remove water from any exterior surface&lt;/p&gt;</text:p>
            <text:p>\</text:p>
            <text:p>&lt;p&gt;- Dry to remove lubricant from freshly clayed surfaces.&lt;/p&gt;</text:p>
            <text:p>\</text:p>
            <text:p>\</text:p>
            <text:p>&lt;/div&gt;&lt;div class=\"infobox fullbox\"&gt;&lt;h2&gt;Quality and Specification&lt;/h2&gt;</text:p>
            <text:p>\</text:p>
            <text:p>&lt;p&gt;The Waffle Weave Drying Towel is a very high quality&amp;#44;&lt;br /&gt;3oo gsm&amp;#44; 6ocm x 4ocm NanoFibre&amp;trade; cloth&amp;#44; hand-sewn&amp;nbsp;with 1oo% NanoFibre&amp;trade;&lt;br /&gt;over-locked edges and constructed&lt;br /&gt;with&amp;nbsp;the superior build quality expected of any Final Inspection product.&lt;br /&gt;Click here to&amp;nbsp;&lt;a href=\"http://s164851.gridserver.com/blog/Glossary/\"&gt;learn what the terms used here mean&lt;/a&gt;&lt;/p&gt;</text:p>
            <text:p>\</text:p>
            <text:p>\</text:p>
            <text:p>\</text:p>
            <text:p>&lt;p&gt;&lt;strong&gt;Yarn Denier:&lt;/strong&gt;&amp;nbsp;0.01&lt;/p&gt;</text:p>
            <text:p>\</text:p>
            <text:p>&lt;p&gt;&lt;strong&gt;Yarn Type:&lt;/strong&gt; Multi Split&lt;/p&gt;</text:p>
            <text:p>\</text:p>
            <text:p>&lt;p&gt;&lt;strong&gt;GSM:&lt;/strong&gt;&amp;nbsp; 300&lt;/p&gt;</text:p>
            <text:p>\</text:p>
            <text:p>&lt;p&gt;&lt;strong&gt;Density:&lt;/strong&gt;&amp;nbsp;~100&amp;#44;000 &amp;nbsp;f/mm&lt;/p&gt;</text:p>
            <text:p>\</text:p>
            <text:p>&lt;p&gt;&lt;strong&gt;Weave:&lt;/strong&gt;&amp;nbsp;Loose Hook /&amp;nbsp;Piqu&amp;eacute; Waffle&lt;/p&gt;</text:p>
            <text:p>\</text:p>
            <text:p>&lt;p&gt;&lt;strong&gt;Size:&lt;/strong&gt;&amp;nbsp;600 x 400mm (~23.5 x 15.8in)&lt;/p&gt;</text:p>
            <text:p>\</text:p>
            <text:p>&lt;p&gt;&lt;strong&gt;Edge:&lt;/strong&gt;&amp;nbsp;Hand Sewn NanoFibre&lt;/p&gt;</text:p>
            <text:p>\</text:p>
            <text:p>&lt;p&gt;&lt;strong&gt;Colour (Cloth/Edge):&lt;/strong&gt;&amp;nbsp;Violet/White&lt;/p&gt;</text:p>
            <text:p>\</text:p>
            <text:p>&lt;p&gt;&lt;strong&gt;Packaging:&lt;/strong&gt;&amp;nbsp;Re-usable plastic box&lt;/p&gt;</text:p>
            <text:p>\</text:p>
            <text:p>&lt;p&gt;&lt;strong&gt;Version Information:&lt;/strong&gt;&amp;nbsp;v2 &amp;nbsp;l &amp;nbsp;optimised 2014&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00/00/0000</text:date>, <text:time style:data-style-name="N2" text:time-value="20:55:28.915694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4-11-04T20:55:37.619571932</dc:date>
    <meta:editing-duration>PT35M26S</meta:editing-duration>
    <meta:editing-cycles>8</meta:editing-cycles>
    <meta:document-statistic meta:table-count="1" meta:cell-count="1320" meta:object-count="0"/>
  </office:meta>
</office:document-meta>
</file>